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cientGreek" svg:font-family="AncientGreek, serif"/>
    <style:font-face style:name="Mangal1" svg:font-family="Mangal"/>
    <style:font-face style:name="AncientGreek1" svg:font-family="AncientGree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0d82ca" officeooo:paragraph-rsid="000d82ca" style:language-complex="sa" style:country-complex="IN"/>
    </style:style>
    <style:style style:name="P2" style:family="paragraph" style:parent-style-name="Standard">
      <style:text-properties officeooo:paragraph-rsid="000d82ca"/>
    </style:style>
    <style:style style:name="P3" style:family="paragraph" style:parent-style-name="Standard">
      <style:text-properties fo:language="el" fo:country="GR" officeooo:rsid="000d82ca" officeooo:paragraph-rsid="000d82ca" style:language-complex="sa" style:country-complex="IN"/>
    </style:style>
    <style:style style:name="P4" style:family="paragraph" style:parent-style-name="Standard">
      <style:text-properties fo:language="el" fo:country="GR" officeooo:rsid="000d82ca" officeooo:paragraph-rsid="001706da" style:language-complex="sa" style:country-complex="IN"/>
    </style:style>
    <style:style style:name="P5" style:family="paragraph" style:parent-style-name="Standard">
      <style:text-properties fo:language="el" fo:country="GR" officeooo:rsid="000d82ca" officeooo:paragraph-rsid="00170bca" style:language-complex="sa" style:country-complex="IN"/>
    </style:style>
    <style:style style:name="P6" style:family="paragraph" style:parent-style-name="Standard">
      <style:text-properties fo:language="el" fo:country="GR" officeooo:rsid="000d82ca" officeooo:paragraph-rsid="0018f4e2" style:language-complex="sa" style:country-complex="IN"/>
    </style:style>
    <style:style style:name="P7" style:family="paragraph" style:parent-style-name="Standard">
      <style:text-properties fo:language="el" fo:country="GR" officeooo:rsid="000d82ca" officeooo:paragraph-rsid="00191a5a" style:language-complex="sa" style:country-complex="IN"/>
    </style:style>
    <style:style style:name="P8" style:family="paragraph" style:parent-style-name="Standard">
      <style:text-properties fo:language="el" fo:country="GR" officeooo:rsid="000d82ca" officeooo:paragraph-rsid="001e1e49" style:language-complex="sa" style:country-complex="IN"/>
    </style:style>
    <style:style style:name="P9" style:family="paragraph" style:parent-style-name="Standard">
      <style:text-properties fo:language="el" fo:country="GR" officeooo:rsid="000d82ca" officeooo:paragraph-rsid="001ed4d7" style:language-complex="sa" style:country-complex="IN"/>
    </style:style>
    <style:style style:name="P10" style:family="paragraph" style:parent-style-name="Standard">
      <style:text-properties officeooo:paragraph-rsid="001e1e49"/>
    </style:style>
    <style:style style:name="T1" style:family="text">
      <style:text-properties fo:language="grc" fo:country="GR" officeooo:rsid="00100d0f"/>
    </style:style>
    <style:style style:name="T2" style:family="text">
      <style:text-properties fo:language="grc" fo:country="GR" officeooo:rsid="001506e7"/>
    </style:style>
    <style:style style:name="T3" style:family="text">
      <style:text-properties fo:language="grc" fo:country="GR" officeooo:rsid="00100d0f" style:language-complex="sa" style:country-complex="IN"/>
    </style:style>
    <style:style style:name="T4" style:family="text">
      <style:text-properties fo:language="grc" fo:country="GR" officeooo:rsid="001506e7" style:language-complex="sa" style:country-complex="IN"/>
    </style:style>
    <style:style style:name="T5" style:family="text">
      <style:text-properties fo:language="grc" fo:country="GR" officeooo:rsid="001c53c3" style:language-complex="sa" style:country-complex="IN"/>
    </style:style>
    <style:style style:name="T6" style:family="text">
      <style:text-properties fo:language="grc" fo:country="GR" officeooo:rsid="001e1e49" style:language-complex="sa" style:country-complex="IN"/>
    </style:style>
    <style:style style:name="T7" style:family="text">
      <style:text-properties fo:language="grc" fo:country="GR" officeooo:rsid="001706da"/>
    </style:style>
    <style:style style:name="T8" style:family="text">
      <style:text-properties fo:language="grc" fo:country="GR" officeooo:rsid="00170bca"/>
    </style:style>
    <style:style style:name="T9" style:family="text">
      <style:text-properties fo:language="grc" fo:country="GR" officeooo:rsid="0017debb"/>
    </style:style>
    <style:style style:name="T10" style:family="text">
      <style:text-properties fo:language="grc" fo:country="GR" officeooo:rsid="0018f4e2"/>
    </style:style>
    <style:style style:name="T11" style:family="text">
      <style:text-properties fo:language="grc" fo:country="GR" officeooo:rsid="00191a5a"/>
    </style:style>
    <style:style style:name="T12" style:family="text">
      <style:text-properties fo:language="grc" fo:country="GR" officeooo:rsid="001a843c"/>
    </style:style>
    <style:style style:name="T13" style:family="text">
      <style:text-properties fo:language="grc" fo:country="GR" officeooo:rsid="001b4096"/>
    </style:style>
    <style:style style:name="T14" style:family="text">
      <style:text-properties fo:language="grc" fo:country="GR" officeooo:rsid="001c53c3"/>
    </style:style>
    <style:style style:name="T15" style:family="text">
      <style:text-properties fo:language="grc" fo:country="GR" officeooo:rsid="001e1e49"/>
    </style:style>
    <style:style style:name="T16" style:family="text">
      <style:text-properties fo:language="grc" fo:country="GR" officeooo:rsid="001ed4d7"/>
    </style:style>
    <style:style style:name="T17" style:family="text">
      <style:text-properties fo:language="grc" fo:country="GR" officeooo:rsid="00200853"/>
    </style:style>
    <style:style style:name="T18" style:family="text">
      <style:text-properties fo:language="grc" fo:country="GR" officeooo:rsid="0020a1b2"/>
    </style:style>
    <style:style style:name="T19" style:family="text">
      <style:text-properties style:font-name="AncientGreek" fo:language="grc" fo:country="GR" officeooo:rsid="00100d0f"/>
    </style:style>
    <style:style style:name="T20" style:family="text">
      <style:text-properties style:font-name="AncientGreek" fo:language="grc" fo:country="GR" officeooo:rsid="001e1e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AncientGreek_3a__20_Ἀρχαία_20_ἑλληνικά"><text:span text:style-name="T2">Οἱ</text:span></text:span><text:span text:style-name="AncientGreek_3a__20_Ἀρχαία_20_ἑλληνικά"><text:span text:style-name="T1"> θεοὶ δὲ παρὰ τῷ Δι</text:span></text:span><text:span text:style-name="AncientGreek_3a__20_Ἀρχαία_20_ἑλληνικά"><text:span text:style-name="T2">ῒ</text:span></text:span><text:span text:style-name="AncientGreek_3a__20_Ἀρχαία_20_ἑλληνικά"><text:span text:style-name="T1"> καθήμενοι, ἐδημηγόρο</text:span></text:span><text:span text:style-name="AncientGreek_3a__20_Ἀρχαία_20_ἑλληνικά"><text:span text:style-name="T2">υ</text:span></text:span><text:span text:style-name="AncientGreek_3a__20_Ἀρχαία_20_ἑλληνικά"><text:span text:style-name="T1">ν</text:span></text:span><text:span text:style-name="AncientGreek_3a__20_Ἀρχαία_20_ἑλληνικά"><text:span text:style-name="T2"> </text:span></text:span><text:span text:style-name="AncientGreek_3a__20_Ἀρχαία_20_ἑλληνικά"><text:span text:style-name="T1">ἐν τῷ χρυσῷ ἐδάφει, ἐν αὐτοῖς δὲ</text:span></text:span><text:span text:style-name="AncientGreek_3a__20_Ἀρχαία_20_ἑλληνικά"><text:span text:style-name="T2"> </text:span></text:span><text:span text:style-name="AncientGreek_3a__20_Ἀρχαία_20_ἑλληνικά"><text:span text:style-name="T1">ἡ σεβ</text:span></text:span><text:span text:style-name="AncientGreek_3a__20_Ἀρχαία_20_ἑλληνικά"><text:span text:style-name="T2">α</text:span></text:span><text:span text:style-name="AncientGreek_3a__20_Ἀρχαία_20_ἑλληνικά"><text:span text:style-name="T1">σμ</text:span></text:span><text:span text:style-name="AncientGreek_3a__20_Ἀρχαία_20_ἑλληνικά"><text:span text:style-name="T2">ία </text:span></text:span><text:span text:style-name="AncientGreek_3a__20_Ἀρχαία_20_ἑλληνικά"><text:span text:style-name="T1">Ἥβη</text:span></text:span><text:span text:style-name="AncientGreek_3a__20_Ἀρχαία_20_ἑλληνικά"><text:span text:style-name="T2"> </text:span></text:span><text:span text:style-name="AncientGreek_3a__20_Ἀρχαία_20_ἑλληνικά"><text:span text:style-name="T1">τὸ νέκταρ οἰνοχοοῦσα ἐτύγχανεν· οἱ δὲ ποτηρίοις</text:span></text:span><text:span text:style-name="AncientGreek_3a__20_Ἀρχαία_20_ἑλληνικά"><text:span text:style-name="T2"> </text:span></text:span><text:span text:style-name="AncientGreek_3a__20_Ἀρχαία_20_ἑλληνικά"><text:span text:style-name="T1">χρυσοῖς ἐδεξιοῦντο ἀλλήλους , βλέποντες εἰς τὴν πόλιν τῶν</text:span></text:span><text:span text:style-name="AncientGreek_3a__20_Ἀρχαία_20_ἑλληνικά"><text:span text:style-name="T2"> </text:span></text:span><text:span text:style-name="AncientGreek_3a__20_Ἀρχαία_20_ἑλληνικά"><text:span text:style-name="T1">Τρῴων . εὐθέως</text:span></text:span><text:span text:style-name="AncientGreek_3a__20_Ἀρχαία_20_ἑλληνικά"><text:span text:style-name="T2"> </text:span></text:span><text:span text:style-name="AncientGreek_3a__20_Ἀρχαία_20_ἑλληνικά"><text:span text:style-name="T1">δὲ ὁ υἱὸς τοῦ Κρόνου ἐπεχείρει</text:span></text:span><text:span text:style-name="AncientGreek_3a__20_Ἀρχαία_20_ἑλληνικά"><text:span text:style-name="T2"> </text:span></text:span><text:span text:style-name="AncientGreek_3a__20_Ἀρχαία_20_ἑλληνικά"><text:span text:style-name="T1">παροξύνειν τὴν Ἥραν διὰ λόγων θυμοδακῶν, παραλογισ</text:span></text:span><text:span text:style-name="AncientGreek_3a__20_Ἀρχαία_20_ἑλληνικά"><text:span text:style-name="T2">τ</text:span></text:span><text:span text:style-name="AncientGreek_3a__20_Ἀρχαία_20_ἑλληνικά"><text:span text:style-name="T1">ικῶς δημηγορῶν , οὕτω δύο μὲν ἀπὸ τῶν θεῶν</text:span></text:span><text:span text:style-name="AncientGreek_3a__20_Ἀρχαία_20_ἑλληνικά"><text:span text:style-name="T2"> </text:span></text:span><text:span text:style-name="AncientGreek_3a__20_Ἀρχαία_20_ἑλληνικά"><text:span text:style-name="T1">εἰσι βοηθοὶ τῷ Μενελάω , ἡ Ἀργεία Ἥρα , καὶ ἡ ἰδίᾳ</text:span></text:span><text:span text:style-name="AncientGreek_3a__20_Ἀρχαία_20_ἑλληνικά"><text:span text:style-name="T2"> </text:span></text:span><text:span text:style-name="AncientGreek_3a__20_Ἀρχαία_20_ἑλληνικά"><text:span text:style-name="T1">δυνάμει βοηθοῦσα Ἀθηνᾶ · ἀλλ' αὗται μὲν καθήμεναι</text:span></text:span></text:p>
      <text:p text:style-name="P1"><text:span text:style-name="AncientGreek_3a__20_Ἀρχαία_20_ἑλληνικά"><text:span text:style-name="T1">χωρὶς , ἐπιβλέπουσαι τέρπονται · τῷ δὲ Ἀλεξάνδρω</text:span></text:span><text:span text:style-name="AncientGreek_3a__20_Ἀρχαία_20_ἑλληνικά"><text:span text:style-name="T2"> </text:span></text:span><text:span text:style-name="AncientGreek_3a__20_Ἀρχαία_20_ἑλληνικά"><text:span text:style-name="T1">πάλιν ἡ φιλογέλως ᾿Ἀφροδίτη ἀεὶ παραμένει, καὶ</text:span></text:span><text:span text:style-name="AncientGreek_3a__20_Ἀρχαία_20_ἑλληνικά"><text:span text:style-name="T2"> </text:span></text:span><text:span text:style-name="AncientGreek_3a__20_Ἀρχαία_20_ἑλληνικά"><text:span text:style-name="T1">ἀπ᾿ αὐτοῦ τὰς θανατηφόρους μοίρας ἀποσοβεῖ, καὶ</text:span></text:span><text:span text:style-name="AncientGreek_3a__20_Ἀρχαία_20_ἑλληνικά"><text:span text:style-name="T2"> </text:span></text:span><text:span text:style-name="AncientGreek_3a__20_Ἀρχαία_20_ἑλληνικά"><text:span text:style-name="T1">νῦν ἐξέσωσεν αὐτὸν ὑπολαμβάνοντα τεθνήξεσθαι·</text:span></text:span><text:span text:style-name="AncientGreek_3a__20_Ἀρχαία_20_ἑλληνικά"><text:span text:style-name="T2"> </text:span></text:span><text:span text:style-name="AncientGreek_3a__20_Ἀρχαία_20_ἑλληνικά"><text:span text:style-name="T1">ἀλλ᾽ἡ μὲν νίκη τοῦ πολεμικοῦ Μενελάου ἐστὶν· ἡμεῖς</text:span></text:span><text:span text:style-name="AncientGreek_3a__20_Ἀρχαία_20_ἑλληνικά"><text:span text:style-name="T2"> </text:span></text:span><text:span text:style-name="AncientGreek_3a__20_Ἀρχαία_20_ἑλληνικά"><text:span text:style-name="T1">δὲ σκεψώμεθα ὅπως τὰ παρόντα ἔργα γενήσονται·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49</text:span></text:span></text:p>
      <text:p text:style-name="P2"><text:span text:style-name="AncientGreek_3a__20_Ἀρχαία_20_ἑλληνικά"><text:span text:style-name="T1">ἢ δὴ πόλεμον κακὸν πάλιν , καὶ μάχην χαλεπὴν ἐγείρωμεν , ἢ φιλίαν ἐν ἀμφοτέροις ποιήσωμεν. εἰ δὲ</text:span></text:span><text:span text:style-name="AncientGreek_3a__20_Ἀρχαία_20_ἑλληνικά"><text:span text:style-name="T2"> </text:span></text:span><text:span text:style-name="AncientGreek_3a__20_Ἀρχαία_20_ἑλληνικά"><text:span text:style-name="T1">οὕτω πᾶσι προσφιλὲς καὶ ἡδὺ γένοιτο τοῦτο , ἡ μὲν</text:span></text:span><text:span text:style-name="AncientGreek_3a__20_Ἀρχαία_20_ἑλληνικά"><text:span text:style-name="T2"> </text:span></text:span><text:span text:style-name="AncientGreek_3a__20_Ἀρχαία_20_ἑλληνικά"><text:span text:style-name="T1">πόλις Πριάμου τοῦ βασιλέως οἰκοῖτο ἂν, τὴν Ἑλληνίδα δὲ Ἑλένην αὖθις ἂν ὁ Μενέλαος ἀπαγάγοι.</text:span></text:span><text:span text:style-name="AncientGreek_3a__20_Ἀρχαία_20_ἑλληνικά"><text:span text:style-name="T2"> </text:span></text:span><text:span text:style-name="AncientGreek_3a__20_Ἀρχαία_20_ἑλληνικά"><text:span text:style-name="T1">Οὕτως εἶπεν. αὗται δὲ,</text:span></text:span><text:span text:style-name="AncientGreek_3a__20_Ἀρχαία_20_ἑλληνικά"><text:span text:style-name="T2"> </text:span></text:span><text:span text:style-name="AncientGreek_3a__20_Ἀρχαία_20_ἑλληνικά"><text:span text:style-name="T1">δυσανασχετοῦσαι ἐπεμυκτήρισαν ἡ Ἀθηνᾶ καὶ ἡ Ἥρα· πλησίον δὲ αὗται ἐκάθηντο κακὰ δὲ τοῖς Τρωσὶν ἐβουλεύοντο · ἡ μὲν</text:span></text:span><text:span text:style-name="AncientGreek_3a__20_Ἀρχαία_20_ἑλληνικά"><text:span text:style-name="T2"> </text:span></text:span><text:span text:style-name="AncientGreek_3a__20_Ἀρχαία_20_ἑλληνικά"><text:span text:style-name="T1">οὖν Ἀθηνᾶ ἡσυχάζουσα ἐτύγχανε, οὐκέτι ἀντεῖπεν</text:span></text:span><text:span text:style-name="AncientGreek_3a__20_Ἀρχαία_20_ἑλληνικά"><text:span text:style-name="T2"> </text:span></text:span><text:span text:style-name="AncientGreek_3a__20_Ἀρχαία_20_ἑλληνικά"><text:span text:style-name="T3">ὀργιζομένη Διῒ τῷ πατρὶ , σφόδρα δὲ καὶ ἀγρίᾳ όργῆ κατεῖχεν αὐτήν· ἡ Ἥρα δὲ οὐκ ἐχώρησε τὴν ὀργὴν ἐν τῷ</text:span></text:span><text:span text:style-name="AncientGreek_3a__20_Ἀρχαία_20_ἑλληνικά"><text:span text:style-name="T4"> </text:span></text:span><text:span text:style-name="AncientGreek_3a__20_Ἀρχαία_20_ἑλληνικά"><text:span text:style-name="T3">στήθει, ἀλλ᾽ ἔφη πρὸς αὐτὸν ὦ χαλεπώτατε υἱ</text:span></text:span><text:span text:style-name="AncientGreek_3a__20_Ἀρχαία_20_ἑλληνικά"><text:span text:style-name="T4">ὲ</text:span></text:span><text:span text:style-name="AncientGreek_3a__20_Ἀρχαία_20_ἑλληνικά"><text:span text:style-name="T3"> τοῦ Κρόνου, τίνα λόγον εἶπας ; διὰ τὶ</text:span></text:span><text:span text:style-name="AncientGreek_3a__20_Ἀρχαία_20_ἑλληνικά"><text:span text:style-name="T4"> </text:span></text:span><text:span text:style-name="AncientGreek_3a__20_Ἀρχαία_20_ἑλληνικά"><text:span text:style-name="T3">βούλει</text:span></text:span><text:span text:style-name="AncientGreek_3a__20_Ἀρχαία_20_ἑλληνικά"><text:span text:style-name="T4"> </text:span></text:span><text:span text:style-name="AncientGreek_3a__20_Ἀρχαία_20_ἑλληνικά"><text:span text:style-name="T3">ποιῆσαι τὸν κόπον μάταιον , καὶ ἀτελῆ τὸν</text:span></text:span><text:span text:style-name="AncientGreek_3a__20_Ἀρχαία_20_ἑλληνικά"><text:span text:style-name="T4"> </text:span></text:span><text:span text:style-name="AncientGreek_3a__20_Ἀρχαία_20_ἑλληνικά"><text:span text:style-name="T3">ἱδρῶτα , ὃν κακοπαθείᾳ ἵδρωσα , ἔκαμον δέ μοι οἱ</text:span></text:span></text:p>
      <text:p text:style-name="P4"><text:span text:style-name="AncientGreek_3a__20_Ἀρχαία_20_ἑλληνικά"><text:span text:style-name="T1">ἵπποι συναθροιζούσῃ τὸν λαὸν · κακὰ δηλαδή τ</text:span></text:span><text:span text:style-name="AncientGreek_3a__20_Ἀρχαία_20_ἑλληνικά"><text:span text:style-name="T7">ῷ</text:span></text:span><text:span text:style-name="AncientGreek_3a__20_Ἀρχαία_20_ἑλληνικά"><text:span text:style-name="T2"> </text:span></text:span><text:span text:style-name="AncientGreek_3a__20_Ἀρχαία_20_ἑλληνικά"><text:span text:style-name="T1">Πριάμῳ καὶ τοῖς παισὶν αὐτοῦ πρᾶττε· οὐχ ἅπαντες δὲ οἱ ἄλλοι θεοὶ ἀποδεχόμεθα τὰ πραττόμενα</text:span></text:span><text:span text:style-name="AncientGreek_3a__20_Ἀρχαία_20_ἑλληνικά"><text:span text:style-name="T7">. </text:span></text:span><text:span text:style-name="AncientGreek_3a__20_Ἀρχαία_20_ἑλληνικά"><text:span text:style-name="T1">Πρὸς αὐτὴν δὲ μεγάλως ἀγανακτήσας εἶπεν ὁ τὰς</text:span></text:span><text:span text:style-name="AncientGreek_3a__20_Ἀρχαία_20_ἑλληνικά"><text:span text:style-name="T7"> </text:span></text:span><text:span text:style-name="AncientGreek_3a__20_Ἀρχαία_20_ἑλληνικά"><text:span text:style-name="T1">νεφέλας ἀθροίζων Ζεύς· </text:span></text:span><text:span text:style-name="AncientGreek_3a__20_Ἀρχαία_20_ἑλληνικά"><text:span text:style-name="T7">ὦ</text:span></text:span><text:span text:style-name="AncientGreek_3a__20_Ἀρχαία_20_ἑλληνικά"><text:span text:style-name="T1"> μακαρία, τί δή σε ὁ</text:span></text:span><text:span text:style-name="AncientGreek_3a__20_Ἀρχαία_20_ἑλληνικά"><text:span text:style-name="T7"> </text:span></text:span><text:span text:style-name="AncientGreek_3a__20_Ἀρχαία_20_ἑλληνικά"><text:span text:style-name="T1">Πρίαμος καὶ οἱ παῖδες τοῦ Πριάμου τοσαῦτα κακ</text:span></text:span><text:span text:style-name="AncientGreek_3a__20_Ἀρχαία_20_ἑλληνικά"><text:span text:style-name="T7">ὰ</text:span></text:span><text:span text:style-name="AncientGreek_3a__20_Ἀρχαία_20_ἑλληνικά"><text:span text:style-name="T1"> ποιοῦσιν ,ὥστε σε ἐκπορθῆσαι τὸ τῆς Ἰλίου καλῶς ἐκτισμένον πόλισμα ; εἰ δὲ σὺ εἰς τὰς πύλας</text:span></text:span><text:span text:style-name="AncientGreek_3a__20_Ἀρχαία_20_ἑλληνικά"><text:span text:style-name="T7"> </text:span></text:span><text:span text:style-name="AncientGreek_3a__20_Ἀρχαία_20_ἑλληνικά"><text:span text:style-name="T1">καὶ τὰ μακρὰ τείχη τῆς Ἰλίου εἰσελθοῦσα καταφάγοις ὠμὸν τὸν</text:span></text:span><text:span text:style-name="AncientGreek_3a__20_Ἀρχαία_20_ἑλληνικά"><text:span text:style-name="T7"> </text:span></text:span><text:span text:style-name="AncientGreek_3a__20_Ἀρχαία_20_ἑλληνικά"><text:span text:style-name="T1">Πρίαμον καὶ τοὺς παῖδας τοῦ Πριάμου , καὶ τοὺς ἄλλους Τρῷας , τηνικαῦτα ἂν ἰάσαιο τὴν ὀργὴν ποίησον καθάπερ βούλει, μήπως</text:span></text:span><text:span text:style-name="AncientGreek_3a__20_Ἀρχαία_20_ἑλληνικά"><text:span text:style-name="T7"> </text:span></text:span><text:span text:style-name="AncientGreek_3a__20_Ἀρχαία_20_ἑλληνικά"><text:span text:style-name="T1">ἡ φιλονεικία αὕτη μετέπειτα γένηται μεταξὺ σοῦ</text:span></text:span><text:span text:style-name="AncientGreek_3a__20_Ἀρχαία_20_ἑλληνικά"><text:span text:style-name="T7"> </text:span></text:span><text:span text:style-name="AncientGreek_3a__20_Ἀρχαία_20_ἑλληνικά"><text:span text:style-name="T1">καὶ ἐμοῦ μέγας πόλεμος ἀλλήλοις</text:span></text:span><text:span text:style-name="AncientGreek_3a__20_Ἀρχαία_20_ἑλληνικά"><text:span text:style-name="T7">·</text:span></text:span><text:span text:style-name="AncientGreek_3a__20_Ἀρχαία_20_ἑλληνικά"><text:span text:style-name="T1"> ἄλλο δέ σοι</text:span></text:span><text:span text:style-name="AncientGreek_3a__20_Ἀρχαία_20_ἑλληνικά"><text:span text:style-name="T7"> </text:span></text:span><text:span text:style-name="AncientGreek_3a__20_Ἀρχαία_20_ἑλληνικά"><text:span text:style-name="T1">λέγω, σὺ δ᾽ ἔμβαλον αὐτὸ ἐν τῷ σῷ λογισμῷ·</text:span></text:span><text:span text:style-name="AncientGreek_3a__20_Ἀρχαία_20_ἑλληνικά"><text:span text:style-name="T7"> </text:span></text:span><text:span text:style-name="AncientGreek_3a__20_Ἀρχαία_20_ἑλληνικά"><text:span text:style-name="T1">ὁπόταν κ</text:span></text:span><text:span text:style-name="AncientGreek_3a__20_Ἀρχαία_20_ἑλληνικά"><text:span text:style-name="T7">ᾀ</text:span></text:span><text:span text:style-name="AncientGreek_3a__20_Ἀρχαία_20_ἑλληνικά"><text:span text:style-name="T1">γ</text:span></text:span><text:span text:style-name="AncientGreek_3a__20_Ἀρχαία_20_ἑλληνικά"><text:span text:style-name="T7">ὼ</text:span></text:span><text:span text:style-name="AncientGreek_3a__20_Ἀρχαία_20_ἑλληνικά"><text:span text:style-name="T1"> προθυμούμενος ἐκπορθῆσαι τὴν πόλιν</text:span></text:span><text:span text:style-name="AncientGreek_3a__20_Ἀρχαία_20_ἑλληνικά"><text:span text:style-name="T7"> </text:span></text:span><text:span text:style-name="AncientGreek_3a__20_Ἀρχαία_20_ἑλληνικά"><text:span text:style-name="T1">ταύτην βουληθῶ , ἔνθα σοι ἄνδρες φίλοι γεγόνασι</text:span></text:span><text:span text:style-name="AncientGreek_3a__20_Ἀρχαία_20_ἑλληνικά"><text:span text:style-name="T7"> </text:span></text:span><text:span text:style-name="AncientGreek_3a__20_Ἀρχαία_20_ἑλληνικά"><text:span text:style-name="T1">μὴ μάλαττε τὴν ἐμὴν ὀργὴν, ἀλλ᾿ ἔα με· ἐπεὶ</text:span></text:span><text:span text:style-name="AncientGreek_3a__20_Ἀρχαία_20_ἑλληνικά"><text:span text:style-name="T7"> </text:span></text:span><text:span text:style-name="AncientGreek_3a__20_Ἀρχαία_20_ἑλληνικά"><text:span text:style-name="T1">κ</text:span></text:span><text:span text:style-name="AncientGreek_3a__20_Ἀρχαία_20_ἑλληνικά"><text:span text:style-name="T7">ᾀ</text:span></text:span><text:span text:style-name="AncientGreek_3a__20_Ἀρχαία_20_ἑλληνικά"><text:span text:style-name="T1">γ</text:span></text:span><text:span text:style-name="AncientGreek_3a__20_Ἀρχαία_20_ἑλληνικά"><text:span text:style-name="T7">ὼ</text:span></text:span><text:span text:style-name="AncientGreek_3a__20_Ἀρχαία_20_ἑλληνικά"><text:span text:style-name="T1"> σοι ἐθελοντὴς παρεχώρησα, μήπω θελησάσης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51</text:span></text:span></text:p>
      <text:p text:style-name="P1"><text:span text:style-name="AncientGreek_3a__20_Ἀρχαία_20_ἑλληνικά"><text:span text:style-name="T1">μου τῆς ψυχῆς</text:span></text:span><text:span text:style-name="AncientGreek_3a__20_Ἀρχαία_20_ἑλληνικά"><text:span text:style-name="T7">.</text:span></text:span><text:span text:style-name="AncientGreek_3a__20_Ἀρχαία_20_ἑλληνικά"><text:span text:style-name="T1"> αἳ γὰρ ὑπὸ τὸν ἥλιον , καὶ τὸν</text:span></text:span><text:span text:style-name="AncientGreek_3a__20_Ἀρχαία_20_ἑλληνικά"><text:span text:style-name="T7"> </text:span></text:span><text:span text:style-name="AncientGreek_3a__20_Ἀρχαία_20_ἑλληνικά"><text:span text:style-name="T1">τοὺς ἀστέρας ἔχοντα οὐρανὸν κατοικοῦνται πόλεις</text:span></text:span></text:p>
      <text:p text:style-name="P1"><text:span text:style-name="AncientGreek_3a__20_Ἀρχαία_20_ἑλληνικά"><text:span text:style-name="T1">τῶν ἐπιγείων ἀνθρώπων, ἀπὸ τούτων ἐμοὶ περισσῶς κατ' ἐμὴν ψυχὴν ἐτιμᾶτο ἡ ἱερὰ Ἴλιος , καὶ ὁ</text:span></text:span></text:p>
      <text:p text:style-name="P1"><text:span text:style-name="AncientGreek_3a__20_Ἀρχαία_20_ἑλληνικά"><text:span text:style-name="T1">Πρίαμος , καὶ ὁ λαὸς τοῦ Πριάμου τοῦ πολεμικοῦ·</text:span></text:span><text:span text:style-name="AncientGreek_3a__20_Ἀρχαία_20_ἑλληνικά"><text:span text:style-name="T7"> </text:span></text:span><text:span text:style-name="AncientGreek_3a__20_Ἀρχαία_20_ἑλληνικά"><text:span text:style-name="T1">οὐ δέ ποτε γάρ μοι ὁ βωμὸς</text:span></text:span><text:span text:style-name="AncientGreek_3a__20_Ἀρχαία_20_ἑλληνικά"><text:span text:style-name="T7"> </text:span></text:span><text:span text:style-name="AncientGreek_3a__20_Ἀρχαία_20_ἑλληνικά"><text:span text:style-name="T1">ἐδεῖτο εὐωχίας κοινῆς,</text:span></text:span><text:span text:style-name="AncientGreek_3a__20_Ἀρχαία_20_ἑλληνικά"><text:span text:style-name="T7"> </text:span></text:span><text:span text:style-name="AncientGreek_3a__20_Ἀρχαία_20_ἑλληνικά"><text:span text:style-name="T1">καὶ θυσίας, καὶ κρεῶν ἀναθυμιάσεως·</text:span></text:span><text:span text:style-name="AncientGreek_3a__20_Ἀρχαία_20_ἑλληνικά"><text:span text:style-name="T7"> </text:span></text:span><text:span text:style-name="AncientGreek_3a__20_Ἀρχαία_20_ἑλληνικά"><text:span text:style-name="T1">ταύτην γὰρ</text:span></text:span><text:span text:style-name="AncientGreek_3a__20_Ἀρχαία_20_ἑλληνικά"><text:span text:style-name="T7"> </text:span></text:span><text:span text:style-name="AncientGreek_3a__20_Ἀρχαία_20_ἑλληνικά"><text:span text:style-name="T1">τὴν τιμὴν ἡμεῖς ἔσχομεν . Πρὸς αὐτὸν δὲ ἀπεκρίνατο μετὰ ταῦτα ἡ σεβασμία Ἥρα καὶ εὐόφθαλμος.</text:span></text:span><text:span text:style-name="AncientGreek_3a__20_Ἀρχαία_20_ἑλληνικά"><text:span text:style-name="T7"> </text:span></text:span><text:span text:style-name="AncientGreek_3a__20_Ἀρχαία_20_ἑλληνικά"><text:span text:style-name="T1">ἐμοὶ μὲν τρεῖς πόλεις εἰσὶ κατὰ πολὺ προσφιλέσταται · τό τε </text:span></text:span><text:span text:style-name="AncientGreek_3a__20_Ἀρχαία_20_ἑλληνικά"><text:span text:style-name="T7">Ἄ</text:span></text:span><text:span text:style-name="AncientGreek_3a__20_Ἀρχαία_20_ἑλληνικά"><text:span text:style-name="T1">ργ</text:span></text:span><text:span text:style-name="AncientGreek_3a__20_Ἀρχαία_20_ἑλληνικά"><text:span text:style-name="T7">ο</text:span></text:span><text:span text:style-name="AncientGreek_3a__20_Ἀρχαία_20_ἑλληνικά"><text:span text:style-name="T1">ς , καὶ ἡ Σπάρτη , καὶ ἡ </text:span></text:span><text:span text:style-name="AncientGreek_3a__20_Ἀρχαία_20_ἑλληνικά"><text:span text:style-name="T7">εὐ</text:span></text:span><text:span text:style-name="AncientGreek_3a__20_Ἀρχαία_20_ἑλληνικά"><text:span text:style-name="T1">ρύ</text:span></text:span><text:span text:style-name="AncientGreek_3a__20_Ἀρχαία_20_ἑλληνικά"><text:span text:style-name="T7">ο</text:span></text:span><text:span text:style-name="AncientGreek_3a__20_Ἀρχαία_20_ἑλληνικά"><text:span text:style-name="T1">δος Μυκήνη· ταύτας ἐκπόρθησον, ὅταν σοι περισσῶς</text:span></text:span><text:span text:style-name="AncientGreek_3a__20_Ἀρχαία_20_ἑλληνικά"><text:span text:style-name="T7"> </text:span></text:span><text:span text:style-name="AncientGreek_3a__20_Ἀρχαία_20_ἑλληνικά"><text:span text:style-name="T1">κατὰ ψυχὴν μισηθῶσι· τούτων οὐδαμῶς ἐγὼ ὑπερμαχῷ , ου δὲ </text:span></text:span><text:soft-page-break/><text:span text:style-name="AncientGreek_3a__20_Ἀρχαία_20_ἑλληνικά"><text:span text:style-name="T1">φθονῶ σοι· ἐὰν γὰρ φθονῶ, καὶ οὐκ</text:span></text:span><text:span text:style-name="AncientGreek_3a__20_Ἀρχαία_20_ἑλληνικά"><text:span text:style-name="T7"> </text:span></text:span><text:span text:style-name="AncientGreek_3a__20_Ἀρχαία_20_ἑλληνικά"><text:span text:style-name="T1">ἐῶ ἐκπορθῆσαι, οὐδὲν ἐπιτελῶ φθονοῦσα· ἐπειδὴ</text:span></text:span><text:span text:style-name="AncientGreek_3a__20_Ἀρχαία_20_ἑλληνικά"><text:span text:style-name="T7"> </text:span></text:span><text:span text:style-name="AncientGreek_3a__20_Ἀρχαία_20_ἑλληνικά"><text:span text:style-name="T1">κατὰ πολὺ κρείσσων ὑπάρχεις · οὐ μὲν ἀλλὰ δεῖ</text:span></text:span><text:span text:style-name="AncientGreek_3a__20_Ἀρχαία_20_ἑλληνικά"><text:span text:style-name="T7"> </text:span></text:span><text:span text:style-name="AncientGreek_3a__20_Ἀρχαία_20_ἑλληνικά"><text:span text:style-name="T1">καὶ τὸν ἐμὸν κόπον ποιῆσαι οὐκ ἀτελείωτον. καὶ</text:span></text:span></text:p>
      <text:p text:style-name="P5"><text:span text:style-name="AncientGreek_3a__20_Ἀρχαία_20_ἑλληνικά"><text:span text:style-name="T1">ἐγὼ γὰρ θεός εἰμι, καὶ γένος ἐκεῖθεν μοι, ὅθεν</text:span></text:span><text:span text:style-name="AncientGreek_3a__20_Ἀρχαία_20_ἑλληνικά"><text:span text:style-name="T7"> </text:span></text:span><text:span text:style-name="AncientGreek_3a__20_Ἀρχαία_20_ἑλληνικά"><text:span text:style-name="T1">σοι· κ</text:span></text:span><text:span text:style-name="AncientGreek_3a__20_Ἀρχαία_20_ἑλληνικά"><text:span text:style-name="T7">ᾀμὲ</text:span></text:span><text:span text:style-name="AncientGreek_3a__20_Ἀρχαία_20_ἑλληνικά"><text:span text:style-name="T1"> τιμιωτάτην ἐγέννησεν ὁ σκολιὰ βουλευόμενος Κρόνος, κατ᾿ ἄμφω, καὶ κατὰ γένος , καὶ ὅτι</text:span></text:span><text:span text:style-name="AncientGreek_3a__20_Ἀρχαία_20_ἑλληνικά"><text:span text:style-name="T7"> </text:span></text:span><text:span text:style-name="AncientGreek_3a__20_Ἀρχαία_20_ἑλληνικά"><text:span text:style-name="T1">γυνὴ σή καλοῦμαι· σὺ δ᾽ ἐν ἅπασι τοῖς ἀθανάτοις</text:span></text:span><text:span text:style-name="AncientGreek_3a__20_Ἀρχαία_20_ἑλληνικά"><text:span text:style-name="T8"> </text:span></text:span><text:span text:style-name="AncientGreek_3a__20_Ἀρχαία_20_ἑλληνικά"><text:span text:style-name="T1">θεοῖς͵ βασιλεύεις· ἀλλὰ ταῦτα μὲν συγχωρήσωμεν</text:span></text:span><text:span text:style-name="AncientGreek_3a__20_Ἀρχαία_20_ἑλληνικά"><text:span text:style-name="T8"> </text:span></text:span><text:span text:style-name="AncientGreek_3a__20_Ἀρχαία_20_ἑλληνικά"><text:span text:style-name="T1">ἀλλήλοις, σοὶ μὲν ἐγώ, σὺ δὲ ἐμοὶ· ἐπακολουθήσουσι δὲ καὶ οἱ ἄλλοι θεοὶ οἱ ἀθάνατοι· σὺ δὲ τ</text:span></text:span><text:span text:style-name="AncientGreek_3a__20_Ἀρχαία_20_ἑλληνικά"><text:span text:style-name="T8">ά</text:span></text:span><text:span text:style-name="AncientGreek_3a__20_Ἀρχαία_20_ἑλληνικά"><text:span text:style-name="T1">χιον τῇ ᾿Ἀθηνᾷ ἐπίταξον θᾶττον παραγενέσθαι εἰς τὴν</text:span></text:span><text:span text:style-name="AncientGreek_3a__20_Ἀρχαία_20_ἑλληνικά"><text:span text:style-name="T8"> </text:span></text:span><text:span text:style-name="AncientGreek_3a__20_Ἀρχαία_20_ἑλληνικά"><text:span text:style-name="T1">χαλεπὴν μάχην τῶν Τρῴων καὶ τῶν Ἑλλήνων, πειράτω δὲ καὶ ἐπιχειρείτω,</text:span></text:span><text:span text:style-name="AncientGreek_3a__20_Ἀρχαία_20_ἑλληνικά"><text:span text:style-name="T8"> </text:span></text:span><text:span text:style-name="AncientGreek_3a__20_Ἀρχαία_20_ἑλληνικά"><text:span text:style-name="T1">ὅπως ἂν τοὺς μεγάλως</text:span></text:span><text:span text:style-name="AncientGreek_3a__20_Ἀρχαία_20_ἑλληνικά"><text:span text:style-name="T8"> </text:span></text:span><text:span text:style-name="AncientGreek_3a__20_Ἀρχαία_20_ἑλληνικά"><text:span text:style-name="T1">γαυριάσαντας Ἕλληνας, ἐπὶ τῇ νίκῃ δηλονότι τοῦ</text:span></text:span><text:span text:style-name="AncientGreek_3a__20_Ἀρχαία_20_ἑλληνικά"><text:span text:style-name="T8"> </text:span></text:span><text:span text:style-name="AncientGreek_3a__20_Ἀρχαία_20_ἑλληνικά"><text:span text:style-name="T1">Μενελάου, οἱ Τρῶες πρότερον ἄρξωσι βλάψαι παρὰ τοὺς ὅρκους καὶ τὰ συγκείμενα. Οὕτως εἶπεν.</text:span></text:span><text:span text:style-name="AncientGreek_3a__20_Ἀρχαία_20_ἑλληνικά"><text:span text:style-name="T8"> </text:span></text:span><text:span text:style-name="AncientGreek_3a__20_Ἀρχαία_20_ἑλληνικά"><text:span text:style-name="T1">ὑπήκουσε δὲ ὁ πατὴρ τῶν ἀνδρῶν καὶ τῶν θεῶν·</text:span></text:span><text:span text:style-name="AncientGreek_3a__20_Ἀρχαία_20_ἑλληνικά"><text:span text:style-name="T8"> </text:span></text:span><text:span text:style-name="AncientGreek_3a__20_Ἀρχαία_20_ἑλληνικά"><text:span text:style-name="T1">εὐθέως δὲ πρὸς τὴν Ἀθηνῶν λόγους ταχεῖς εἶπε·</text:span></text:span><text:span text:style-name="AncientGreek_3a__20_Ἀρχαία_20_ἑλληνικά"><text:span text:style-name="T8"> </text:span></text:span><text:span text:style-name="AncientGreek_3a__20_Ἀρχαία_20_ἑλληνικά"><text:span text:style-name="T1">μάλα ταχέως παραγενοῦ εἰς τὸν στρατὸν ἐπὶ τοὺς</text:span></text:span><text:span text:style-name="AncientGreek_3a__20_Ἀρχαία_20_ἑλληνικά"><text:span text:style-name="T8"> </text:span></text:span><text:span text:style-name="AncientGreek_3a__20_Ἀρχαία_20_ἑλληνικά"><text:span text:style-name="T1">Τρῷας καὶ Ἕλληνας , πείρα δὲ καὶ ἐπιχείρει,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53</text:span></text:span></text:p>
      <text:p text:style-name="P5"><text:span text:style-name="AncientGreek_3a__20_Ἀρχαία_20_ἑλληνικά"><text:span text:style-name="T1">ὅπως ἂν οἱ Τρῶες τοὺς μεγάλως γαυριάσαντας </text:span></text:span><text:span text:style-name="AncientGreek_3a__20_Ἀρχαία_20_ἑλληνικά"><text:span text:style-name="T8">Ἕ</text:span></text:span><text:span text:style-name="AncientGreek_3a__20_Ἀρχαία_20_ἑλληνικά"><text:span text:style-name="T1">λληνας πρότερον ἄρξονται βλάψαι παρὰ τοὺς ὅρκους καὶ τὰ συγκείμενα. Οὕτως εἰπὼν παρώξυνε</text:span></text:span><text:span text:style-name="AncientGreek_3a__20_Ἀρχαία_20_ἑλληνικά"><text:span text:style-name="T8"> </text:span></text:span><text:span text:style-name="AncientGreek_3a__20_Ἀρχαία_20_ἑλληνικά"><text:span text:style-name="T1">τὴν καὶ πρότερον προθυμουμένην Ἀθηνᾶν·</text:span></text:span><text:span text:style-name="AncientGreek_3a__20_Ἀρχαία_20_ἑλληνικά"><text:span text:style-name="T8"> </text:span></text:span><text:span text:style-name="AncientGreek_3a__20_Ἀρχαία_20_ἑλληνικά"><text:span text:style-name="T1">κατέβη</text:span></text:span><text:span text:style-name="AncientGreek_3a__20_Ἀρχαία_20_ἑλληνικά"><text:span text:style-name="T8"> </text:span></text:span><text:span text:style-name="AncientGreek_3a__20_Ἀρχαία_20_ἑλληνικά"><text:span text:style-name="T1">δὲ τῆς κορυφῆς τοῦ Ὀλύμπου ὁρμήσασα, οἷον δὲ</text:span></text:span><text:span text:style-name="AncientGreek_3a__20_Ἀρχαία_20_ἑλληνικά"><text:span text:style-name="T8"> </text:span></text:span><text:span text:style-name="AncientGreek_3a__20_Ἀρχαία_20_ἑλληνικά"><text:span text:style-name="T1">ἀστέρα ἔπεμψεν ὁ υἱὸς τοῦ σκολιοβούλου</text:span></text:span><text:span text:style-name="AncientGreek_3a__20_Ἀρχαία_20_ἑλληνικά"><text:span text:style-name="T8"> </text:span></text:span><text:span text:style-name="AncientGreek_3a__20_Ἀρχαία_20_ἑλληνικά"><text:span text:style-name="T1">Κρόνου,</text:span></text:span><text:span text:style-name="AncientGreek_3a__20_Ἀρχαία_20_ἑλληνικά"><text:span text:style-name="T8"> </text:span></text:span><text:span text:style-name="AncientGreek_3a__20_Ἀρχαία_20_ἑλληνικά"><text:span text:style-name="T1">ἢ ναύταις σημεῖον, ἢ</text:span></text:span><text:span text:style-name="AncientGreek_3a__20_Ἀρχαία_20_ἑλληνικά"><text:span text:style-name="T8"> </text:span></text:span><text:span text:style-name="AncientGreek_3a__20_Ἀρχαία_20_ἑλληνικά"><text:span text:style-name="T1">στρατῷ μεγάλῳ λαῶν περιφανῆ· ἀπ᾿ αὐτοῦ δὲ πυρὸς ἀποβολαὶ πολλαὶ ἐκφέ</text:span></text:span><text:span text:style-name="AncientGreek_3a__20_Ἀρχαία_20_ἑλληνικά"><text:span text:style-name="T8">ρ</text:span></text:span><text:span text:style-name="AncientGreek_3a__20_Ἀρχαία_20_ἑλληνικά"><text:span text:style-name="T1">ονται · τούτῳ ἡ </text:span></text:span><text:span text:style-name="AncientGreek_3a__20_Ἀρχαία_20_ἑλληνικά"><text:span text:style-name="T8">Ἀ</text:span></text:span><text:span text:style-name="AncientGreek_3a__20_Ἀρχαία_20_ἑλληνικά"><text:span text:style-name="T1">θηνᾶ ὡμοιωμένη , ὥρμησεν ἐπὶ</text:span></text:span><text:span text:style-name="AncientGreek_3a__20_Ἀρχαία_20_ἑλληνικά"><text:span text:style-name="T8"> </text:span></text:span><text:span text:style-name="AncientGreek_3a__20_Ἀρχαία_20_ἑλληνικά"><text:span text:style-name="T1">τὴν γῆν, κατεπήδησε δὲ εἰς τὸ μέσον· ἔκπληξις δὲ</text:span></text:span><text:span text:style-name="AncientGreek_3a__20_Ἀρχαία_20_ἑλληνικά"><text:span text:style-name="T8"> </text:span></text:span><text:span text:style-name="AncientGreek_3a__20_Ἀρχαία_20_ἑλληνικά"><text:span text:style-name="T1">κατέσχει βλέποντας τοὺς πολεμικούς τε Τρῷας καὶ</text:span></text:span><text:span text:style-name="AncientGreek_3a__20_Ἀρχαία_20_ἑλληνικά"><text:span text:style-name="T8"> </text:span></text:span><text:span text:style-name="AncientGreek_3a__20_Ἀρχαία_20_ἑλληνικά"><text:span text:style-name="T1">τοὺς εὐόπλους Ἕλληνας. οὕτω δέ τις εἶπε θεασάμενος εἰς ἄλλον πλησίον · ἢ δὴ πάλιν πόλεμος κακὸς καὶ μάχη χαλεπὴ ἔσται, ἢ φιλίαν ἐν ἀμφοτέροις ποιεῖ ὁ Ζεὺς, ὃς ὑπάρχει πολέμου ταμίας τῶν</text:span></text:span><text:span text:style-name="AncientGreek_3a__20_Ἀρχαία_20_ἑλληνικά"><text:span text:style-name="T8"> </text:span></text:span><text:span text:style-name="AncientGreek_3a__20_Ἀρχαία_20_ἑλληνικά"><text:span text:style-name="T1">ἀνθρώπων. οὕτως εἶπέ τις ἀπὸ τῶν Ἀχαιῶν καὶ</text:span></text:span><text:span text:style-name="AncientGreek_3a__20_Ἀρχαία_20_ἑλληνικά"><text:span text:style-name="T8"> </text:span></text:span><text:span text:style-name="AncientGreek_3a__20_Ἀρχαία_20_ἑλληνικά"><text:span text:style-name="T1">τῶν Τρώων, ἡ δὲ ἀνδρὶ εἰκασθεῖσα, εἰσῆλθεν εἰς</text:span></text:span><text:span text:style-name="AncientGreek_3a__20_Ἀρχαία_20_ἑλληνικά"><text:span text:style-name="T8"> </text:span></text:span><text:span text:style-name="AncientGreek_3a__20_Ἀρχαία_20_ἑλληνικά"><text:span text:style-name="T1">τὸ πλῆθος τῶν Τρῴων, τῷ Λαοδόκῳ τῷ υἱῷ τοῦ</text:span></text:span><text:span text:style-name="AncientGreek_3a__20_Ἀρχαία_20_ἑλληνικά"><text:span text:style-name="T8"> </text:span></text:span><text:span text:style-name="AncientGreek_3a__20_Ἀρχαία_20_ἑλληνικά"><text:span text:style-name="T1">᾿Ἀντήνορος τῷ ἰσχυρῷ πολεμιστῇ, ζητοῦσα εἴ που</text:span></text:span><text:span text:style-name="AncientGreek_3a__20_Ἀρχαία_20_ἑλληνικά"><text:span text:style-name="T8"> </text:span></text:span><text:span text:style-name="AncientGreek_3a__20_Ἀρχαία_20_ἑλληνικά"><text:span text:style-name="T1">εὕροι τὸν ἰσόθεον Πάνδαρον. εὗρε τὸν υἱὸν τοῦ Λυκάονος τὸν ἄμεμπτον καὶ ἰσχυρὸν ἑστῶτα , περὶ δὲ</text:span></text:span><text:span text:style-name="AncientGreek_3a__20_Ἀρχαία_20_ἑλληνικά"><text:span text:style-name="T8"> </text:span></text:span><text:span text:style-name="AncientGreek_3a__20_Ἀρχαία_20_ἑλληνικά"><text:span text:style-name="T1">αὐτὸν αἱ ἰσχυραὶ τάξεις τῶν ὁπλιτῶν λαῶν , οἵτινες αὐτῷ ἠκολούθουν ἀπὸ τῶν ῥευμάτων τοῦ Αἰσήπου ποταμοῦ. πλησίον δὲ στᾶσα λόγους ταχεῖς</text:span></text:span><text:span text:style-name="AncientGreek_3a__20_Ἀρχαία_20_ἑλληνικά"><text:span text:style-name="T8"> </text:span></text:span><text:span text:style-name="AncientGreek_3a__20_Ἀρχαία_20_ἑλληνικά"><text:span text:style-name="T1">εἶπε πρὸς αὐτὸν· ἆρα γέ τι ὑπακούσεις μου,</text:span></text:span></text:p>
      <text:p text:style-name="P1"><text:span text:style-name="AncientGreek_3a__20_Ἀρχαία_20_ἑλληνικά"><text:span text:style-name="T1">υἱὲ τοῦ Λυκάονος συνετὲ ; ὑπομείνειας ἂν ἐπιπέμ</text:span></text:span><text:span text:style-name="AncientGreek_3a__20_Ἀρχαία_20_ἑλληνικά"><text:span text:style-name="T8">ψ</text:span></text:span><text:span text:style-name="AncientGreek_3a__20_Ἀρχαία_20_ἑλληνικά"><text:span text:style-name="T1">αι τῷ Μενελάῳ βέλος ταχὺ ; παρὰ πάντων δὲ</text:span></text:span></text:p>
      <text:p text:style-name="P1"><text:span text:style-name="AncientGreek_3a__20_Ἀρχαία_20_ἑλληνικά"><text:span text:style-name="T1">τῶν Τρῴων , χάριν ἂν καὶ δόξαν κομίσαιο, μάλιστα δὲ πάντων παρ᾽ Ἀλεξάνδρου τοῦ βασιλέως·</text:span></text:span></text:p>
      <text:p text:style-name="P1"><text:span text:style-name="AncientGreek_3a__20_Ἀρχαία_20_ἑλληνικά"><text:span text:style-name="T1">παρ᾿ αὐτοῦ δὴ πρώτιστα δῶρα λαμπρὰ ἀπενέγκαι,</text:span></text:span><text:span text:style-name="AncientGreek_3a__20_Ἀρχαία_20_ἑλληνικά"><text:span text:style-name="T8"> </text:span></text:span><text:span text:style-name="AncientGreek_3a__20_Ἀρχαία_20_ἑλληνικά"><text:span text:style-name="T1">ἐὰν θεάσηται Μενέλαον τὸν πολεμικὸν υἱὸν τοῦ Ἀτρέως δαμασθέντα ὑπὸ τοῦ σοῦ </text:span></text:span><text:span text:style-name="AncientGreek_3a__20_Ἀρχαία_20_ἑλληνικά"><text:span text:style-name="T8">ὀ</text:span></text:span><text:span text:style-name="AncientGreek_3a__20_Ἀρχαία_20_ἑλληνικά"><text:span text:style-name="T1">ϊστοῦ, καὶ ἐμβληθέντα τῇ χαλεπῇ πυρκαϊ</text:span></text:span><text:span text:style-name="AncientGreek_3a__20_Ἀρχαία_20_ἑλληνικά"><text:span text:style-name="T9">ᾳ</text:span></text:span><text:span text:style-name="AncientGreek_3a__20_Ἀρχαία_20_ἑλληνικά"><text:span text:style-name="T1">, </text:span></text:span><text:span text:style-name="AncientGreek_3a__20_Ἀρχαία_20_ἑλληνικά"><text:span text:style-name="T9">ἀ</text:span></text:span><text:span text:style-name="AncientGreek_3a__20_Ἀρχαία_20_ἑλληνικά"><text:span text:style-name="T1">λλ</text:span></text:span><text:span text:style-name="AncientGreek_3a__20_Ἀρχαία_20_ἑλληνικά"><text:span text:style-name="T9">'</text:span></text:span><text:span text:style-name="AncientGreek_3a__20_Ἀρχαία_20_ἑλληνικά"><text:span text:style-name="T1"> ἄγε, τόξευσον</text:span></text:span><text:span text:style-name="AncientGreek_3a__20_Ἀρχαία_20_ἑλληνικά"><text:span text:style-name="T8"> </text:span></text:span><text:span text:style-name="AncientGreek_3a__20_Ἀρχαία_20_ἑλληνικά"><text:span text:style-name="T9">κατὰ Μενελάου τοῦ ἐνδόξου· εὔχου δὲ Ἀπόλλωνι τῷ</text:span></text:span></text:p>
      <text:p text:style-name="P1"><text:span text:style-name="AncientGreek_3a__20_Ἀρχαία_20_ἑλληνικά"><text:span text:style-name="T9"/></text:span></text:p>
      <text:p text:style-name="P1"><text:span text:style-name="AncientGreek_3a__20_Ἀρχαία_20_ἑλληνικά"><text:span text:style-name="T1">ΠΑΡΑΦΡΑΣΙΣ . 155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ἐν Λυκίᾳ γεγεννημένῳ, τῷ ἐνδόξῳ τὴν τοξικὴν, ποιήσεσθαι θυσίαν ἔνδοξον δι᾿ ἀρνῶν</text:span></text:span><text:span text:style-name="AncientGreek_3a__20_Ἀρχαία_20_ἑλληνικά"><text:span text:style-name="T9"> </text:span></text:span><text:span text:style-name="AncientGreek_3a__20_Ἀρχαία_20_ἑλληνικά"><text:span text:style-name="T1">πρωτευόντων ἐν γονῇ,</text:span></text:span><text:span text:style-name="AncientGreek_3a__20_Ἀρχαία_20_ἑλληνικά"><text:span text:style-name="T9"> </text:span></text:span><text:span text:style-name="AncientGreek_3a__20_Ἀρχαία_20_ἑλληνικά"><text:span text:style-name="T1">ὑποστρέψας εἰς τὸν οἶκον, εἰς τὴν πόλιν τῆς ἱερᾶς</text:span></text:span><text:span text:style-name="AncientGreek_3a__20_Ἀρχαία_20_ἑλληνικά"><text:span text:style-name="T9"> </text:span></text:span><text:span text:style-name="AncientGreek_3a__20_Ἀρχαία_20_ἑλληνικά"><text:span text:style-name="T1">Ζελείας. Οὕτως εἶπεν ἡ Ἀθηνᾶ. τῷ ἄφρονι δὲ καὶ</text:span></text:span><text:span text:style-name="AncientGreek_3a__20_Ἀρχαία_20_ἑλληνικά"><text:span text:style-name="T9"> </text:span></text:span><text:span text:style-name="AncientGreek_3a__20_Ἀρχαία_20_ἑλληνικά"><text:span text:style-name="T1">ἀνοήτῳ αὐτῷ ἔπειθε τὸν λογισμόν . εὐθέως δὲ ὑφῃρεῖτο καὶ ἐγύμνου τὸ </text:span></text:span><text:soft-page-break/><text:span text:style-name="AncientGreek_3a__20_Ἀρχαία_20_ἑλληνικά"><text:span text:style-name="T1">εὐποίητον τόξον τοῦ ὁρμητικοῦ αἰγὸς καὶ ἀγρίου , ὃν δή ποτε αὐτὸς ἐξιόντα</text:span></text:span><text:span text:style-name="AncientGreek_3a__20_Ἀρχαία_20_ἑλληνικά"><text:span text:style-name="T9"> </text:span></text:span><text:span text:style-name="AncientGreek_3a__20_Ἀρχαία_20_ἑλληνικά"><text:span text:style-name="T1">τῆς πέτρας προσδεχόμενος ἐν ἐνέδραις , ἔτρωσε , τοῦ</text:span></text:span><text:span text:style-name="AncientGreek_3a__20_Ἀρχαία_20_ἑλληνικά"><text:span text:style-name="T9"> </text:span></text:span><text:span text:style-name="AncientGreek_3a__20_Ἀρχαία_20_ἑλληνικά"><text:span text:style-name="T1">στέρνου ἐπιτυχῶν ,πρὸς τὸ στῆθος· ὁ δ᾽ ἐπὶ ῥάχιν</text:span></text:span></text:p>
      <text:p text:style-name="P1"><text:span text:style-name="AncientGreek_3a__20_Ἀρχαία_20_ἑλληνικά"><text:span text:style-name="T1">κατέπεσεν ἐν τῇ πέτρᾳ · τούτου τὰ κέρατα ἑκκαίδ</text:span></text:span><text:span text:style-name="AncientGreek_3a__20_Ἀρχαία_20_ἑλληνικά"><text:span text:style-name="T9">ε</text:span></text:span><text:span text:style-name="AncientGreek_3a__20_Ἀρχαία_20_ἑλληνικά"><text:span text:style-name="T1">κα παλαιστῶν ἐκ τῆς κεφαλῆς ἔφυσαν· καὶ ταῦτα μὲν ὁ τα κέρατα ξέων τέκτων περικαλῶς κατασκευάσας συνήρμοσε, πᾶν δὲ τὸ τόξον καλῶς</text:span></text:span><text:span text:style-name="AncientGreek_3a__20_Ἀρχαία_20_ἑλληνικά"><text:span text:style-name="T9"> </text:span></text:span><text:span text:style-name="AncientGreek_3a__20_Ἀρχαία_20_ἑλληνικά"><text:span text:style-name="T1">λεῖον ποιήσας , τὴν χρυσῆν ἐφήρμοσε κορώνην, ἤτοι</text:span></text:span><text:span text:style-name="AncientGreek_3a__20_Ἀρχαία_20_ἑλληνικά"><text:span text:style-name="T9"> </text:span></text:span><text:span text:style-name="AncientGreek_3a__20_Ἀρχαία_20_ἑλληνικά"><text:span text:style-name="T1">τὸ ἑκατέρωθι ἐπικαμπὲς· καὶ τοῦτο μὲν ἐπαναβιβάσας τῇ κορώνῃ τὴν νευρὰν καλῶς κάτω ἔθηκε,</text:span></text:span><text:span text:style-name="AncientGreek_3a__20_Ἀρχαία_20_ἑλληνικά"><text:span text:style-name="T9"> </text:span></text:span><text:span text:style-name="AncientGreek_3a__20_Ἀρχαία_20_ἑλληνικά"><text:span text:style-name="T1">πρὸς τῇ γῇ ἐπερείσας ἑαυτὸν, ἀσπίδας δὲ ἔμπροσθεν αὐτοῦ κατεῖχον οἱ ἀγαθοὶ φίλοι, μὴ πρότερον</text:span></text:span><text:span text:style-name="AncientGreek_3a__20_Ἀρχαία_20_ἑλληνικά"><text:span text:style-name="T9"> </text:span></text:span><text:span text:style-name="AncientGreek_3a__20_Ἀρχαία_20_ἑλληνικά"><text:span text:style-name="T1">ἀνορμήσειαν οἱ πολεμικοὶ υἱοὶ τῶν Ἑλλήνων, πρὶν</text:span></text:span><text:span text:style-name="AncientGreek_3a__20_Ἀρχαία_20_ἑλληνικά"><text:span text:style-name="T9"> </text:span></text:span><text:span text:style-name="AncientGreek_3a__20_Ἀρχαία_20_ἑλληνικά"><text:span text:style-name="T1">τρωθῆναι Μενέλαον τὸν πολεμικὸν υἱὸν τοῦ</text:span></text:span><text:span text:style-name="AncientGreek_3a__20_Ἀρχαία_20_ἑλληνικά"><text:span text:style-name="T9"> </text:span></text:span><text:span text:style-name="AncientGreek_3a__20_Ἀρχαία_20_ἑλληνικά"><text:span text:style-name="T1">Ἀτρέως·</text:span></text:span><text:span text:style-name="AncientGreek_3a__20_Ἀρχαία_20_ἑλληνικά"><text:span text:style-name="T9"> </text:span></text:span><text:span text:style-name="AncientGreek_3a__20_Ἀρχαία_20_ἑλληνικά"><text:span text:style-name="T1">ὁ δὲ ἀφ</text:span></text:span><text:span text:style-name="AncientGreek_3a__20_Ἀρχαία_20_ἑλληνικά"><text:span text:style-name="T9">ῃ</text:span></text:span><text:span text:style-name="AncientGreek_3a__20_Ἀρχαία_20_ἑλληνικά"><text:span text:style-name="T1">ρεῖτο τῆς φαρέτρας τὸ κάλυμμα , ἐξέβαλε</text:span></text:span><text:span text:style-name="AncientGreek_3a__20_Ἀρχαία_20_ἑλληνικά"><text:span text:style-name="T9"> </text:span></text:span><text:span text:style-name="AncientGreek_3a__20_Ἀρχαία_20_ἑλληνικά"><text:span text:style-name="T1">δὲ ὀϊστὸν καινὸν, καὶ μήπω βεβλημένον, ἐπτερωμένον, </text:span></text:span><text:span text:style-name="AncientGreek_3a__20_Ἀρχαία_20_ἑλληνικά"><text:span text:style-name="T9">στ</text:span></text:span><text:span text:style-name="AncientGreek_3a__20_Ἀρχαία_20_ἑλληνικά"><text:span text:style-name="T1">ήριγμα ὀδυνῶν μελαίνων , διὰ τὸ τὰς σάρκας μελαίνεσθαι τῶν ἐκπεφαρμακευμένων βληθέντων</text:span></text:span><text:span text:style-name="AncientGreek_3a__20_Ἀρχαία_20_ἑλληνικά"><text:span text:style-name="T9"> ὀ</text:span></text:span><text:span text:style-name="AncientGreek_3a__20_Ἀρχαία_20_ἑλληνικά"><text:span text:style-name="T1">ϊστῶν. αὐτίκα δὲ τῇ</text:span></text:span><text:span text:style-name="AncientGreek_3a__20_Ἀρχαία_20_ἑλληνικά"><text:span text:style-name="T9"> </text:span></text:span><text:span text:style-name="AncientGreek_3a__20_Ἀρχαία_20_ἑλληνικά"><text:span text:style-name="T1">νευρᾷ ἐφαρμόζων κατέταττε τὸν</text:span></text:span><text:span text:style-name="AncientGreek_3a__20_Ἀρχαία_20_ἑλληνικά"><text:span text:style-name="T9"> </text:span></text:span><text:span text:style-name="AncientGreek_3a__20_Ἀρχαία_20_ἑλληνικά"><text:span text:style-name="T1">πικρίας αἴτιον ἰὸν, εὔχετο δὲ Ἀπόλλωνι τῷ ἐν Λυκίᾳ</text:span></text:span><text:span text:style-name="AncientGreek_3a__20_Ἀρχαία_20_ἑλληνικά"><text:span text:style-name="T9"> </text:span></text:span><text:span text:style-name="AncientGreek_3a__20_Ἀρχαία_20_ἑλληνικά"><text:span text:style-name="T1">γεγεννημένῳ, τῷ ἐνδόξῳ τὴν τοξικὴν, ποιήσεσθαι</text:span></text:span><text:span text:style-name="AncientGreek_3a__20_Ἀρχαία_20_ἑλληνικά"><text:span text:style-name="T9"> </text:span></text:span><text:span text:style-name="AncientGreek_3a__20_Ἀρχαία_20_ἑλληνικά"><text:span text:style-name="T1">θυσίαν ἔνδοξον δι᾿ ἀρνῶν πρωτευόντων ἐν</text:span></text:span><text:span text:style-name="AncientGreek_3a__20_Ἀρχαία_20_ἑλληνικά"><text:span text:style-name="T9"> </text:span></text:span><text:span text:style-name="AncientGreek_3a__20_Ἀρχαία_20_ἑλληνικά"><text:span text:style-name="T1">γονῇ, ὑποστρέψας εἰς τὸν οἶκον εἰς τὴν πόλιν τῆς ἱερᾶς</text:span></text:span><text:span text:style-name="AncientGreek_3a__20_Ἀρχαία_20_ἑλληνικά"><text:span text:style-name="T9"> </text:span></text:span><text:span text:style-name="AncientGreek_3a__20_Ἀρχαία_20_ἑλληνικά"><text:span text:style-name="T1">Ζελείας. εἷλκε δὲ ὁμοῦ εἰληφὼς τὰς ἐντομὰς τοῦ</text:span></text:span></text:p>
      <text:p text:style-name="P1"><text:span text:style-name="AncientGreek_3a__20_Ἀρχαία_20_ἑλληνικά"><text:span text:style-name="T1">βέλους καὶ τὰ ἐκ βοὸς νεῦρα · καὶ τὴν μὲν νευρὰν τῷ</text:span></text:span><text:span text:style-name="AncientGreek_3a__20_Ἀρχαία_20_ἑλληνικά"><text:span text:style-name="T9"> </text:span></text:span><text:span text:style-name="AncientGreek_3a__20_Ἀρχαία_20_ἑλληνικά"><text:span text:style-name="T1">μαζῷ προσήγαγε, τὸ σίδηρον δὲ τῷ τόξῳ.</text:span></text:span><text:span text:style-name="AncientGreek_3a__20_Ἀρχαία_20_ἑλληνικά"><text:span text:style-name="T9"> </text:span></text:span><text:span text:style-name="AncientGreek_3a__20_Ἀρχαία_20_ἑλληνικά"><text:span text:style-name="T1">ἐπεὶ δὲ τό μέγα τόξον κυκλοτερῶς ἐνέτεινεν , ἤχησε τὸ τόξον</text:span></text:span><text:span text:style-name="AncientGreek_3a__20_Ἀρχαία_20_ἑλληνικά"><text:span text:style-name="T9"> </text:span></text:span><text:span text:style-name="AncientGreek_3a__20_Ἀρχαία_20_ἑλληνικά"><text:span text:style-name="T1">ἡ νευρὰ δὲ μεγάλως ἐψόφησεν,</text:span></text:span><text:span text:style-name="AncientGreek_3a__20_Ἀρχαία_20_ἑλληνικά"><text:span text:style-name="T9"> </text:span></text:span><text:span text:style-name="AncientGreek_3a__20_Ἀρχαία_20_ἑλληνικά"><text:span text:style-name="T1">ἀπεπήδησε δὲ ὁ ἰὸς ὁ</text:span></text:span><text:span text:style-name="AncientGreek_3a__20_Ἀρχαία_20_ἑλληνικά"><text:span text:style-name="T9"> </text:span></text:span></text:p>
      <text:p text:style-name="P1"><text:span text:style-name="AncientGreek_3a__20_Ἀρχαία_20_ἑλληνικά"><text:span text:style-name="T9"/></text:span></text:p>
      <text:p text:style-name="P1"><text:span text:style-name="AncientGreek_3a__20_Ἀρχαία_20_ἑλληνικά"><text:span text:style-name="T1">ΠΑΡΑΦΡΑΣΙΣ . 157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ὀξέως βάλλων , ἐπιπτῆναι κατὰ τὴν πληθὺν προθυμ</text:span></text:span><text:span text:style-name="AncientGreek_3a__20_Ἀρχαία_20_ἑλληνικά"><text:span text:style-name="T9">ού</text:span></text:span><text:span text:style-name="AncientGreek_3a__20_Ἀρχαία_20_ἑλληνικά"><text:span text:style-name="T1">μενος· οὐ δὲ σοῦ, ὦ Μενέλαε, οἱ μακάριοι θεοὶ ἐξελάθοντο, καὶ ἀθάνατοι, πρώτη δὲ ἡ τοῦ Διὸς θυγάτηρ</text:span></text:span><text:span text:style-name="AncientGreek_3a__20_Ἀρχαία_20_ἑλληνικά"><text:span text:style-name="T9"> </text:span></text:span><text:span text:style-name="AncientGreek_3a__20_Ἀρχαία_20_ἑλληνικά"><text:span text:style-name="T1">λαφυραγωγός Ἀθηνᾶ, ἥ σοι</text:span></text:span><text:span text:style-name="AncientGreek_3a__20_Ἀρχαία_20_ἑλληνικά"><text:span text:style-name="T9"> </text:span></text:span><text:span text:style-name="AncientGreek_3a__20_Ἀρχαία_20_ἑλληνικά"><text:span text:style-name="T1">ἔμπροσθεν στᾶσα, ἀπεκρούσατο τὸ πικρὸν βέλος· ἡ δὲ τοσοῦτον μὲν ἀπεῖργεν ἀπὸ τοῦ σώματος, ὥσπερ ὅτε μήτηρ ἀπείργει τῷ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παιδὸς μυῖαν, ὁπηνίκα ὕπνῳ γλυκεῖ κατακοιμηθήσεται·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αὕτη δὲ ἐπ᾽ εὐθείας ἤγαγεν , ὅπου τὰ τῆς θωρακίτιδος ζώνης ἐπίδεσμα τὰ χρυσᾶ συνέδεον, καὶ ὁ</text:span></text:span></text:p>
      <text:p text:style-name="P1"><text:span text:style-name="AncientGreek_3a__20_Ἀρχαία_20_ἑλληνικά"><text:span text:style-name="T1">θώραξ διπλοῦς συνήγετο , τῶν πτερυγίων αὐτοῦ φερομένων ἀλλήλοις· ἐμπέπηγε δὲ τῇ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ἡρμοσμένῃ ζώνῃ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τὸ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πικρὸν βέλος. διὰ μὲν οὖν τῆς ποικίλης ζώνης διῆλθε, καὶ διὰ τοῦ θώρακος τοῦ ποικίλου ἐπήχθη , καὶ τῆς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μίτρας, ᾗ ἐζώννυτο , φύλαγμα τοῦ σώματος ἔχον αὐτὴν, καὶ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περίφραγμα τῶν λοβάτων, ἥτις αὐτῷ μάλιστα ἐβοήθει· προῆλθε δὲ καὶ δι᾿ αὐτῆς · τὴν ἀκροτάτην δὲ τοῦ σώματος ἐπιφάνειαν τοῦ ἀνδρὸς ἐπέξεσε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τὸ βέλος· εὐθέως δὲ ἔῤῥει αἷμα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μέλαν ἐκ τῆς πληγῆς · ὥσπερ δὲ ὅταν ἄνθει ἐρ</text:span></text:span><text:span text:style-name="AncientGreek_3a__20_Ἀρχαία_20_ἑλληνικά"><text:span text:style-name="T10">υ</text:span></text:span><text:span text:style-name="AncientGreek_3a__20_Ἀρχαία_20_ἑλληνικά"><text:span text:style-name="T1">θρῷ ἐλέφαντος ὀστοῦν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βάψῃ γυνή τις Λυδὴ, ἢ Καρίνη , ὥστ᾽ εἶναι παρήϊον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ἵππων, ἤτοι ἐπικεῖσθαι ταῖς παρειαῖς τῶν ἵππων,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κεῖται δὲ ἐν ἀποθήκῃ, καὶ πολλοὶ αὐτὸ ηὔξαντο ἱππεῖς φορεῖν · κεῖται δὲ καλλώπισμα βασιλεῖ τινι,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κατ᾽ ἄμφω , καὶ καλλωπισμὸς ἵππων , καὶ τῷ ἀναβάτῃ δόξα . οὕτως , ὦ Μενέλαε , ἐβάφησαν αἵματι οἱ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μηροὶ οἱ εὐφυεῖς , καὶ αἱ κνῆμαι , καὶ τὰ περικαλλῆ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σφυρὰ κάτωθεν· ἐφοβήθη δὲ μετὰ ταῦτα Ἀγαμέμνων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ὁ βασιλεὺς τῶν ἀνδρῶν, ἐπεὶ ἴδε αἷμα μέλαν κατα</text:span></text:span><text:span text:style-name="AncientGreek_3a__20_Ἀρχαία_20_ἑλληνικά"><text:span text:style-name="T10">ῤ</text:span></text:span><text:span text:style-name="AncientGreek_3a__20_Ἀρχαία_20_ἑλληνικά"><text:span text:style-name="T1">ῥέον ἐκ τῆς πληγῆς· ἐφοβήθη δὲ καὶ αὐτὸς ὁ πολεμικὸς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Μενέλαος· ἐπεὶ δὲ ἴδε τὸ νεῦρον τοῦ βέλους, καὶ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τὰς </text:span></text:span><text:span text:style-name="AncientGreek_3a__20_Ἀρχαία_20_ἑλληνικά"><text:span text:style-name="T10">ἀ</text:span></text:span><text:span text:style-name="AncientGreek_3a__20_Ἀρχαία_20_ἑλληνικά"><text:span text:style-name="T1">κίδας ἔξω </text:span></text:span><text:span text:style-name="AncientGreek_3a__20_Ἀρχαία_20_ἑλληνικά"><text:span text:style-name="T10">οὔ</text:span></text:span><text:span text:style-name="AncientGreek_3a__20_Ἀρχαία_20_ἑλληνικά"><text:span text:style-name="T1">σας,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ὀπισθόρμητος αὐτῷ ὁ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λογισμὸς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ἐν τοῖς </text:span></text:span><text:span text:style-name="AncientGreek_3a__20_Ἀρχαία_20_ἑλληνικά"><text:span text:style-name="T10">στ</text:span></text:span><text:span text:style-name="AncientGreek_3a__20_Ἀρχαία_20_ἑλληνικά"><text:span text:style-name="T1">ήθεσιν </text:span></text:span><text:span text:style-name="AncientGreek_3a__20_Ἀρχαία_20_ἑλληνικά"><text:span text:style-name="T10">ἠ</text:span></text:span><text:span text:style-name="AncientGreek_3a__20_Ἀρχαία_20_ἑλληνικά"><text:span text:style-name="T1">θροίσθη· ἐν τούτοις δὲ βαρέως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σ</text:span></text:span><text:span text:style-name="AncientGreek_3a__20_Ἀρχαία_20_ἑλληνικά"><text:span text:style-name="T10">τ</text:span></text:span><text:span text:style-name="AncientGreek_3a__20_Ἀρχαία_20_ἑλληνικά"><text:span text:style-name="T1">ενάζων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Ἀγαμέμνων ὁ βασιλεὺς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εἶπε, κρατῶν ἀπὸ τῆς χειρὸς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τὸν Μενέλαον· ἐπεστέναζον δὲ οἱ φίλοι· ὦ</text:span></text:span></text:p>
      <text:p text:style-name="P1"><text:soft-page-break/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59</text:span></text:span></text:p>
      <text:p text:style-name="P6"><text:span text:style-name="AncientGreek_3a__20_Ἀρχαία_20_ἑλληνικά"><text:span text:style-name="T1">προσφιλέ</text:span></text:span><text:span text:style-name="AncientGreek_3a__20_Ἀρχαία_20_ἑλληνικά"><text:span text:style-name="T10">στ</text:span></text:span><text:span text:style-name="AncientGreek_3a__20_Ἀρχαία_20_ἑλληνικά"><text:span text:style-name="T1">ατε ἀδελφὲ, ἐπὶ θανάτῳ δὲ σοι τ</text:span></text:span><text:span text:style-name="AncientGreek_3a__20_Ἀρχαία_20_ἑλληνικά"><text:span text:style-name="T10">οὺ</text:span></text:span><text:span text:style-name="AncientGreek_3a__20_Ἀρχαία_20_ἑλληνικά"><text:span text:style-name="T1">ς ὅρκους ἐποί</text:span></text:span><text:span text:style-name="AncientGreek_3a__20_Ἀρχαία_20_ἑλληνικά"><text:span text:style-name="T10">ου</text:span></text:span><text:span text:style-name="AncientGreek_3a__20_Ἀρχαία_20_ἑλληνικά"><text:span text:style-name="T1">ν,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σὲ μόνον προβαλόμενος μάχεσθαι τοῖς Τρ</text:span></text:span><text:span text:style-name="AncientGreek_3a__20_Ἀρχαία_20_ἑλληνικά"><text:span text:style-name="T10">ῳ</text:span></text:span><text:span text:style-name="AncientGreek_3a__20_Ἀρχαία_20_ἑλληνικά"><text:span text:style-name="T1">σὶν ὑπὲρ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τῶν Ἑλλήνων, δι᾿ ὃ καὶ ἔτρωσάν σε οἱ Τρῶες, καὶ τ</text:span></text:span><text:span text:style-name="AncientGreek_3a__20_Ἀρχαία_20_ἑλληνικά"><text:span text:style-name="T10">οὺ</text:span></text:span><text:span text:style-name="AncientGreek_3a__20_Ἀρχαία_20_ἑλληνικά"><text:span text:style-name="T1">ς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πι</text:span></text:span><text:span text:style-name="AncientGreek_3a__20_Ἀρχαία_20_ἑλληνικά"><text:span text:style-name="T10">στ</text:span></text:span><text:span text:style-name="AncientGreek_3a__20_Ἀρχαία_20_ἑλληνικά"><text:span text:style-name="T1">οὺς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ὅρκους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κατεπάτησαν· οὐ μὴν μάταιος ἐσ</text:span></text:span><text:span text:style-name="AncientGreek_3a__20_Ἀρχαία_20_ἑλληνικά"><text:span text:style-name="T10">τ</text:span></text:span><text:span text:style-name="AncientGreek_3a__20_Ἀρχαία_20_ἑλληνικά"><text:span text:style-name="T1">ιν ὁ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ὅρκος, καὶ τὸ αἷμα τῶν ἀρ</text:span></text:span><text:span text:style-name="AncientGreek_3a__20_Ἀρχαία_20_ἑλληνικά"><text:span text:style-name="T10">ν</text:span></text:span><text:span text:style-name="AncientGreek_3a__20_Ἀρχαία_20_ἑλληνικά"><text:span text:style-name="T1">ῶν, καὶ αἱ δι᾽ ἀκράτου οἴνου</text:span></text:span></text:p>
      <text:p text:style-name="P1"><text:span text:style-name="AncientGreek_3a__20_Ἀρχαία_20_ἑλληνικά"><text:span text:style-name="T1">γενόμεναι θυσίαι,καὶ αἱ δεξιώσεις αἷς τεθαῤῥήκαμεν·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εἰ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γὰρ καὶ εὐθὺς</text:span></text:span><text:span text:style-name="AncientGreek_3a__20_Ἀρχαία_20_ἑλληνικά"><text:span text:style-name="T10"> </text:span></text:span><text:span text:style-name="AncientGreek_3a__20_Ἀρχαία_20_ἑλληνικά"><text:span text:style-name="T1">οὐκ ἐτέλεσεν ὁ Ὀλύμπιος Ζεὺς, ἀλλὰ δὴ καὶ ὀψέ ποτε ἐκτελέσει· καὶ σὺν μεγάλῳ τόκῳ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ἀποτίσουσι σὺν ταῖς ἑαυτῶν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κεφαλαῖς, καὶ γυναιξὶ,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καὶ τοῖς τέκνοις· καλῶς γὰρ ἔγωγε τοῦτο οἶδα καὶ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κατὰ λογισμὸν καὶ κατὰ θυμὸν, ὅτι ἔσ</text:span></text:span><text:span text:style-name="AncientGreek_3a__20_Ἀρχαία_20_ἑλληνικά"><text:span text:style-name="T11">τ</text:span></text:span><text:span text:style-name="AncientGreek_3a__20_Ἀρχαία_20_ἑλληνικά"><text:span text:style-name="T1">αι ἡμέρα, ὅταν ποτὲ ἀπόληται ἡ ἱερὰ Ἴλιος, καὶ ὁ Πρίαμος, καὶ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ὁ λαὸς τοῦ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πολεμικ</text:span></text:span><text:span text:style-name="AncientGreek_3a__20_Ἀρχαία_20_ἑλληνικά"><text:span text:style-name="T11">οῦ</text:span></text:span><text:span text:style-name="AncientGreek_3a__20_Ἀρχαία_20_ἑλληνικά"><text:span text:style-name="T1"> Πριάμου. ὁ Ζεὺς δὲ αὐτοῖς ὁ υἱὸς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τοῦ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Κρόνου, ὁ δι' αἰθέρος ἐν ὑψηλοῖς κατοικῶν, αὐτὸς</text:span></text:span></text:p>
      <text:p text:style-name="P1"><text:span text:style-name="AncientGreek_3a__20_Ἀρχαία_20_ἑλληνικά"><text:span text:style-name="T1">δὴ ἐπιτινάξειεν ἂν πᾶσιν αἰγίδα σκοτεινὴν, ὀργιζόμενος ἕνεκα ταυτησὶ τῆς ἀπάτης· ταῦτα μὲν οὐκ ἀτελείωτα ἔςαι · ἀλλά μοι λύπη χαλεπὴ γενήσεται ἕνεκα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σοῦ ὦ Μενέλαε, ἐὰν ἀποθάνῃς, καὶ τὴν τῆς ζωῆς μοῖραν πληρώσῃς , καὶ ἐπονείδισ</text:span></text:span><text:span text:style-name="AncientGreek_3a__20_Ἀρχαία_20_ἑλληνικά"><text:span text:style-name="T11">τ</text:span></text:span><text:span text:style-name="AncientGreek_3a__20_Ἀρχαία_20_ἑλληνικά"><text:span text:style-name="T1">ος ἂν τὸ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πολυβλαβὲς </text:span></text:span><text:span text:style-name="AncientGreek_3a__20_Ἀρχαία_20_ἑλληνικά"><text:span text:style-name="T11">Ἄ</text:span></text:span><text:span text:style-name="AncientGreek_3a__20_Ἀρχαία_20_ἑλληνικά"><text:span text:style-name="T1">ργ</text:span></text:span><text:span text:style-name="AncientGreek_3a__20_Ἀρχαία_20_ἑλληνικά"><text:span text:style-name="T11">ο</text:span></text:span><text:span text:style-name="AncientGreek_3a__20_Ἀρχαία_20_ἑλληνικά"><text:span text:style-name="T1">ς καταλάβοιμι · εὐθέως γὰρ οἱ Ἕλληνες μνημονεύσουσι τῆς πατρίδος γῆς, καταλίποιμεν δ᾽ αὐτῷ Πριάμῳ καὶ τοῖς Τρ</text:span></text:span><text:span text:style-name="AncientGreek_3a__20_Ἀρχαία_20_ἑλληνικά"><text:span text:style-name="T11">ῳ</text:span></text:span><text:span text:style-name="AncientGreek_3a__20_Ἀρχαία_20_ἑλληνικά"><text:span text:style-name="T1">σὶ καύχημα τὴν Ἑλληνίδα Ἑλένην·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τοῦ δὲ τὰ ὀστᾶ σήψει ἡ γῆ ἐν Τροίᾳ κειμένου ἐπὶ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ἔργῳ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ἀτελειώτῳ · καί τις ἀπὸ τῶν ὑπερηφάνων Τρ</text:span></text:span><text:span text:style-name="AncientGreek_3a__20_Ἀρχαία_20_ἑλληνικά"><text:span text:style-name="T11">ῴ</text:span></text:span><text:span text:style-name="AncientGreek_3a__20_Ἀρχαία_20_ἑλληνικά"><text:span text:style-name="T1">ων οὕτως ἂν εἴποι ἐπὶ τῷ τάφῳ πηδῶν τοῦ ἐνδόξου Μενελάου · εἴθε οὕτως ἐν ἅπασι τὴν ὀργὴν πληρώσειεν Ἀγαμέμνων, ὥσπερ καὶ νῦν μάταιον </text:span></text:span><text:span text:style-name="AncientGreek_3a__20_Ἀρχαία_20_ἑλληνικά"><text:span text:style-name="T11">στ</text:span></text:span><text:span text:style-name="AncientGreek_3a__20_Ἀρχαία_20_ἑλληνικά"><text:span text:style-name="T1">ρατὸν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τῶν Ἑλλήνων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ἤγαγε δεῦρο, καὶ τοίνυν ἐπορεύθη εἰς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τὸν οἶκον, εἰς τὴν πατρίδα γῆν τὴν προσφιλῆ, σὺν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ναυσὶ κεναῖς , καταλιπὼν τὸν χρησ</text:span></text:span><text:span text:style-name="AncientGreek_3a__20_Ἀρχαία_20_ἑλληνικά"><text:span text:style-name="T11">τ</text:span></text:span><text:span text:style-name="AncientGreek_3a__20_Ἀρχαία_20_ἑλληνικά"><text:span text:style-name="T1">ὸν Μενέλαον. Οὕτω ποτέ τις λέξει . τηνικαῦτα μοι χάνοι εὐρέως ἡ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γῇ. Πρὸς αὐτὸν δὲ ὁ πυῤῥὸς Μενέλαος θαρσοποιῶν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εἶπε· θάῤῥει, μὴ δ᾽ ἔτι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ἐκφόβει τὸν λαὸν τῶν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61</text:span></text:span></text:p>
      <text:p text:style-name="P1"><text:span text:style-name="AncientGreek_3a__20_Ἀρχαία_20_ἑλληνικά"><text:span text:style-name="T1"/></text:span></text:p>
      <text:p text:style-name="P7"><text:span text:style-name="AncientGreek_3a__20_Ἀρχαία_20_ἑλληνικά"><text:span text:style-name="T1">Ἑλλήνων, οὐκ ἐν ἐπικινδύνῳ τόπῳ ἐπάγῃ τὸ ὀξὺ βέλος· ἀλλ᾽ ἔμπροσθεν ἐκώλυσεν ἡ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παμπιλωτάτη ζώ</text:span></text:span><text:span text:style-name="AncientGreek_3a__20_Ἀρχαία_20_ἑλληνικά"><text:span text:style-name="T11">νη</text:span></text:span><text:span text:style-name="AncientGreek_3a__20_Ἀρχαία_20_ἑλληνικά"><text:span text:style-name="T1">, καὶ κάτωθεν τὸ ζῶμα τοῦ θώρακος, καὶ ἡ μίτρα, ἣν ἄνδρες χαλκεῖς κατεσκεύασαν . Πρὸς αὐτὸν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δὲ ἀποκρινόμενος εἶπεν Ἀγαμέμνων ὁ βασιλεὺς · εἴθε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δὴ οὕτως εἴη, ὦ φίλτατε Μενέλαε, τὸ τραῦμα δὲ ὁ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ἰατρὸς ἀπομά</text:span></text:span><text:span text:style-name="AncientGreek_3a__20_Ἀρχαία_20_ἑλληνικά"><text:span text:style-name="T11">ξ</text:span></text:span><text:span text:style-name="AncientGreek_3a__20_Ἀρχαία_20_ἑλληνικά"><text:span text:style-name="T1">εται, καὶ ἐπιβαλεῖ φάρμακα, ἅπερ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ἂν παύσῃ σε τῶν μελαίνων ὀδυνῶν. Εἶπε, καὶ πρὸς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Ταλθύβιον τὸν θεῖον κήρυκα ἔλεγεν· ὦ Ταλθύβιε,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ὅσον τάχος καλέσον ἐνθάδε τὸν Μαχάονα ἄνδρα τὸν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Ἀσκληπ</text:span></text:span><text:span text:style-name="AncientGreek_3a__20_Ἀρχαία_20_ἑλληνικά"><text:span text:style-name="T11">ί</text:span></text:span><text:span text:style-name="AncientGreek_3a__20_Ἀρχαία_20_ἑλληνικά"><text:span text:style-name="T1">ο</text:span></text:span><text:span text:style-name="AncientGreek_3a__20_Ἀρχαία_20_ἑλληνικά"><text:span text:style-name="T11">υ </text:span></text:span><text:span text:style-name="AncientGreek_3a__20_Ἀρχαία_20_ἑλληνικά"><text:span text:style-name="T1">τῇ ἀμέμπτ</text:span></text:span><text:span text:style-name="AncientGreek_3a__20_Ἀρχαία_20_ἑλληνικά"><text:span text:style-name="T11">ου</text:span></text:span><text:span text:style-name="AncientGreek_3a__20_Ἀρχαία_20_ἑλληνικά"><text:span text:style-name="T1"> ἰατρ</text:span></text:span><text:span text:style-name="AncientGreek_3a__20_Ἀρχαία_20_ἑλληνικά"><text:span text:style-name="T11">οῦ</text:span></text:span><text:span text:style-name="AncientGreek_3a__20_Ἀρχαία_20_ἑλληνικά"><text:span text:style-name="T1"> υἱὸν, ὅπως ἴδῃ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Μενέλαον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τὸν πολεμικὸν τὸν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ἀρχηγὸν τῶν Ἑλλήνων, ὃν τοξεύσας τις ἔτρωσεν ἔμπειρος ὢν τοξικῆς ἀπὸ τῶν Τρῴων, ἢ τῶν Λυκίων , τούτῳ μὲν δοξα , ἡμῖν δὲ λύπη,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καὶ θρῆνος. Οὕτως εἶπεν· οὐκ ἠπείθησε δὲ αὐτῷ ὁ κῆρυξ ἀκούσας· ἀπῆλθε δὲ πορεύεσθαι κατὰ τὴν πληθὺν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τῶν σιδηροθωράκων ῾Ελλήνων , περισκοπῶν Μαχάονα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τὸν ἥρωα · ἐθεάσατο δὲ αὐτὸν ἑ</text:span></text:span><text:span text:style-name="AncientGreek_3a__20_Ἀρχαία_20_ἑλληνικά"><text:span text:style-name="T11">στ</text:span></text:span><text:span text:style-name="AncientGreek_3a__20_Ἀρχαία_20_ἑλληνικά"><text:span text:style-name="T1">ῶτα, περὶ δὲ αὐτὸν αἱ ἰσχυραὶ τάξεις ἦσαν τῶν πολεμικῶν λαῶν,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οἳ ἠκολούθουν αὐτῷ ἐκ Τρίκκης τῆς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ἱπποτρόφου.</text:span></text:span><text:span text:style-name="AncientGreek_3a__20_Ἀρχαία_20_ἑλληνικά"><text:span text:style-name="T11"> </text:span></text:span><text:span text:style-name="AncientGreek_3a__20_Ἀρχαία_20_ἑλληνικά"><text:span text:style-name="T1">πλησίον δὲ στὰς λόγους ταχεῖς ἔλεγεν αὐτῷ · </text:span></text:span><text:span text:style-name="AncientGreek_3a__20_Ἀρχαία_20_ἑλληνικά"><text:span text:style-name="T12">ὧ</text:span></text:span><text:span text:style-name="AncientGreek_3a__20_Ἀρχαία_20_ἑλληνικά"><text:span text:style-name="T1"> </text:span></text:span><text:span text:style-name="AncientGreek_3a__20_Ἀρχαία_20_ἑλληνικά"><text:span text:style-name="T11">υἱὲ </text:span></text:span><text:span text:style-name="AncientGreek_3a__20_Ἀρχαία_20_ἑλληνικά"><text:span text:style-name="T1">τοῦ </text:span></text:span><text:span text:style-name="AncientGreek_3a__20_Ἀρχαία_20_ἑλληνικά"><text:span text:style-name="T12">Ἀ</text:span></text:span><text:span text:style-name="AncientGreek_3a__20_Ἀρχαία_20_ἑλληνικά"><text:span text:style-name="T1">σκληπίου ἐγείρου, καλεῖ σε </text:span></text:span><text:span text:style-name="AncientGreek_3a__20_Ἀρχαία_20_ἑλληνικά"><text:span text:style-name="T12">Ἀ</text:span></text:span><text:span text:style-name="AncientGreek_3a__20_Ἀρχαία_20_ἑλληνικά"><text:span text:style-name="T1">γαμέμνων ὁ βασιλεὺς, ὅπως ἴδῃς Μενέλαον τὸν πολεμικὸν υἱὸν τοῦ</text:span></text:span><text:span text:style-name="AncientGreek_3a__20_Ἀρχαία_20_ἑλληνικά"><text:span text:style-name="T12"> Ἀ</text:span></text:span><text:span text:style-name="AncientGreek_3a__20_Ἀρχαία_20_ἑλληνικά"><text:span text:style-name="T1">τρέως, ὃν τοξεύσας τις</text:span></text:span><text:span text:style-name="AncientGreek_3a__20_Ἀρχαία_20_ἑλληνικά"><text:span text:style-name="T12"> </text:span></text:span><text:span text:style-name="AncientGreek_3a__20_Ἀρχαία_20_ἑλληνικά"><text:span text:style-name="T1">ἔτρωσεν ἔμπειρος ὢν τοξι</text:span></text:span><text:span text:style-name="AncientGreek_3a__20_Ἀρχαία_20_ἑλληνικά"><text:span text:style-name="T12">κ</text:span></text:span><text:span text:style-name="AncientGreek_3a__20_Ἀρχαία_20_ἑλληνικά"><text:span text:style-name="T1">ῆς ἀπὸ τῶν Τρῴων, ἢ τῶν Λυκίων· τούτῳ μὲν δόξα, ἡμῖν δὲ λύπη καὶ </text:span></text:span><text:soft-page-break/><text:span text:style-name="AncientGreek_3a__20_Ἀρχαία_20_ἑλληνικά"><text:span text:style-name="T1">θρῆνος. Οὕτως εἶπε· τ</text:span></text:span><text:span text:style-name="AncientGreek_3a__20_Ἀρχαία_20_ἑλληνικά"><text:span text:style-name="T12">ού</text:span></text:span><text:span text:style-name="AncientGreek_3a__20_Ἀρχαία_20_ἑλληνικά"><text:span text:style-name="T1">τῳ δὲ</text:span></text:span><text:span text:style-name="AncientGreek_3a__20_Ἀρχαία_20_ἑλληνικά"><text:span text:style-name="T12"> </text:span></text:span><text:span text:style-name="AncientGreek_3a__20_Ἀρχαία_20_ἑλληνικά"><text:span text:style-name="T1">τὸν λογισμὸν ἐν τῷ σ</text:span></text:span><text:span text:style-name="AncientGreek_3a__20_Ἀρχαία_20_ἑλληνικά"><text:span text:style-name="T12">τ</text:span></text:span><text:span text:style-name="AncientGreek_3a__20_Ἀρχαία_20_ἑλληνικά"><text:span text:style-name="T1">ήθει ἐτάραξε· ὥρμηνται δὲ πορεύεσθαι κατὰ τὴν πληθὺν τῶν σιδηροθωράκων Ἑλλήνων· ἀλλ᾿ ὁπηνίκα ἀφίκετο, ὅπου ὁ πυῤῥὸς Μενέλαος τετρωμένος ἦν, περὶ αὐτὸν δὲ συνηθροισμένοι ἦσαν ὅσοι ἄρι</text:span></text:span><text:span text:style-name="AncientGreek_3a__20_Ἀρχαία_20_ἑλληνικά"><text:span text:style-name="T12">στ</text:span></text:span><text:span text:style-name="AncientGreek_3a__20_Ἀρχαία_20_ἑλληνικά"><text:span text:style-name="T1">οι κύκλῳ·</text:span></text:span><text:span text:style-name="AncientGreek_3a__20_Ἀρχαία_20_ἑλληνικά"><text:span text:style-name="T12"> </text:span></text:span><text:span text:style-name="AncientGreek_3a__20_Ἀρχαία_20_ἑλληνικά"><text:span text:style-name="T1">ὁ δὲ ἰσόθεος ἀνὴρ ἐν μέσῳ αὐτῶν ἔσ</text:span></text:span><text:span text:style-name="AncientGreek_3a__20_Ἀρχαία_20_ἑλληνικά"><text:span text:style-name="T12">τ</text:span></text:span><text:span text:style-name="AncientGreek_3a__20_Ἀρχαία_20_ἑλληνικά"><text:span text:style-name="T1">ῃ, εὐθέως δὲ ἐκ τῆς ζώνης τῆς ἡρμοσμένης</text:span></text:span><text:span text:style-name="AncientGreek_3a__20_Ἀρχαία_20_ἑλληνικά"><text:span text:style-name="T12"> </text:span></text:span><text:span text:style-name="AncientGreek_3a__20_Ἀρχαία_20_ἑλληνικά"><text:span text:style-name="T1">ἀνέσπα</text:span></text:span><text:span text:style-name="AncientGreek_3a__20_Ἀρχαία_20_ἑλληνικά"><text:span text:style-name="T12"> </text:span></text:span><text:span text:style-name="AncientGreek_3a__20_Ἀρχαία_20_ἑλληνικά"><text:span text:style-name="T1">τὸ βέλος, τούτου δὲ</text:span></text:span><text:span text:style-name="AncientGreek_3a__20_Ἀρχαία_20_ἑλληνικά"><text:span text:style-name="T12"> </text:span></text:span><text:span text:style-name="AncientGreek_3a__20_Ἀρχαία_20_ἑλληνικά"><text:span text:style-name="T1">ἀνασπωμένου εἰς το</text:span></text:span><text:span text:style-name="AncientGreek_3a__20_Ἀρχαία_20_ἑλληνικά"><text:span text:style-name="T12">ὐ</text:span></text:span><text:span text:style-name="AncientGreek_3a__20_Ἀρχαία_20_ἑλληνικά"><text:span text:style-name="T1">πίσω,</text:span></text:span></text:p>
      <text:p text:style-name="P1"><text:span text:style-name="AncientGreek_3a__20_Ἀρχαία_20_ἑλληνικά"><text:span text:style-name="T1"><text:s/></text:span></text:span></text:p>
      <text:p text:style-name="P1"><text:span text:style-name="AncientGreek_3a__20_Ἀρχαία_20_ἑλληνικά"><text:span text:style-name="T1"><text:s/>ΠΑΡΑΦΡΑΣΙΣ . 163.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ἀνεκάμφθησαν αἱ ὀξεῖαι </text:span></text:span><text:span text:style-name="AncientGreek_3a__20_Ἀρχαία_20_ἑλληνικά"><text:span text:style-name="T12">ἀ</text:span></text:span><text:span text:style-name="AncientGreek_3a__20_Ἀρχαία_20_ἑλληνικά"><text:span text:style-name="T1">κίδες· ἔλυσε δὲ αὐτῷ τὴν</text:span></text:span><text:span text:style-name="AncientGreek_3a__20_Ἀρχαία_20_ἑλληνικά"><text:span text:style-name="T12"> </text:span></text:span><text:span text:style-name="AncientGreek_3a__20_Ἀρχαία_20_ἑλληνικά"><text:span text:style-name="T1">ποικιλωτάτην ζώνην, καὶ κάτωθεν τὸ ζῶμα τοῦ θώρακος, καὶ τὴν μίτραν, ἣν χαλκεῖς ἄνδρες κατεσκεύασαν. ἐπεὶ δὲ ἐθεάσατο τὸ τραῦμα, ὅπου ἐνέπεσε τὸ</text:span></text:span><text:span text:style-name="AncientGreek_3a__20_Ἀρχαία_20_ἑλληνικά"><text:span text:style-name="T12"> </text:span></text:span><text:span text:style-name="AncientGreek_3a__20_Ἀρχαία_20_ἑλληνικά"><text:span text:style-name="T1">πικρὸν βέλος, τὸ αἷμα ἐκθλίψας, καὶ ἐκπιέσας, ἐπέβαλλε τὰ πραϋντικὰ φάρμακα, εἰδήμων ὤν, ἅπερ ποτε τῷ πατρὶ αὐτοῦ Χείρων ἔδωκεν εὔνους </text:span></text:span><text:span text:style-name="AncientGreek_3a__20_Ἀρχαία_20_ἑλληνικά"><text:span text:style-name="T12">ὢ</text:span></text:span><text:span text:style-name="AncientGreek_3a__20_Ἀρχαία_20_ἑλληνικά"><text:span text:style-name="T1">ν αὐτῷ.</text:span></text:span><text:span text:style-name="AncientGreek_3a__20_Ἀρχαία_20_ἑλληνικά"><text:span text:style-name="T12"> </text:span></text:span><text:span text:style-name="AncientGreek_3a__20_Ἀρχαία_20_ἑλληνικά"><text:span text:style-name="T1">ἐν ὅσῳ δὲ οὗτοι ἐνήργ</text:span></text:span><text:span text:style-name="AncientGreek_3a__20_Ἀρχαία_20_ἑλληνικά"><text:span text:style-name="T12">ου</text:span></text:span><text:span text:style-name="AncientGreek_3a__20_Ἀρχαία_20_ἑλληνικά"><text:span text:style-name="T1">ν περὶ Μενέλαον τὸν ἀγαθὸν τὰ</text:span></text:span><text:span text:style-name="AncientGreek_3a__20_Ἀρχαία_20_ἑλληνικά"><text:span text:style-name="T12"> </text:span></text:span><text:span text:style-name="AncientGreek_3a__20_Ἀρχαία_20_ἑλληνικά"><text:span text:style-name="T1">πολεμικά, ἐν τοσούτῳ ἐπῆλθον αἱ τάξεις τῶν</text:span></text:span><text:span text:style-name="AncientGreek_3a__20_Ἀρχαία_20_ἑλληνικά"><text:span text:style-name="T12"> </text:span></text:span><text:span text:style-name="AncientGreek_3a__20_Ἀρχαία_20_ἑλληνικά"><text:span text:style-name="T1">πολεμικῶν Τρῴων· οἱ δὲ πάλιν τὰ ὅπλα ἐνεδύσαντο, καὶ τῆς μάχης</text:span></text:span><text:span text:style-name="AncientGreek_3a__20_Ἀρχαία_20_ἑλληνικά"><text:span text:style-name="T12"> </text:span></text:span><text:span text:style-name="AncientGreek_3a__20_Ἀρχαία_20_ἑλληνικά"><text:span text:style-name="T1">ἐμνήσθησαν.</text:span></text:span><text:span text:style-name="AncientGreek_3a__20_Ἀρχαία_20_ἑλληνικά"><text:span text:style-name="T12"> </text:span></text:span><text:span text:style-name="AncientGreek_3a__20_Ἀρχαία_20_ἑλληνικά"><text:span text:style-name="T1">τότε οὐκ ἂν νυ</text:span></text:span><text:span text:style-name="AncientGreek_3a__20_Ἀρχαία_20_ἑλληνικά"><text:span text:style-name="T12">στ</text:span></text:span><text:span text:style-name="AncientGreek_3a__20_Ἀρχαία_20_ἑλληνικά"><text:span text:style-name="T1">άζοντα ἴδοις τὸν ἔνδοξον </text:span></text:span><text:span text:style-name="AncientGreek_3a__20_Ἀρχαία_20_ἑλληνικά"><text:span text:style-name="T12">Ἀ</text:span></text:span><text:span text:style-name="AncientGreek_3a__20_Ἀρχαία_20_ἑλληνικά"><text:span text:style-name="T1">γαμέμνονα, οὐδὲ δειλιῶντα,</text:span></text:span><text:span text:style-name="AncientGreek_3a__20_Ἀρχαία_20_ἑλληνικά"><text:span text:style-name="T12"> </text:span></text:span><text:span text:style-name="AncientGreek_3a__20_Ἀρχαία_20_ἑλληνικά"><text:span text:style-name="T1">οὐδὲ οὐκ ἐθέλοντ</text:span></text:span><text:span text:style-name="AncientGreek_3a__20_Ἀρχαία_20_ἑλληνικά"><text:span text:style-name="T12">α</text:span></text:span><text:span text:style-name="AncientGreek_3a__20_Ἀρχαία_20_ἑλληνικά"><text:span text:style-name="T1"> πολεμεῖν· ἀλλὰ πάνυ ἐπειγόμενον εἰς τὴν μάχην</text:span></text:span><text:span text:style-name="AncientGreek_3a__20_Ἀρχαία_20_ἑλληνικά"><text:span text:style-name="T12"> </text:span></text:span><text:span text:style-name="AncientGreek_3a__20_Ἀρχαία_20_ἑλληνικά"><text:span text:style-name="T1">τὴν τοὺς ἄνδρας δοξάζουσαν· τοὺς ἵππους μὲν γὰρ κατέλιπε καὶ τὰ ἅρματα τὰ σιδήρῳ ποικίλως κατεσκευασμένα, καὶ τούτους μὲν ὁ ὑπηρέτης π</text:span></text:span><text:span text:style-name="AncientGreek_3a__20_Ἀρχαία_20_ἑλληνικά"><text:span text:style-name="T12">ό</text:span></text:span><text:span text:style-name="AncientGreek_3a__20_Ἀρχαία_20_ἑλληνικά"><text:span text:style-name="T1">ῤῥω</text:span></text:span><text:span text:style-name="AncientGreek_3a__20_Ἀρχαία_20_ἑλληνικά"><text:span text:style-name="T12"> </text:span></text:span><text:span text:style-name="AncientGreek_3a__20_Ἀρχαία_20_ἑλληνικά"><text:span text:style-name="T1">τῆς μάχης κατεῖχε πνευ</text:span></text:span><text:span text:style-name="AncientGreek_3a__20_Ἀρχαία_20_ἑλληνικά"><text:span text:style-name="T12">στ</text:span></text:span><text:span text:style-name="AncientGreek_3a__20_Ἀρχαία_20_ἑλληνικά"><text:span text:style-name="T1">ιῶντας ὁ Εὐρυμέδων ὁ υἱὸς τοῦ</text:span></text:span><text:span text:style-name="AncientGreek_3a__20_Ἀρχαία_20_ἑλληνικά"><text:span text:style-name="T12"> </text:span></text:span><text:span text:style-name="AncientGreek_3a__20_Ἀρχαία_20_ἑλληνικά"><text:span text:style-name="T1">Πτολεμαίου τοῦ υ</text:span></text:span><text:span text:style-name="AncientGreek_3a__20_Ἀρχαία_20_ἑλληνικά"><text:span text:style-name="T12">ἱ</text:span></text:span><text:span text:style-name="AncientGreek_3a__20_Ἀρχαία_20_ἑλληνικά"><text:span text:style-name="T1">οῦ τοῦ Πειραίου. τούτῳ πάνυ πολλὰ ἐπέταττε προσαγαγεῖν αὐτῷ , ὅταν αὐτὸν κατὰ τὰ μέλη κόπος καταλάβῃ πολλοὺς ἡγεμονικῶς διατάσσοντα·</text:span></text:span><text:span text:style-name="AncientGreek_3a__20_Ἀρχαία_20_ἑλληνικά"><text:span text:style-name="T12"> </text:span></text:span><text:span text:style-name="AncientGreek_3a__20_Ἀρχαία_20_ἑλληνικά"><text:span text:style-name="T1">ὁ δὲ πεζὸς ὢν ἐπήρχετο τὰς τάξεις τῶν ἀνδρῶν· καὶ</text:span></text:span><text:span text:style-name="AncientGreek_3a__20_Ἀρχαία_20_ἑλληνικά"><text:span text:style-name="T12"> </text:span></text:span><text:span text:style-name="AncientGreek_3a__20_Ἀρχαία_20_ἑλληνικά"><text:span text:style-name="T1">δὴ οὓς μὲν ἀπὸ τῶν Ἑλλήνων τῶν ταχεῖς ἵππους ἐχόντων ἴδεν </text:span></text:span><text:span text:style-name="AncientGreek_3a__20_Ἀρχαία_20_ἑλληνικά"><text:span text:style-name="T12">ἐ</text:span></text:span><text:span text:style-name="AncientGreek_3a__20_Ἀρχαία_20_ἑλληνικά"><text:span text:style-name="T1">πειγομένους, τούτους πάνυ ἐθαρσοποίει</text:span></text:span><text:span text:style-name="AncientGreek_3a__20_Ἀρχαία_20_ἑλληνικά"><text:span text:style-name="T12"> </text:span></text:span><text:span text:style-name="AncientGreek_3a__20_Ἀρχαία_20_ἑλληνικά"><text:span text:style-name="T1">λόγοις πλησίον ἑ</text:span></text:span><text:span text:style-name="AncientGreek_3a__20_Ἀρχαία_20_ἑλληνικά"><text:span text:style-name="T13">στὼ</text:span></text:span><text:span text:style-name="AncientGreek_3a__20_Ἀρχαία_20_ἑλληνικά"><text:span text:style-name="T1">ς· ὦ </text:span></text:span><text:span text:style-name="AncientGreek_3a__20_Ἀρχαία_20_ἑλληνικά"><text:span text:style-name="T13">Ἕ</text:span></text:span><text:span text:style-name="AncientGreek_3a__20_Ἀρχαία_20_ἑλληνικά"><text:span text:style-name="T1">λληνες,</text:span></text:span><text:span text:style-name="AncientGreek_3a__20_Ἀρχαία_20_ἑλληνικά"><text:span text:style-name="T13"> </text:span></text:span><text:span text:style-name="AncientGreek_3a__20_Ἀρχαία_20_ἑλληνικά"><text:span text:style-name="T1">μηδαμῶς ἀμελεῖτε</text:span></text:span><text:span text:style-name="AncientGreek_3a__20_Ἀρχαία_20_ἑλληνικά"><text:span text:style-name="T13"> </text:span></text:span><text:span text:style-name="AncientGreek_3a__20_Ἀρχαία_20_ἑλληνικά"><text:span text:style-name="T1">τῆς ὁρμητικῆς ἰσχύος, οὐ γὰρ ἐπὶ ψεύσμασι Ζεὺς ὁ</text:span></text:span><text:span text:style-name="AncientGreek_3a__20_Ἀρχαία_20_ἑλληνικά"><text:span text:style-name="T13"> </text:span></text:span><text:span text:style-name="AncientGreek_3a__20_Ἀρχαία_20_ἑλληνικά"><text:span text:style-name="T1">πατὴρ ἔσ</text:span></text:span><text:span text:style-name="AncientGreek_3a__20_Ἀρχαία_20_ἑλληνικά"><text:span text:style-name="T13">τ</text:span></text:span><text:span text:style-name="AncientGreek_3a__20_Ἀρχαία_20_ἑλληνικά"><text:span text:style-name="T1">αι βοηθ</text:span></text:span><text:span text:style-name="AncientGreek_3a__20_Ἀρχαία_20_ἑλληνικά"><text:span text:style-name="T13">ὸ</text:span></text:span><text:span text:style-name="AncientGreek_3a__20_Ἀρχαία_20_ἑλληνικά"><text:span text:style-name="T1">ς· ἀλλ᾽ οἵτινες πρότερον τοὺς ὅρκους</text:span></text:span><text:span text:style-name="AncientGreek_3a__20_Ἀρχαία_20_ἑλληνικά"><text:span text:style-name="T13"> </text:span></text:span><text:span text:style-name="AncientGreek_3a__20_Ἀρχαία_20_ἑλληνικά"><text:span text:style-name="T1">ἔβλαψαν,</text:span></text:span><text:span text:style-name="AncientGreek_3a__20_Ἀρχαία_20_ἑλληνικά"><text:span text:style-name="T13"> </text:span></text:span><text:span text:style-name="AncientGreek_3a__20_Ἀρχαία_20_ἑλληνικά"><text:span text:style-name="T1">τούτων μὲν αὐτῶν</text:span></text:span><text:span text:style-name="AncientGreek_3a__20_Ἀρχαία_20_ἑλληνικά"><text:span text:style-name="T13"> </text:span></text:span><text:span text:style-name="AncientGreek_3a__20_Ἀρχαία_20_ἑλληνικά"><text:span text:style-name="T1">τὰ ἁπαλ</text:span></text:span><text:span text:style-name="AncientGreek_3a__20_Ἀρχαία_20_ἑλληνικά"><text:span text:style-name="T13">ὰ</text:span></text:span><text:span text:style-name="AncientGreek_3a__20_Ἀρχαία_20_ἑλληνικά"><text:span text:style-name="T1"> σώματα οἱ γῦπες κατεσθί</text:span></text:span><text:span text:style-name="AncientGreek_3a__20_Ἀρχαία_20_ἑλληνικά"><text:span text:style-name="T13">ου</text:span></text:span><text:span text:style-name="AncientGreek_3a__20_Ἀρχαία_20_ἑλληνικά"><text:span text:style-name="T1">σιν· ἡμεῖς δὲ τὰς προσφιλεῖς αὐτῶν γυναῖκας, καὶ τὰ μικρὰ τέκνα ἀπάξομεν διὰ τῶν νεῶν, ἐπειδὰν κρατήσωμεν τοῦ πολίσματος· οὕστινας δὲ ἀμελοῦντας ἴδε τοῦ μισητοῦ πολέμου , τούτους λίαν ὀνείδιζε λόγοις ὀργίλοις καὶ λυπηροῖς· </text:span></text:span><text:span text:style-name="AncientGreek_3a__20_Ἀρχαία_20_ἑλληνικά"><text:span text:style-name="T13">ὦ </text:span></text:span><text:span text:style-name="AncientGreek_3a__20_Ἀρχαία_20_ἑλληνικά"><text:span text:style-name="T1">Ἕλληνες περὶ</text:span></text:span><text:span text:style-name="AncientGreek_3a__20_Ἀρχαία_20_ἑλληνικά"><text:span text:style-name="T13"> </text:span></text:span><text:span text:style-name="AncientGreek_3a__20_Ἀρχαία_20_ἑλληνικά"><text:span text:style-name="T1">τοὺς πεπονημένοι, ἐπονείδιστοι, οὐκ αἰδεῖσθε; τίποτε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65</text:span></text:span></text:p>
      <text:p text:style-name="P1"><text:span text:style-name="AncientGreek_3a__20_Ἀρχαία_20_ἑλληνικά"><text:span text:style-name="T1">οὕτως ἑ</text:span></text:span><text:span text:style-name="AncientGreek_3a__20_Ἀρχαία_20_ἑλληνικά"><text:span text:style-name="T13">στ</text:span></text:span><text:span text:style-name="AncientGreek_3a__20_Ἀρχαία_20_ἑλληνικά"><text:span text:style-name="T1">ήκατε ἐκπεπληγμένοι καθάπερ ἐλάφων γεννήματα; ἅπερ ἐπειδὴ κεκμήκασι τρέχοντα διὰ τὸ πεδίου, ἑ</text:span></text:span><text:span text:style-name="AncientGreek_3a__20_Ἀρχαία_20_ἑλληνικά"><text:span text:style-name="T13">στ</text:span></text:span><text:span text:style-name="AncientGreek_3a__20_Ἀρχαία_20_ἑλληνικά"><text:span text:style-name="T1">ήκασιν, οὐδέ τις αὐτοῖς ἐν λογισμῷ γίνεται</text:span></text:span><text:span text:style-name="AncientGreek_3a__20_Ἀρχαία_20_ἑλληνικά"><text:span text:style-name="T13"> </text:span></text:span><text:span text:style-name="AncientGreek_3a__20_Ἀρχαία_20_ἑλληνικά"><text:span text:style-name="T1">ἰσχὺς· οὕτως ὑμεῖς ἑστήκατε</text:span></text:span><text:span text:style-name="AncientGreek_3a__20_Ἀρχαία_20_ἑλληνικά"><text:span text:style-name="T13"> </text:span></text:span><text:span text:style-name="AncientGreek_3a__20_Ἀρχαία_20_ἑλληνικά"><text:span text:style-name="T1">ἐπτοημένοι , οὐδὲ πολεμεῖτε, ἢ προσκαρτερεῖτε πλησίον τοὺς Τρῷας ἐλθεῖν,</text:span></text:span><text:span text:style-name="AncientGreek_3a__20_Ἀρχαία_20_ἑλληνικά"><text:span text:style-name="T13"> </text:span></text:span><text:span text:style-name="AncientGreek_3a__20_Ἀρχαία_20_ἑλληνικά"><text:span text:style-name="T1">ὅπου</text:span></text:span><text:span text:style-name="AncientGreek_3a__20_Ἀρχαία_20_ἑλληνικά"><text:span text:style-name="T13"> </text:span></text:span><text:span text:style-name="AncientGreek_3a__20_Ἀρχαία_20_ἑλληνικά"><text:span text:style-name="T1">αἱ νῆες αἱ καλὰς πρύμνας ἔχουσαι εἱλκυσμένα</text:span></text:span><text:span text:style-name="AncientGreek_3a__20_Ἀρχαία_20_ἑλληνικά"><text:span text:style-name="T13"> </text:span></text:span><text:span text:style-name="AncientGreek_3a__20_Ἀρχαία_20_ἑλληνικά"><text:span text:style-name="T1">εἰσὶ ἐπὶ τῷ αἰγιαλῷ τῆς λευκῆς θαλάσσης, ὅπως ἴδητε ἐὰν ὑμῖν ὑπερεκτείνῃ τὴν χεῖρα, καὶ βοηθήσῃ ὁ </text:span></text:span><text:span text:style-name="AncientGreek_3a__20_Ἀρχαία_20_ἑλληνικά"><text:span text:style-name="T13">υἱὸς</text:span></text:span><text:span text:style-name="AncientGreek_3a__20_Ἀρχαία_20_ἑλληνικά"><text:span text:style-name="T1"> τοῦ Κρόνου; Οὕτω μὲν ὁ Ἀγαμέμνων ἔργα πρέποντα βασιλέων πράττων ἐπήρχετο τὰς</text:span></text:span><text:span text:style-name="AncientGreek_3a__20_Ἀρχαία_20_ἑλληνικά"><text:span text:style-name="T13"> </text:span></text:span><text:span text:style-name="AncientGreek_3a__20_Ἀρχαία_20_ἑλληνικά"><text:span text:style-name="T1">τάξεις τῶν</text:span></text:span><text:span text:style-name="AncientGreek_3a__20_Ἀρχαία_20_ἑλληνικά"><text:span text:style-name="T13"> </text:span></text:span><text:span text:style-name="AncientGreek_3a__20_Ἀρχαία_20_ἑλληνικά"><text:span text:style-name="T1">ἀνδρῶν. Ἦλθε δὲ ἐπὶ τοῖς Κρησὶ</text:span></text:span><text:span text:style-name="AncientGreek_3a__20_Ἀρχαία_20_ἑλληνικά"><text:span text:style-name="T13"> </text:span></text:span><text:span text:style-name="AncientGreek_3a__20_Ἀρχαία_20_ἑλληνικά"><text:span text:style-name="T1">πορευόμενος κατὰ τὰς συστροφὰς τῶν ἀνδρῶν· οὗτοι δὲ</text:span></text:span><text:span text:style-name="AncientGreek_3a__20_Ἀρχαία_20_ἑλληνικά"><text:span text:style-name="T13"> </text:span></text:span><text:span text:style-name="AncientGreek_3a__20_Ἀρχαία_20_ἑλληνικά"><text:span text:style-name="T1">περὶ Ἰδομενέα τὸν συνετὸν καθωπλίζοντο· ὁ</text:span></text:span><text:span text:style-name="AncientGreek_3a__20_Ἀρχαία_20_ἑλληνικά"><text:span text:style-name="T13"> </text:span></text:span><text:span text:style-name="AncientGreek_3a__20_Ἀρχαία_20_ἑλληνικά"><text:span text:style-name="T1">Ἰδομενεὺς μὲν ἐν τοῖς πρωταγωνισταῖς ὅμοιος τῇ δυν</text:span></text:span><text:span text:style-name="AncientGreek_3a__20_Ἀρχαία_20_ἑλληνικά"><text:span text:style-name="T13">ά</text:span></text:span><text:span text:style-name="AncientGreek_3a__20_Ἀρχαία_20_ἑλληνικά"><text:span text:style-name="T1">μει κάπρῳ, ὁ Μηριόνης δὲ</text:span></text:span><text:span text:style-name="AncientGreek_3a__20_Ἀρχαία_20_ἑλληνικά"><text:span text:style-name="T13"> </text:span></text:span><text:span text:style-name="AncientGreek_3a__20_Ἀρχαία_20_ἑλληνικά"><text:span text:style-name="T1">αὐτῷ τὰς ἐσχάτας τάξεις παρώξυνε· τούτους δὲ θεασάμενος Ἀγαμέμνων ὁ</text:span></text:span><text:span text:style-name="AncientGreek_3a__20_Ἀρχαία_20_ἑλληνικά"><text:span text:style-name="T13"> </text:span></text:span><text:span text:style-name="AncientGreek_3a__20_Ἀρχαία_20_ἑλληνικά"><text:span text:style-name="T1">βασιλεὺς τῶν ἀνδρῶν </text:span></text:span><text:soft-page-break/><text:span text:style-name="AncientGreek_3a__20_Ἀρχαία_20_ἑλληνικά"><text:span text:style-name="T1">ἐχάρη· εὐθέως δὲ πρὸς τὸν</text:span></text:span><text:span text:style-name="AncientGreek_3a__20_Ἀρχαία_20_ἑλληνικά"><text:span text:style-name="T13"> </text:span></text:span><text:span text:style-name="AncientGreek_3a__20_Ἀρχαία_20_ἑλληνικά"><text:span text:style-name="T1">Ἰδομενέα ἔλεγε προσηνεῖς λόγους· ὦ Ἰδομενεῦ, περισσοτέρως μέν σε τιμῶ τῶν τοὺς ταχεῖς ἵππους ἐχόντων Ἑλλήνων,</text:span></text:span><text:span text:style-name="AncientGreek_3a__20_Ἀρχαία_20_ἑλληνικά"><text:span text:style-name="T13"> </text:span></text:span><text:span text:style-name="AncientGreek_3a__20_Ἀρχαία_20_ἑλληνικά"><text:span text:style-name="T1">καὶ ἐν τῷ πολέμῳ,</text:span></text:span><text:span text:style-name="AncientGreek_3a__20_Ἀρχαία_20_ἑλληνικά"><text:span text:style-name="T13"> </text:span></text:span><text:span text:style-name="AncientGreek_3a__20_Ἀρχαία_20_ἑλληνικά"><text:span text:style-name="T1">καὶ ἐν τοῖς ἄλλοις</text:span></text:span><text:span text:style-name="AncientGreek_3a__20_Ἀρχαία_20_ἑλληνικά"><text:span text:style-name="T13"> </text:span></text:span><text:span text:style-name="AncientGreek_3a__20_Ἀρχαία_20_ἑλληνικά"><text:span text:style-name="T1">ἔργοις, καὶ ἐν ταῖς εὐωχίαις, ὁπηνίκα τὸν τοῖς ἐντίμοις διδόμενον καυστικὸν οἶνον οἱ ἔκκριτοι τῶν Ἑλλήνων ἐν τοῖς κρατῆρσι κιρνῶσιν· ἐὰν γὰρ οἱ ἄλλοι οἱ· τὰς</text:span></text:span><text:span text:style-name="AncientGreek_3a__20_Ἀρχαία_20_ἑλληνικά"><text:span text:style-name="T13"> </text:span></text:span><text:span text:style-name="AncientGreek_3a__20_Ἀρχαία_20_ἑλληνικά"><text:span text:style-name="T1">κόμας τρέφοντες </text:span></text:span><text:span text:style-name="AncientGreek_3a__20_Ἀρχαία_20_ἑλληνικά"><text:span text:style-name="T13">Ἕ</text:span></text:span><text:span text:style-name="AncientGreek_3a__20_Ἀρχαία_20_ἑλληνικά"><text:span text:style-name="T1">λληνες μεμερισμένον πίνωσιν,</text:span></text:span><text:span text:style-name="AncientGreek_3a__20_Ἀρχαία_20_ἑλληνικά"><text:span text:style-name="T13"> </text:span></text:span><text:span text:style-name="AncientGreek_3a__20_Ἀρχαία_20_ἑλληνικά"><text:span text:style-name="T1">ἀλλὰ τὸ σὸν ποτήριον πλῆρες ἀεὶ </text:span></text:span><text:span text:style-name="AncientGreek_3a__20_Ἀρχαία_20_ἑλληνικά"><text:span text:style-name="T13">ἵστ</text:span></text:span><text:span text:style-name="AncientGreek_3a__20_Ἀρχαία_20_ἑλληνικά"><text:span text:style-name="T1">αται πιεῖν, ὥσ</text:span></text:span><text:span text:style-name="AncientGreek_3a__20_Ἀρχαία_20_ἑλληνικά"><text:span text:style-name="T13">περ</text:span></text:span><text:span text:style-name="AncientGreek_3a__20_Ἀρχαία_20_ἑλληνικά"><text:span text:style-name="T1"> ἐμοὶ, ἡνίκα ὁ λογισμὸς κελεύει· ἀλλὰ διεγέρθητι πρὸς τὸν πόλεμον τοιοῦτος, οἷος τὸ πρῶτον ἐκαυχῶ εἶναι. Πρὸς τοῦτον δὲ ὁ Ἰδομενεὺς ὁ τῶν</text:span></text:span><text:span text:style-name="AncientGreek_3a__20_Ἀρχαία_20_ἑλληνικά"><text:span text:style-name="T13"> </text:span></text:span><text:span text:style-name="AncientGreek_3a__20_Ἀρχαία_20_ἑλληνικά"><text:span text:style-name="T1">Κρητῶν ἀρχηγὸς ἐξ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ἐναντίου εἶπεν· ὦ ὑ</text:span></text:span><text:span text:style-name="AncientGreek_3a__20_Ἀρχαία_20_ἑλληνικά"><text:span text:style-name="T14">ι</text:span></text:span><text:span text:style-name="AncientGreek_3a__20_Ἀρχαία_20_ἑλληνικά"><text:span text:style-name="T1">ὲ τοῦ Ἀτρέως, λίαν μέν σοι ἐγὼ εὐάρμοστος͵ φίλος ἔσομαι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ὥσπερ πρότερον ὑπ</text:span></text:span><text:span text:style-name="AncientGreek_3a__20_Ἀρχαία_20_ἑλληνικά"><text:span text:style-name="T14">η</text:span></text:span><text:span text:style-name="AncientGreek_3a__20_Ἀρχαία_20_ἑλληνικά"><text:span text:style-name="T1">σχόμην καὶ κατένευσα· ἀλλὰ τοὺς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ἄλλους παρόξυνε Ἕλληνας τοὺς τὴν κόμην τρέφοντας,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ὅπως λίαν ταχέως πολεμῶμεν, ἐπειδὴ συνέχειν καὶ</text:span></text:span></text:p>
      <text:p text:style-name="P1"><text:span text:style-name="AncientGreek_3a__20_Ἀρχαία_20_ἑλληνικά"><text:span text:style-name="T14"/></text:span></text:p>
      <text:p text:style-name="P1"><text:span text:style-name="AncientGreek_3a__20_Ἀρχαία_20_ἑλληνικά"><text:span text:style-name="T1">ΠΑΡΑΦΡΑΣΙΣ . 167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συνέταξαν τοὺς ὅρκους οἱ Τρῶες · αὐτοῖς δὲ θάνατος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καὶ λύπαι μετὰ ταῦτα γενήσονται , ἐπειδὴ πρῶτοι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τοὺς ὅρκους ἔβλαψαν . Οὕτως εἶπεν · ὁ υἱὸς δὲ τοῦ Ἀτρέως παρῆλθε κατὰ ψυχὴν εὐφραινόμενος · παρεγένετο δὲ πρὸς τοὺς Αἴαντας πορευόμενος κατὰ τὴν τάξιν τῶν ἀνδρῶν · οἱ δὲ καθωπλίζοντο , ὁμοῦ δὲ ἠκολούθει νέφος πεζῶν · ὥσπερ δὲ ὅτε ἀφ᾽ ὑψηλοῦ τόπου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ἴδε νέφος ἀνὴρ ποιμὴν αἰγῶν ἐπερχόμενον κατὰ τὸν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πόντον ὑπὸ τῆς Ζεφύρου πνοῆς, τούτῳ δὲ πό</text:span></text:span><text:span text:style-name="AncientGreek_3a__20_Ἀρχαία_20_ἑλληνικά"><text:span text:style-name="T14">ῤῥ</text:span></text:span><text:span text:style-name="AncientGreek_3a__20_Ἀρχαία_20_ἑλληνικά"><text:span text:style-name="T1">ωθέν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ὑπάρχοντι μέλαν, καθάπερ πίσσα, φαίνεται πορευόμενον κατὰ θάλασσαν, φέρει δὲ συστροφὴν μετὰ ὄμβρου πολλὴν· ἐφοβήθη δὲ ἰδὼν,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καὶ ὑπὸ τὸ σπήλαιον συνήλασε τὰς αἶγας· τοιαῦται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μετὰ τῶν Αἰάντων φάλαγγες πυκναὶ νέων ἐνδόξως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τραφέντων, ἐκινοῦντο ἐπὶ τὸν ἀφανιστικὸν πόλεμον,</text:span></text:span></text:p>
      <text:p text:style-name="P1"><text:span text:style-name="AncientGreek_3a__20_Ἀρχαία_20_ἑλληνικά"><text:span text:style-name="T1">μέλαιναι ταῖς ἀσπίσι, καὶ ὠρθωμέναι τοῖς δόρασιν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οὖσαι· καὶ τούτους μὲν θεασάμενος Ἀγαμέμνων ὁ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βασιλεὺς εὐφράνθη, καὶ φωνήσας πρὸς αὐτοὺς λόγους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ταχεῖς ἔλεγεν· ὦ Αἴαντες ἡγεμόνες τῶν σιδηροθωράκων Ἑλλήνων, ὑμῖν μὲν, οὐ γὰρ δεῖ, παροξύνειν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ὑμᾶς οὐδὲν κελεύω· αὐτοὶ γὰρ καὶ λίαν παρακελεύεσθε τῷ λαῷ μάχεσθαι ἰσχυρῶς εἴθε γὰρ, ὦ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Ζεῦ πατέρ, καὶ Ἀθ</text:span></text:span><text:span text:style-name="AncientGreek_3a__20_Ἀρχαία_20_ἑλληνικά"><text:span text:style-name="T14">η</text:span></text:span><text:span text:style-name="AncientGreek_3a__20_Ἀρχαία_20_ἑλληνικά"><text:span text:style-name="T1">ν</text:span></text:span><text:span text:style-name="AncientGreek_3a__20_Ἀρχαία_20_ἑλληνικά"><text:span text:style-name="T14">ᾶ</text:span></text:span><text:span text:style-name="AncientGreek_3a__20_Ἀρχαία_20_ἑλληνικά"><text:span text:style-name="T1">, καὶ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Ἄπολλον, τοιαύτη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προθυμία γένοιτο πᾶσιν ἐν τοῖς στήθεσι·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τούτῳ γὰρ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ἂν ταχέως κλινθείη ἡ πόλις Πριάμου τοῦ βασιλέως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κρατηθεῖσα, καὶ πορθηθεῖσα ὑπὸ τῶν ἡμετέρων χειρῶν. Οὕτως εἰπὼν, αὐτοὺς μὲν κατέλιπεν αὐτόθι,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ἐπὶ δὲ τοὺς ἄλλους ἐπορεύθη. ἐκεῖ δὲ οὗτος κατέλαβε Νέστορα τὸν ὀξύφωνον δημηγόρον τῶν Πυλίων,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τοὺς ἑαυτοῦ φίλους κοσμοῦντα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καὶ παροξύνοντα πολεμεῖν, περὶ τὸν μέγαν Πελάγοντα, καὶ τὸν Ἀλάστορα, καὶ τὸν Χρόμιον, καὶ τὸν βασιλέα Αἵμονα, καὶ Βίαντα τὸν ἡγεμόνα τῶν λαῶν· πρῶτον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169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μὲν τοὺς ἱππέας σὺν τοῖς ἵπποις, καὶ τοῖς ἄρμασι, τοὺς πεζοὺς δὲ ὄπισθεν ἔστησε πολλούς τε καὶ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ἀγαθο</text:span></text:span><text:span text:style-name="AncientGreek_3a__20_Ἀρχαία_20_ἑλληνικά"><text:span text:style-name="T14">ὺ</text:span></text:span><text:span text:style-name="AncientGreek_3a__20_Ἀρχαία_20_ἑλληνικά"><text:span text:style-name="T1">ς, ὥστε περίφραγμα εἶναι τοῦ πολέμου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τοὺς δειλοὺς δὲ εἰς τὸ μέσον ἐλάσας συνέκλεισε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ὅπως καὶ μὴ βουλόμενός τις ὑπ᾿ ἀνάγκης πολεμῇ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τοῖς ἱππεῦσι μὲν οὖν πρῶτον παρεκελεύετο· τούτους γὰρ ἐκέλευσε κατέχειν τοὺς ἑαυτῶν ἵππους,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μὴ δὲ συστρέφεσθαι κατὰ τὴν πληθὺν , μὴ </text:span></text:span><text:soft-page-break/><text:span text:style-name="AncientGreek_3a__20_Ἀρχαία_20_ἑλληνικά"><text:span text:style-name="T1">δέ τις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ἱππικῇ καὶ ἀνδρίᾳ θαῤῥῶν , μόνος πρὸ τῶν ἄλλων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προθυμείσθω πολεμεῖν τοῖς Τρωσὶ , μὴ δὲ ὑποχωρείτω · ἀσθενέστεροι γὰρ γενήσεσθε· ὃς δ᾽ ἂν ἀνὴρ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ἀπὸ τῶν ἰδίων ἁρμάτων ἐπὶ ἕτερα ἅρματα ἔλθῃ,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δόρατι πληξάτω , ἐπειδὴ κατὰ πολὺ κρεῖσσον οὕ</text:span></text:span><text:span text:style-name="AncientGreek_3a__20_Ἀρχαία_20_ἑλληνικά"><text:span text:style-name="T14">τ</text:span></text:span><text:span text:style-name="AncientGreek_3a__20_Ἀρχαία_20_ἑλληνικά"><text:span text:style-name="T1">ως ἂν εἴη· οὕτως καὶ οἱ προγενέστεροι τὰς πόλεις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καὶ τὰ τείχη ἐπόρθουν, τοῦτον τὸν λογισμὸν καὶ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τὴν προθυμίαν ἔχοντες ἐν τοῖς στήθεσιν. Οὕτως ὁ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γέρων προέτρεπε, παλαιῶν πολέμων ἔμπειρος ὢν·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καὶ τοῦτον μὲν ἰδὼν Ἀγαμέμνων ὁ βασιλεὺς ἐχά</text:span></text:span><text:span text:style-name="AncientGreek_3a__20_Ἀρχαία_20_ἑλληνικά"><text:span text:style-name="T14">ρη</text:span></text:span><text:span text:style-name="AncientGreek_3a__20_Ἀρχαία_20_ἑλληνικά"><text:span text:style-name="T1">, καὶ φωνήσας πρὸς αὐτὸν λόγους ταχεῖς ἔλεγεν·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ὦ γέρον, εἴθε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ὥσπερ ἐν τῷ προσφιλεῖ στήθει ὑπάρχει σοι προθυμία, οὕτω σοι καὶ τὰ γόνατ᾽ ἀκολουθοῖεν, καὶ δύναμις ἰσχυρά σοι ὑπάρχοι· ἀλλά σε</text:span></text:span><text:span text:style-name="AncientGreek_3a__20_Ἀρχαία_20_ἑλληνικά"><text:span text:style-name="T14"> </text:span></text:span><text:span text:style-name="AncientGreek_3a__20_Ἀρχαία_20_ἑλληνικά"><text:span text:style-name="T1">γῆρας τὸ πᾶσιν ὁμοίως ἐπερχόμενον καταπονεῖ· ὡς</text:span></text:span></text:p>
      <text:p text:style-name="P10"><text:span text:style-name="AncientGreek_3a__20_Ἀρχαία_20_ἑλληνικά"><text:span text:style-name="T3">εἴθε τις ἄλλος ἀπὸ τῶν ἀνδρῶν αὐτὸ εἶχεν , σὺ</text:span></text:span><text:span text:style-name="AncientGreek_3a__20_Ἀρχαία_20_ἑλληνικά"><text:span text:style-name="T5"> </text:span></text:span><text:span text:style-name="AncientGreek_3a__20_Ἀρχαία_20_ἑλληνικά"><text:span text:style-name="T3">δὲ ἐν τοῖς νεωτέροις ὑπῆρχες. Πρὸς τοῦτον δὲ μετὰ</text:span></text:span><text:span text:style-name="AncientGreek_3a__20_Ἀρχαία_20_ἑλληνικά"><text:span text:style-name="T5"> </text:span></text:span><text:span text:style-name="AncientGreek_3a__20_Ἀρχαία_20_ἑλληνικά"><text:span text:style-name="T3">ταῦτα Νέστωρ ὁ ἀπὸ τῆς Γερήνης ὁ ἱππικὸς ἀπεκρίνατο· ὦ υἱὲ τοῦ Ἀτρέως, καὶ πάνυ μὲν ἂν βουλοίμην </text:span></text:span><text:span text:style-name="AncientGreek_3a__20_Ἀρχαία_20_ἑλληνικά"><text:span text:style-name="T19">κᾀγὼ</text:span></text:span><text:span text:style-name="AncientGreek_3a__20_Ἀρχαία_20_ἑλληνικά"><text:span text:style-name="T20"> </text:span></text:span><text:span text:style-name="AncientGreek_3a__20_Ἀρχαία_20_ἑλληνικά"><text:span text:style-name="T3">οὕτως ἔχειν, ὥσπερ ὅτε τὸν ἔνδοξον</text:span></text:span><text:span text:style-name="AncientGreek_3a__20_Ἀρχαία_20_ἑλληνικά"><text:span text:style-name="T6"> </text:span></text:span><text:span text:style-name="AncientGreek_3a__20_Ἀρχαία_20_ἑλληνικά"><text:span text:style-name="T3">Ἐρευθαλίωνα ἐφόνευσα · ἀλλ᾿ οὐδαμῶς</text:span></text:span><text:span text:style-name="AncientGreek_3a__20_Ἀρχαία_20_ἑλληνικά"><text:span text:style-name="T6"> </text:span></text:span><text:span text:style-name="AncientGreek_3a__20_Ἀρχαία_20_ἑλληνικά"><text:span text:style-name="T3">ἅπανθ᾽ ὁμοῦ</text:span></text:span><text:span text:style-name="AncientGreek_3a__20_Ἀρχαία_20_ἑλληνικά"><text:span text:style-name="T6"> </text:span></text:span><text:span text:style-name="AncientGreek_3a__20_Ἀρχαία_20_ἑλληνικά"><text:span text:style-name="T3">τοῖς ἀνθρώποις δεδώκασιν οἱ θεοὶ· εἰ τότε νέος ἦν,</text:span></text:span><text:span text:style-name="AncientGreek_3a__20_Ἀρχαία_20_ἑλληνικά"><text:span text:style-name="T6"> </text:span></text:span><text:span text:style-name="AncientGreek_3a__20_Ἀρχαία_20_ἑλληνικά"><text:span text:style-name="T3">νῦν δή με γῆρας καταλαμβάνει· ἀλλὰ καὶ οὕτως</text:span></text:span><text:span text:style-name="AncientGreek_3a__20_Ἀρχαία_20_ἑλληνικά"><text:span text:style-name="T6"> </text:span></text:span><text:span text:style-name="AncientGreek_3a__20_Ἀρχαία_20_ἑλληνικά"><text:span text:style-name="T3">τοῖς ἱππεῦσι συνέσομαι , καὶ προτρέψω εὐβουλία</text:span></text:span><text:span text:style-name="AncientGreek_3a__20_Ἀρχαία_20_ἑλληνικά"><text:span text:style-name="T6"> </text:span></text:span><text:span text:style-name="AncientGreek_3a__20_Ἀρχαία_20_ἑλληνικά"><text:span text:style-name="T3">καὶ λόγοις· τοῦτο γάρ, ἐστι γερόντων τιμὴ·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171</text:span></text:span></text:p>
      <text:p text:style-name="P8"><text:span text:style-name="AncientGreek_3a__20_Ἀρχαία_20_ἑλληνικά"><text:span text:style-name="T15">ἀ</text:span></text:span><text:span text:style-name="AncientGreek_3a__20_Ἀρχαία_20_ἑλληνικά"><text:span text:style-name="T1">κόν</text:span></text:span><text:span text:style-name="AncientGreek_3a__20_Ἀρχαία_20_ἑλληνικά"><text:span text:style-name="T15">τ</text:span></text:span><text:span text:style-name="AncientGreek_3a__20_Ἀρχαία_20_ἑλληνικά"><text:span text:style-name="T1">ι</text:span></text:span><text:span text:style-name="AncientGreek_3a__20_Ἀρχαία_20_ἑλληνικά"><text:span text:style-name="T15">α</text:span></text:span><text:span text:style-name="AncientGreek_3a__20_Ἀρχαία_20_ἑλληνικά"><text:span text:style-name="T1"> δὲ ἀκοντίζουσιν οἱ νεώτεροι, οἵτινες ἐμοῦ νεωτέρως γεγόνασι, καὶ ἰσχύι θαῤῥοῦσι. Οὕτως</text:span></text:span><text:span text:style-name="AncientGreek_3a__20_Ἀρχαία_20_ἑλληνικά"><text:span text:style-name="T15"> </text:span></text:span><text:span text:style-name="AncientGreek_3a__20_Ἀρχαία_20_ἑλληνικά"><text:span text:style-name="T1">εἶπεν·</text:span></text:span><text:span text:style-name="AncientGreek_3a__20_Ἀρχαία_20_ἑλληνικά"><text:span text:style-name="T15"> </text:span></text:span><text:span text:style-name="AncientGreek_3a__20_Ἀρχαία_20_ἑλληνικά"><text:span text:style-name="T1">ὁ υἱὸς δὲ τοῦ Ἀτρέως παρῆλθε χαίρων κατά ψυχὴν· εὗρε δὲ Μενεσθέα τὸν ἱππικὸν τὸν υἱὸν τοῦ</text:span></text:span><text:span text:style-name="AncientGreek_3a__20_Ἀρχαία_20_ἑλληνικά"><text:span text:style-name="T15"> </text:span></text:span><text:span text:style-name="AncientGreek_3a__20_Ἀρχαία_20_ἑλληνικά"><text:span text:style-name="T1">Πετεοῦ ἑστῶτα· περὶ δ᾽ αὐτὸν ἦσαν Ἀθηναῖοι οἱ</text:span></text:span><text:span text:style-name="AncientGreek_3a__20_Ἀρχαία_20_ἑλληνικά"><text:span text:style-name="T15"> </text:span></text:span><text:span text:style-name="AncientGreek_3a__20_Ἀρχαία_20_ἑλληνικά"><text:span text:style-name="T1">ἐπιστήμονες τοῦ πολέμου· πλησίον δὲ ἵστατο Ὀδυσσεὺς ὁ πολύβουλος· παρ᾿ αὐτῷ δὲ τῶν Κεφαλήνων</text:span></text:span><text:span text:style-name="AncientGreek_3a__20_Ἀρχαία_20_ἑλληνικά"><text:span text:style-name="T15"> </text:span></text:span><text:span text:style-name="AncientGreek_3a__20_Ἀρχαία_20_ἑλληνικά"><text:span text:style-name="T1">αἱ τάξεις οὐκ ἀσθενεῖς περιειστήκεσαν· οὔπω γὰρ</text:span></text:span><text:span text:style-name="AncientGreek_3a__20_Ἀρχαία_20_ἑλληνικά"><text:span text:style-name="T15"> </text:span></text:span><text:span text:style-name="AncientGreek_3a__20_Ἀρχαία_20_ἑλληνικά"><text:span text:style-name="T1">ὁ λαὸς αὐτῶν ἤκουσε τῆς βοῆς, ἀλλὰ νεωστὶ διεγειρόμεναι ἐκινοῦντο αἱ φάλαγγες τῶν Τρῴων τῶν</text:span></text:span><text:span text:style-name="AncientGreek_3a__20_Ἀρχαία_20_ἑλληνικά"><text:span text:style-name="T15"> </text:span></text:span><text:span text:style-name="AncientGreek_3a__20_Ἀρχαία_20_ἑλληνικά"><text:span text:style-name="T1">ἱππικῶν καὶ τῶν Ἑλλήνων· οἱ δὲ ἀναμένοντες ἑ</text:span></text:span><text:span text:style-name="AncientGreek_3a__20_Ἀρχαία_20_ἑλληνικά"><text:span text:style-name="T15">στή</text:span></text:span><text:span text:style-name="AncientGreek_3a__20_Ἀρχαία_20_ἑλληνικά"><text:span text:style-name="T1">κασι, πότε ἄλλος πύργος τῶν Ἑλλήνων ἐπελθὼν</text:span></text:span><text:span text:style-name="AncientGreek_3a__20_Ἀρχαία_20_ἑλληνικά"><text:span text:style-name="T15"> </text:span></text:span><text:span text:style-name="AncientGreek_3a__20_Ἀρχαία_20_ἑλληνικά"><text:span text:style-name="T1">ὁρμήσειε κατὰ τῶν Τρῴων, καὶ πολέμου ἀρχὴν ποιήσαιτο· τούτους δὲ</text:span></text:span><text:span text:style-name="AncientGreek_3a__20_Ἀρχαία_20_ἑλληνικά"><text:span text:style-name="T15"> </text:span></text:span><text:span text:style-name="AncientGreek_3a__20_Ἀρχαία_20_ἑλληνικά"><text:span text:style-name="T1">θεασάμενος </text:span></text:span><text:span text:style-name="AncientGreek_3a__20_Ἀρχαία_20_ἑλληνικά"><text:span text:style-name="T15">ὠ</text:span></text:span><text:span text:style-name="AncientGreek_3a__20_Ἀρχαία_20_ἑλληνικά"><text:span text:style-name="T1">νείδισεν </text:span></text:span><text:span text:style-name="AncientGreek_3a__20_Ἀρχαία_20_ἑλληνικά"><text:span text:style-name="T15">Ἀ</text:span></text:span><text:span text:style-name="AncientGreek_3a__20_Ἀρχαία_20_ἑλληνικά"><text:span text:style-name="T1">γαμέμνων</text:span></text:span><text:span text:style-name="AncientGreek_3a__20_Ἀρχαία_20_ἑλληνικά"><text:span text:style-name="T15"> </text:span></text:span><text:span text:style-name="AncientGreek_3a__20_Ἀρχαία_20_ἑλληνικά"><text:span text:style-name="T1">ὁ βασιλεὺς τῶν ἀνδρῶν , καὶ φωνήσας πρὸς αὐτοὺς</text:span></text:span><text:span text:style-name="AncientGreek_3a__20_Ἀρχαία_20_ἑλληνικά"><text:span text:style-name="T15"> </text:span></text:span><text:span text:style-name="AncientGreek_3a__20_Ἀρχαία_20_ἑλληνικά"><text:span text:style-name="T1">λόγους ταχεῖς ἔλεγε· ὦ υἱὲ Πετεοῦ τοῦ ὑπὸ τοῦ</text:span></text:span><text:span text:style-name="AncientGreek_3a__20_Ἀρχαία_20_ἑλληνικά"><text:span text:style-name="T15"> </text:span></text:span><text:span text:style-name="AncientGreek_3a__20_Ἀρχαία_20_ἑλληνικά"><text:span text:style-name="T1">Διὸς πεπαιδευμένου βασιλέως, καὶ σὺ κακοῖς δόλοις κεκοσμημένε, πανοῦργε , τί δήποτε φοβούμενοι</text:span></text:span><text:span text:style-name="AncientGreek_3a__20_Ἀρχαία_20_ἑλληνικά"><text:span text:style-name="T15"> </text:span></text:span><text:span text:style-name="AncientGreek_3a__20_Ἀρχαία_20_ἑλληνικά"><text:span text:style-name="T1">πόῤῥω ἵστασθε, ἀναμένετε δὲ ἄλλους; ὑμῖν μέντοι</text:span></text:span></text:p>
      <text:p text:style-name="P1"><text:span text:style-name="AncientGreek_3a__20_Ἀρχαία_20_ἑλληνικά"><text:span text:style-name="T1">πρέπει ἐν τοῖς πρώτοις ὄντας ἑστάναι, καὶ τῆς</text:span></text:span><text:span text:style-name="AncientGreek_3a__20_Ἀρχαία_20_ἑλληνικά"><text:span text:style-name="T15"> </text:span></text:span><text:span text:style-name="AncientGreek_3a__20_Ἀρχαία_20_ἑλληνικά"><text:span text:style-name="T1">καυστικῆς μάχης μετασχεῖν· πρῶτοι γὰρ καὶ τῆς</text:span></text:span></text:p>
      <text:p text:style-name="P1"><text:span text:style-name="AncientGreek_3a__20_Ἀρχαία_20_ἑλληνικά"><text:span text:style-name="T1">ἐμῆς εὐωχίας ἀκούεσθε, ὁπηνίκα παρασκευάζομεν</text:span></text:span><text:span text:style-name="AncientGreek_3a__20_Ἀρχαία_20_ἑλληνικά"><text:span text:style-name="T15"> </text:span></text:span><text:span text:style-name="AncientGreek_3a__20_Ἀρχαία_20_ἑλληνικά"><text:span text:style-name="T1">εὐωχίαν τοῖς γέρουσιν Ἕλλησιν, ὅπου</text:span></text:span><text:span text:style-name="AncientGreek_3a__20_Ἀρχαία_20_ἑλληνικά"><text:span text:style-name="T15"> </text:span></text:span><text:span text:style-name="AncientGreek_3a__20_Ἀρχαία_20_ἑλληνικά"><text:span text:style-name="T1">προσφιλ</text:span></text:span><text:span text:style-name="AncientGreek_3a__20_Ἀρχαία_20_ἑλληνικά"><text:span text:style-name="T15">ῆ</text:span></text:span><text:span text:style-name="AncientGreek_3a__20_Ἀρχαία_20_ἑλληνικά"><text:span text:style-name="T1"> κρέα</text:span></text:span><text:span text:style-name="AncientGreek_3a__20_Ἀρχαία_20_ἑλληνικά"><text:span text:style-name="T15"> </text:span></text:span><text:span text:style-name="AncientGreek_3a__20_Ἀρχαία_20_ἑλληνικά"><text:span text:style-name="T1">ὀπτά εἰσιν ὥστ᾽ ἐσθίειν, καὶ κύλικες οἴνου πρόσηνοῦς καὶ ἡδέος πίνειν, ὅπως ἂν βούλοισθε· νῦν δὲ</text:span></text:span><text:span text:style-name="AncientGreek_3a__20_Ἀρχαία_20_ἑλληνικά"><text:span text:style-name="T15"> </text:span></text:span><text:span text:style-name="AncientGreek_3a__20_Ἀρχαία_20_ἑλληνικά"><text:span text:style-name="T1">ἡδέως ἂν ὁρῶτε, καὶ εἰ δέκα πύργοι Ἑλλήνων ἔμπροσθεν ὑμῶν μάχοιντο διὰ σιδήρου σκληροῦ, καὶ</text:span></text:span><text:span text:style-name="AncientGreek_3a__20_Ἀρχαία_20_ἑλληνικά"><text:span text:style-name="T15"> </text:span></text:span><text:span text:style-name="AncientGreek_3a__20_Ἀρχαία_20_ἑλληνικά"><text:span text:style-name="T1">ἀνηλεοῦς. Πρὸς τοῦτον δὲ δεινῶς ὑποβλεψάμενος ὁ</text:span></text:span><text:span text:style-name="AncientGreek_3a__20_Ἀρχαία_20_ἑλληνικά"><text:span text:style-name="T15"> </text:span></text:span><text:span text:style-name="AncientGreek_3a__20_Ἀρχαία_20_ἑλληνικά"><text:span text:style-name="T1">πολύβουλος Ὀδυσσεὺς εἶπεν· ὦ υἱὲ τοῦ Ἀτρέως</text:span></text:span><text:span text:style-name="AncientGreek_3a__20_Ἀρχαία_20_ἑλληνικά"><text:span text:style-name="T16"> </text:span></text:span><text:span text:style-name="AncientGreek_3a__20_Ἀρχαία_20_ἑλληνικά"><text:span text:style-name="T1">ποῖος λόγος τὸ περίφραγμα τῶν σῶν ὀδόντων διέφυγε; πῶς δὴ λέγεις πολέμου ἀμελεῖν, ὁπηνίκα</text:span></text:span><text:span text:style-name="AncientGreek_3a__20_Ἀρχαία_20_ἑλληνικά"><text:span text:style-name="T16"> </text:span></text:span><text:span text:style-name="AncientGreek_3a__20_Ἀρχαία_20_ἑλληνικά"><text:span text:style-name="T1">οἱ Ἕλληνες ἀνιστῶμεν κατὰ τῶν ἱππικῶν Τρῴων</text:span></text:span><text:span text:style-name="AncientGreek_3a__20_Ἀρχαία_20_ἑλληνικά"><text:span text:style-name="T16"> </text:span></text:span><text:span text:style-name="AncientGreek_3a__20_Ἀρχαία_20_ἑλληνικά"><text:span text:style-name="T1">πόλεμον ὀξὺν; ὄψει ἐὰν ἐθέλῃς, καὶ ἐάν σοι ταῦτα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73</text:span></text:span></text:p>
      <text:p text:style-name="P1"><text:span text:style-name="AncientGreek_3a__20_Ἀρχαία_20_ἑλληνικά"><text:span text:style-name="T1"/></text:span></text:p>
      <text:p text:style-name="P1"><text:soft-page-break/><text:span text:style-name="AncientGreek_3a__20_Ἀρχαία_20_ἑλληνικά"><text:span text:style-name="T1">διὰ φροντίδος εἰσὶ , τὸν προσφιλῆ πατέρα τοῦ Τηλεμάχου ἐμβαλόντα τοῖς πρωταγωνισταῖς τῶν ἱππικῶν Τρώων· σὺ δὲ ταῦτα ἀνεμόφθορα, καὶ μάταια λέγεις. Πρὸς τοῦτον δὲ μέτριον γελάσας Αγαμέμνων ὁ βασιλεὺς εἶπεν , ἐπειδὴ ἔγνω αὐτὸν</text:span></text:span><text:span text:style-name="AncientGreek_3a__20_Ἀρχαία_20_ἑλληνικά"><text:span text:style-name="T16"> </text:span></text:span><text:span text:style-name="AncientGreek_3a__20_Ἀρχαία_20_ἑλληνικά"><text:span text:style-name="T1">μεγάλως ὀργιζόμενον· πάλιν δὲ οὗτος</text:span></text:span><text:span text:style-name="AncientGreek_3a__20_Ἀρχαία_20_ἑλληνικά"><text:span text:style-name="T16"> </text:span></text:span><text:span text:style-name="AncientGreek_3a__20_Ἀρχαία_20_ἑλληνικά"><text:span text:style-name="T1">ἀνελάμβανε</text:span></text:span><text:span text:style-name="AncientGreek_3a__20_Ἀρχαία_20_ἑλληνικά"><text:span text:style-name="T16"> </text:span></text:span><text:span text:style-name="AncientGreek_3a__20_Ἀρχαία_20_ἑλληνικά"><text:span text:style-name="T1">τὸν λόγον· ὦ ευγενέστατε υἱὲ τοῦ Λαερτίου πολύτροπε Ὀδυσσεῦ, οὔτε ὀνειδίζω σε περιττῶς, οὔτε προστάττω· γινώσκω γὰρ ὅτι σοι ὁ λογισμὸς ἐν</text:span></text:span><text:span text:style-name="AncientGreek_3a__20_Ἀρχαία_20_ἑλληνικά"><text:span text:style-name="T16"> </text:span></text:span><text:span text:style-name="AncientGreek_3a__20_Ἀρχαία_20_ἑλληνικά"><text:span text:style-name="T1">τῷ προσφιλεῖ στήθει προσηνῇ βουλεύματα οἶδε·</text:span></text:span><text:span text:style-name="AncientGreek_3a__20_Ἀρχαία_20_ἑλληνικά"><text:span text:style-name="T16"> </text:span></text:span><text:span text:style-name="AncientGreek_3a__20_Ἀρχαία_20_ἑλληνικά"><text:span text:style-name="T1">ταὐτ</text:span></text:span><text:span text:style-name="AncientGreek_3a__20_Ἀρχαία_20_ἑλληνικά"><text:span text:style-name="T16">ὰ</text:span></text:span><text:span text:style-name="AncientGreek_3a__20_Ἀρχαία_20_ἑλληνικά"><text:span text:style-name="T1"> γὰρ φρονεῖς, ἅπερ καὶ ἐγὼ· ἀλλὰ πορεύου· ταῦτα δὲ μετέπειτα ἐξιλασόμεθα, εἴ τι κακὸν</text:span></text:span><text:span text:style-name="AncientGreek_3a__20_Ἀρχαία_20_ἑλληνικά"><text:span text:style-name="T16"> </text:span></text:span><text:span text:style-name="AncientGreek_3a__20_Ἀρχαία_20_ἑλληνικά"><text:span text:style-name="T1">νῦν ἐλέχθη · θεοὶ δὲ ταῦτα πάντα μάταια καὶ ἀνωφελῆ ποιήσειαν. Οὕτως εἰπ</text:span></text:span><text:span text:style-name="AncientGreek_3a__20_Ἀρχαία_20_ἑλληνικά"><text:span text:style-name="T16">ὼ</text:span></text:span><text:span text:style-name="AncientGreek_3a__20_Ἀρχαία_20_ἑλληνικά"><text:span text:style-name="T1">ν , τούτους μὲν κατέλιπεν αὐτόθι· ἐπορεύθη δ᾽ ἐπ᾽ ἄλλους · εὗρε δὲ τὸν</text:span></text:span><text:span text:style-name="AncientGreek_3a__20_Ἀρχαία_20_ἑλληνικά"><text:span text:style-name="T16"> </text:span></text:span><text:span text:style-name="AncientGreek_3a__20_Ἀρχαία_20_ἑλληνικά"><text:span text:style-name="T1">υἱὸν τοῦ Τυδέως τὸν μεγαλόψυχον Διομήδην ἑστῶτα ἐν τοῖς ἵπποις καὶ τοῖς ἅρμασι τοῖς κεκολλημένοις ·</text:span></text:span></text:p>
      <text:p text:style-name="P1"><text:span text:style-name="AncientGreek_3a__20_Ἀρχαία_20_ἑλληνικά"><text:span text:style-name="T1">παρ᾽ αὐτῷ δὲ ἵστατο Σθένελος ὁ υἱὸς τοῦ Καπανέως· καὶ τοῦτον μέντοι ὠνείδισε θεασάμενος Ἀγαμέμνων ὁ βασιλεὺς, καὶ φωνήσας πρὸς αὐτὸν</text:span></text:span><text:span text:style-name="AncientGreek_3a__20_Ἀρχαία_20_ἑλληνικά"><text:span text:style-name="T16">,</text:span></text:span><text:span text:style-name="AncientGreek_3a__20_Ἀρχαία_20_ἑλληνικά"><text:span text:style-name="T1"> λόγους ταχεῖς ἔλεγε·</text:span></text:span><text:span text:style-name="AncientGreek_3a__20_Ἀρχαία_20_ἑλληνικά"><text:span text:style-name="T16"> </text:span></text:span><text:span text:style-name="AncientGreek_3a__20_Ἀρχαία_20_ἑλληνικά"><text:span text:style-name="T1">φεῦ, ᾧ υἱὲ τοῦ Τυδέως τοῦ συνετοῦ καὶ πολεμικοῦ· τί ἀποδειλιᾶς; τί δὲ περισκοπεῖς τὰ μεταξὺ κενὰ τοῦ στρατεύματος, ἤτοι</text:span></text:span></text:p>
      <text:p text:style-name="P1"><text:span text:style-name="AncientGreek_3a__20_Ἀρχαία_20_ἑλληνικά"><text:span text:style-name="T1">φυγῆς ὁδοὺς; οὔκουν τῷ Τυδεῖ οὕτω προσφιλὲς ἦν</text:span></text:span><text:span text:style-name="AncientGreek_3a__20_Ἀρχαία_20_ἑλληνικά"><text:span text:style-name="T16"> </text:span></text:span><text:span text:style-name="AncientGreek_3a__20_Ἀρχαία_20_ἑλληνικά"><text:span text:style-name="T1">τὸ δειλιᾷν , ἀλλὰ τὸ μάχεσθαι τοῖς πολεμίοις ἔμπροσθεν πολλῷ τῶν ἀγαπητῶν φίλων . Οὕτως εἶς</text:span></text:span><text:span text:style-name="AncientGreek_3a__20_Ἀρχαία_20_ἑλληνικά"><text:span text:style-name="T16"> </text:span></text:span><text:span text:style-name="AncientGreek_3a__20_Ἀρχαία_20_ἑλληνικά"><text:span text:style-name="T1">οἳ ἴδον αὐτὸν διαπονοῦντα κατὰ τὸν πόλεμον·</text:span></text:span></text:p>
      <text:p text:style-name="P1"><text:span text:style-name="AncientGreek_3a__20_Ἀρχαία_20_ἑλληνικά"><text:span text:style-name="T1">ἐγὼ γὰρ οὐκ ἀπήντησα, οὐδὲ ἴδον· λέγουσι δὲ γενέσθαι ὑπὲρ τοὺς ἄλλους· ἄνευ μὲν γὰρ πολέμου</text:span></text:span></text:p>
      <text:p text:style-name="P1"><text:span text:style-name="AncientGreek_3a__20_Ἀρχαία_20_ἑλληνικά"><text:span text:style-name="T1">εἰσῆλθε τὰς Μυκήνας ξένος η συναθροίζων λαὸν με</text:span></text:span><text:span text:style-name="AncientGreek_3a__20_Ἀρχαία_20_ἑλληνικά"><text:span text:style-name="T16"> </text:span></text:span><text:span text:style-name="AncientGreek_3a__20_Ἀρχαία_20_ἑλληνικά"><text:span text:style-name="T1">τὰ Πολυνείκους τοῦ ἰσοθέου· οἳ δὴ τότε</text:span></text:span><text:span text:style-name="AncientGreek_3a__20_Ἀρχαία_20_ἑλληνικά"><text:span text:style-name="T16"> </text:span></text:span><text:span text:style-name="AncientGreek_3a__20_Ἀρχαία_20_ἑλληνικά"><text:span text:style-name="T1">ἐστράτευον</text:span></text:span><text:span text:style-name="AncientGreek_3a__20_Ἀρχαία_20_ἑλληνικά"><text:span text:style-name="T16"> </text:span></text:span><text:span text:style-name="AncientGreek_3a__20_Ἀρχαία_20_ἑλληνικά"><text:span text:style-name="T1">ἐπὶ τὰ ἱερὰ τείχη τῶν Θηβῶν,</text:span></text:span><text:span text:style-name="AncientGreek_3a__20_Ἀρχαία_20_ἑλληνικά"><text:span text:style-name="T16"> </text:span></text:span><text:span text:style-name="AncientGreek_3a__20_Ἀρχαία_20_ἑλληνικά"><text:span text:style-name="T1">καὶ δὴ πάνυ παρεκάλουν δοῦναι συμμάχους ἐνδόξους·</text:span></text:span><text:span text:style-name="AncientGreek_3a__20_Ἀρχαία_20_ἑλληνικά"><text:span text:style-name="T16"> </text:span></text:span><text:span text:style-name="AncientGreek_3a__20_Ἀρχαία_20_ἑλληνικά"><text:span text:style-name="T1">οὗτοι δὲ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75</text:span></text:span></text:p>
      <text:p text:style-name="P1"><text:span text:style-name="AncientGreek_3a__20_Ἀρχαία_20_ἑλληνικά"><text:span text:style-name="T1"/></text:span></text:p>
      <text:p text:style-name="P9"><text:span text:style-name="AncientGreek_3a__20_Ἀρχαία_20_ἑλληνικά"><text:span text:style-name="T1">ἐβούλοντο δοῦναι, καὶ συνῄνουν ὥσπερ ἠξίουν· ἀλλ᾽</text:span></text:span><text:span text:style-name="AncientGreek_3a__20_Ἀρχαία_20_ἑλληνικά"><text:span text:style-name="T17"> </text:span></text:span><text:span text:style-name="AncientGreek_3a__20_Ἀρχαία_20_ἑλληνικά"><text:span text:style-name="T1">ὁ Ζεὺς ἐκώλυσε δεικνὺς σημεῖα ἐναντία καὶ χαλεπά. οὗτοι δὲ ἐπειδὴ ἀνεχώρησαν, καὶ ἔμπροσθεν</text:span></text:span><text:span text:style-name="AncientGreek_3a__20_Ἀρχαία_20_ἑλληνικά"><text:span text:style-name="T17"> </text:span></text:span><text:span text:style-name="AncientGreek_3a__20_Ἀρχαία_20_ἑλληνικά"><text:span text:style-name="T1">τῆς ὁδοῦ ἐγένοντο, εἰς τὸν Ἀσωπόν ποταμὸν ἀφίκοντο, τὸν βαθείας βοτάνας καὶ σχοίνους ἔχοντα,</text:span></text:span><text:span text:style-name="AncientGreek_3a__20_Ἀρχαία_20_ἑλληνικά"><text:span text:style-name="T17"> </text:span></text:span><text:span text:style-name="AncientGreek_3a__20_Ἀρχαία_20_ἑλληνικά"><text:span text:style-name="T1">τότε δὴ οἱ Ἕλληνες ἄγγελον ἔπεμψαν τὸν Τυδέα εἰς</text:span></text:span><text:span text:style-name="AncientGreek_3a__20_Ἀρχαία_20_ἑλληνικά"><text:span text:style-name="T17"> </text:span></text:span><text:span text:style-name="AncientGreek_3a__20_Ἀρχαία_20_ἑλληνικά"><text:span text:style-name="T1">Θήβας· ὁ δὲ ἐπορεύθη , πολλοὺς δὲ Θηβαίους κατέλαβεν εὐωχουμένους κατὰ τὸν οἶκον τῆς ἰσχύος</text:span></text:span><text:span text:style-name="AncientGreek_3a__20_Ἀρχαία_20_ἑλληνικά"><text:span text:style-name="T17"> </text:span></text:span><text:span text:style-name="AncientGreek_3a__20_Ἀρχαία_20_ἑλληνικά"><text:span text:style-name="T1">τοῦ Ἐτεοκλέους, ὅπου οὐδὲ, ξένος ὢν, ὁ ἱππικὸς</text:span></text:span><text:span text:style-name="AncientGreek_3a__20_Ἀρχαία_20_ἑλληνικά"><text:span text:style-name="T17"> </text:span></text:span><text:span text:style-name="AncientGreek_3a__20_Ἀρχαία_20_ἑλληνικά"><text:span text:style-name="T1">Τυδεὺς ἐφοβεῖτο μόνος ὑπάρχων ἐν πολλοῖς Θηβαίοις· ἀλλ᾿ αὐτὸς ἀγωνίζεσθαι προυκαλεῖτο· πάντα δὲ ἐνίκα ῥᾳδίως· τοιαύτη αὐτῷ βοηθὸς παρῆν</text:span></text:span><text:span text:style-name="AncientGreek_3a__20_Ἀρχαία_20_ἑλληνικά"><text:span text:style-name="T17"> </text:span></text:span><text:span text:style-name="AncientGreek_3a__20_Ἀρχαία_20_ἑλληνικά"><text:span text:style-name="T1">ἡ Ἀθηνᾶ. οἱ δὲ Θηβαῖοι, οἱ τοὺς ἵππους κεντοῦντες, ὀργισθέντες, εἰς τοὐπίσω ὑποστρέφοντι ἐνέδραν</text:span></text:span><text:span text:style-name="AncientGreek_3a__20_Ἀρχαία_20_ἑλληνικά"><text:span text:style-name="T17"> </text:span></text:span><text:span text:style-name="AncientGreek_3a__20_Ἀρχαία_20_ἑλληνικά"><text:span text:style-name="T1">ἰσχυρὰν ἄγοντες ἐκάθισαν , νέους πεντήκοντα· δύο δὲ</text:span></text:span><text:span text:style-name="AncientGreek_3a__20_Ἀρχαία_20_ἑλληνικά"><text:span text:style-name="T17"> </text:span></text:span><text:span text:style-name="AncientGreek_3a__20_Ἀρχαία_20_ἑλληνικά"><text:span text:style-name="T1">ἦσαν ἡγεμόνες, Μαίων υἱὸς τοῦ Αἵμονος παρόμοιος</text:span></text:span><text:span text:style-name="AncientGreek_3a__20_Ἀρχαία_20_ἑλληνικά"><text:span text:style-name="T17"> </text:span></text:span><text:span text:style-name="AncientGreek_3a__20_Ἀρχαία_20_ἑλληνικά"><text:span text:style-name="T1">τοῖς ἀθανάτοις θεοῖς, καὶ ὁ υἱὸς τοῦ Αὐτοφόνου ὁ καρτερικὸς Λυκοφόντης. Τυδεὺς μὲν οὖν καὶ τούτοις ἀπρεπῆ θάνατον ἐπήγαγε· πάντας ἀπέκτεινε, ἕνα</text:span></text:span></text:p>
      <text:p text:style-name="P1"><text:span text:style-name="AncientGreek_3a__20_Ἀρχαία_20_ἑλληνικά"><text:span text:style-name="T1">δὲ μόνον ἀπέλυσε ἐπ᾽ οἶκον πορεύεσθαι· τὸν Μαίονα δὴ οὖν ἀφῆκε, σημείοις πεισθεὶς τῶν θεῶν. Τοιο</text:span></text:span><text:span text:style-name="AncientGreek_3a__20_Ἀρχαία_20_ἑλληνικά"><text:span text:style-name="T17">ῦ</text:span></text:span><text:span text:style-name="AncientGreek_3a__20_Ἀρχαία_20_ἑλληνικά"><text:span text:style-name="T1">τος ἦν ὁ ἀπὸ Αἰτωλίας Τυδεὺς· ἀλλὰ τὸν υἱὸν</text:span></text:span><text:span text:style-name="AncientGreek_3a__20_Ἀρχαία_20_ἑλληνικά"><text:span text:style-name="T17"> </text:span></text:span><text:span text:style-name="AncientGreek_3a__20_Ἀρχαία_20_ἑλληνικά"><text:span text:style-name="T1">ἐγέννησεν ἑαυτοῦ χείρονα τῷ πολέμῳ, κρείσσονα</text:span></text:span><text:span text:style-name="AncientGreek_3a__20_Ἀρχαία_20_ἑλληνικά"><text:span text:style-name="T17"> </text:span></text:span><text:span text:style-name="AncientGreek_3a__20_Ἀρχαία_20_ἑλληνικά"><text:span text:style-name="T1">δὲ τῇ δημηγορίᾳ. Οὕτως εἶπε· πρὸς αὐτὸν δὲ οὐδὲν ἔφη Διομήδης ὁ ἰσχυρὸς , αἰδεσθεὶς τὴν ἐπίπληξιν τοῦ αἰδοῦς ἀξίου βασιλέως. Ὁ υἱὸς δὲ τοῦ</text:span></text:span><text:span text:style-name="AncientGreek_3a__20_Ἀρχαία_20_ἑλληνικά"><text:span text:style-name="T17"> </text:span></text:span><text:span text:style-name="AncientGreek_3a__20_Ἀρχαία_20_ἑλληνικά"><text:span text:style-name="T1">ἐνδόξου Καπανέως ἀπεκρίνατο αὐτῷ· ὦ υἱὲ τοῦ Ἀτρέως, μὴ ψεύδου, εἰδὼς εἰπεῖν ἀληθῶς· ἡμεῖς</text:span></text:span><text:span text:style-name="AncientGreek_3a__20_Ἀρχαία_20_ἑλληνικά"><text:span text:style-name="T17"> </text:span></text:span><text:span text:style-name="AncientGreek_3a__20_Ἀρχαία_20_ἑλληνικά"><text:span text:style-name="T1">πολλῷ κρείττονες τῶν πατέρων εἶναι</text:span></text:span><text:span text:style-name="AncientGreek_3a__20_Ἀρχαία_20_ἑλληνικά"><text:span text:style-name="T17"> </text:span></text:span><text:span text:style-name="AncientGreek_3a__20_Ἀρχαία_20_ἑλληνικά"><text:span text:style-name="T1">καυχώμεθα·</text:span></text:span><text:span text:style-name="AncientGreek_3a__20_Ἀρχαία_20_ἑλληνικά"><text:span text:style-name="T17"> </text:span></text:span><text:span text:style-name="AncientGreek_3a__20_Ἀρχαία_20_ἑλληνικά"><text:span text:style-name="T1">ἡμεῖς καὶ τὸ ἔδαφος τῶν Θηβῶν τῶν ἑπταπύλων</text:span></text:span><text:span text:style-name="AncientGreek_3a__20_Ἀρχαία_20_ἑλληνικά"><text:span text:style-name="T17"> </text:span></text:span><text:span text:style-name="AncientGreek_3a__20_Ἀρχαία_20_ἑλληνικά"><text:span text:style-name="T1">ἐπορθήσαμεν, ὀλίγον στρατὸν </text:span></text:span><text:soft-page-break/><text:span text:style-name="AncientGreek_3a__20_Ἀρχαία_20_ἑλληνικά"><text:span text:style-name="T1">ἀγαγόντες ὑπὸ τεῖχος πολεμικὸν , πειθόμενοι τοῖς τέρασι τῶν θεῶν</text:span></text:span><text:span text:style-name="AncientGreek_3a__20_Ἀρχαία_20_ἑλληνικά"><text:span text:style-name="T17">, </text:span></text:span><text:span text:style-name="AncientGreek_3a__20_Ἀρχαία_20_ἑλληνικά"><text:span text:style-name="T1">καὶ τῇ βοηθείᾳ τοῦ Διὸς· ἐκεῖνοι δὲ ταῖς ἰδίαις</text:span></text:span><text:span text:style-name="AncientGreek_3a__20_Ἀρχαία_20_ἑλληνικά"><text:span text:style-name="T17"> </text:span></text:span></text:p>
      <text:p text:style-name="P1"><text:span text:style-name="AncientGreek_3a__20_Ἀρχαία_20_ἑλληνικά"><text:span text:style-name="T17"/></text:span></text:p>
      <text:p text:style-name="P1"><text:span text:style-name="AncientGreek_3a__20_Ἀρχαία_20_ἑλληνικά"><text:span text:style-name="T1">ΠΑΡΑΦΡΑΣΙΣ . 177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εἰς θεὸν ἁμαρτίαις ἀπώλοντο · δι᾿ ὃ μή μοι τοὺς</text:span></text:span><text:span text:style-name="AncientGreek_3a__20_Ἀρχαία_20_ἑλληνικά"><text:span text:style-name="T18"> </text:span></text:span><text:span text:style-name="AncientGreek_3a__20_Ἀρχαία_20_ἑλληνικά"><text:span text:style-name="T1">πατέρας ποτὲ τίθεσο ἐν ὁμοίᾳ τιμῇ . Πρὸς τοῦτον</text:span></text:span></text:p>
      <text:p text:style-name="P1"><text:span text:style-name="AncientGreek_3a__20_Ἀρχαία_20_ἑλληνικά"><text:span text:style-name="T1">δὲ δεινῶς ὑποβλεψάμενος ὁ ἰσχυρὸς Διομήδης , εἶπεν · νήπιε , καθησο σιωπῶν , τῷ ἐμῷ δὲ λόγῳ πείθου · οὐ γὰρ ἐγώ μέμφομαι ᾿Αγαμέμνονι τῷ βασι</text:span></text:span></text:p>
      <text:p text:style-name="P1"><text:span text:style-name="AncientGreek_3a__20_Ἀρχαία_20_ἑλληνικά"><text:span text:style-name="T1">λεῖ τοῦ στρατοῦ παροξύνοντι μάχεσθαι τοὺς ἐτόπλους Ελληνας · τούτῳ μὲν γὰρ δόξα ἐπακολουθή</text:span></text:span></text:p>
      <text:p text:style-name="P1"><text:span text:style-name="AncientGreek_3a__20_Ἀρχαία_20_ἑλληνικά"><text:span text:style-name="T1">σει , ἐὰν οἱ Ἕλληνες ἀφανίσωσι τοὺς Τρῷας , καὶ</text:span></text:span></text:p>
      <text:p text:style-name="P1"><text:span text:style-name="AncientGreek_3a__20_Ἀρχαία_20_ἑλληνικά"><text:span text:style-name="T1">ἐκπορθήσωσι τὴν ἱερὰν Ἴλιον · τούτῳ δὲ πάλιν μεγά</text:span></text:span></text:p>
      <text:p text:style-name="P1"><text:span text:style-name="AncientGreek_3a__20_Ἀρχαία_20_ἑλληνικά"><text:span text:style-name="T1">λη λύπη , τῶν Ἑλλήνων ἀφανισθέντων . ἀλλ᾽ ἀγὲ δὴ</text:span></text:span></text:p>
      <text:p text:style-name="P1"><text:span text:style-name="AncientGreek_3a__20_Ἀρχαία_20_ἑλληνικά"><text:span text:style-name="T1">καὶ ἡμεῖς φροντίσωμεν ἰσχύος ὁρμητικῆς . Εἶπε δὴ</text:span></text:span></text:p>
      <text:p text:style-name="P1"><text:span text:style-name="AncientGreek_3a__20_Ἀρχαία_20_ἑλληνικά"><text:span text:style-name="T1">καὶ ἐκ τῶν αρμάτων σὺν τοῖς ὅπλοις χαμαὶ ἀπεπήδησε · φοβερῶς δὲ ἤχησεν ὁ σίδηρος ἐν τῷ στήθει</text:span></text:span></text:p>
      <text:p text:style-name="P1"><text:span text:style-name="AncientGreek_3a__20_Ἀρχαία_20_ἑλληνικά"><text:span text:style-name="T1">τοῦ βασιλέως , ὁρμήσαντος · ὑφεῖλε δ᾽ ἂν φέβον καὶ</text:span></text:span></text:p>
      <text:p text:style-name="P1"><text:span text:style-name="AncientGreek_3a__20_Ἀρχαία_20_ἑλληνικά"><text:span text:style-name="T1">τὸν ἄγαν καρτερικὸν καὶ ἀνδρεῖον · ὥσπερ δὲ ὅταν</text:span></text:span></text:p>
      <text:p text:style-name="P1"><text:span text:style-name="AncientGreek_3a__20_Ἀρχαία_20_ἑλληνικά"><text:span text:style-name="T1">ἐν τῷ πολυταράχῳ αἰγιαλῷ τὸ κῦμα τῆς θαλάττης</text:span></text:span></text:p>
      <text:p text:style-name="P1"><text:span text:style-name="AncientGreek_3a__20_Ἀρχαία_20_ἑλληνικά"><text:span text:style-name="T1">διεγείρεται πυκνότερον , τοῦ Ζεφύρου ἀνέμου συνταράξαντος ἠρέμα , ἐν τῷ πόντῳ μὲν τὴν ἀρχὴν κορυφοῦται , καὶ αὔξεται, μετὰ ταῦτα δὲ τῇ χέρσω</text:span></text:span></text:p>
      <text:p text:style-name="P1"><text:span text:style-name="AncientGreek_3a__20_Ἀρχαία_20_ἑλληνικά"><text:span text:style-name="T1">προσρησσόμενον μεγάλως ηχεῖ , περὶ δὲ τὰς ἄκρας</text:span></text:span></text:p>
      <text:p text:style-name="P1"><text:span text:style-name="AncientGreek_3a__20_Ἀρχαία_20_ἑλληνικά"><text:span text:style-name="T1">κυρὸν καὶ μετέωρον ὂν ὑψοῦται , ἀποῤῥίπτει δὲ θα</text:span></text:span></text:p>
      <text:p text:style-name="P1"><text:span text:style-name="AncientGreek_3a__20_Ἀρχαία_20_ἑλληνικά"><text:span text:style-name="T1">λάσσης ἀφρὸν · οὕτω τότε πυκνότεραι ἐκινοῦντο αἱ</text:span></text:span></text:p>
      <text:p text:style-name="P1"><text:span text:style-name="AncientGreek_3a__20_Ἀρχαία_20_ἑλληνικά"><text:span text:style-name="T1">τάξεις τῶν Ἑλλήνων ἀδιαλείπτως ἐπὶ τὸν πόλεμον ·</text:span></text:span></text:p>
      <text:p text:style-name="P1"><text:span text:style-name="AncientGreek_3a__20_Ἀρχαία_20_ἑλληνικά"><text:span text:style-name="T1">ἕκαστος δὲ τοῖς ἑαυτοῦ προσέταττε ἀπὸ τῶν ἡγεμένων , οἱ ἄλλοι δὲ ἐπορεύοντο ἡσύχως· οὐδ᾽ ἂν εἴποις τοσοῦτον στρατὸν ἀκολουθεῖν ἔχοντα ἐν τοῖς</text:span></text:span></text:p>
      <text:p text:style-name="P1"><text:span text:style-name="AncientGreek_3a__20_Ἀρχαία_20_ἑλληνικά"><text:span text:style-name="T1">στήθεσι φωνὴν μετὰ σιγῆς , φοβούμενοι τοὺς ἡγεμόνας · περὶ ἅπαντας δὲ τὰ ποικίλα ὅπλα περιέλαμ</text:span></text:span></text:p>
      <text:p text:style-name="P1"><text:span text:style-name="AncientGreek_3a__20_Ἀρχαία_20_ἑλληνικά"><text:span text:style-name="T1">πον , ἅπερ ἐνδεδυμένοι κατὰ τάξιν ἐπορεύοντο · οἱ</text:span></text:span></text:p>
      <text:p text:style-name="P1"><text:span text:style-name="AncientGreek_3a__20_Ἀρχαία_20_ἑλληνικά"><text:span text:style-name="T1">Τρῶες δὲ , ὥσπερ αἱ θήλειαι τῶν προβάτων ἑστήκασιν ἐν αὐλῇ ἀνδρὸς πολυκτήμονος πλεῖσται, γάλα λευκὸν ἀμελγόμεναι , ἀδιαλείπτως βοῶσαι , τὴν</text:span></text:span></text:p>
      <text:p text:style-name="P1"><text:span text:style-name="AncientGreek_3a__20_Ἀρχαία_20_ἑλληνικά"><text:span text:style-name="T1">φωνὴν τῶν ἀρνῶν ἀκουοῦσαι · οὕτω θόρυβος Τρώων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79</text:span></text:span></text:p>
      <text:p text:style-name="P1"><text:span text:style-name="AncientGreek_3a__20_Ἀρχαία_20_ἑλληνικά"><text:span text:style-name="T1">κατὰ τὸν μέγαν στρατὸν ἐγήγερτο · οὐ γὰρ πάντων ἦν ὁ αὐτὸς ἦχος οὐ δὲ μία φωνή , ἀλλὰ γλῶσ‐</text:span></text:span></text:p>
      <text:p text:style-name="P1"><text:span text:style-name="AncientGreek_3a__20_Ἀρχαία_20_ἑλληνικά"><text:span text:style-name="T1">σαι μεμιγμέναι ἦσαν , ἄνδρες γὰρ πολλαχόθεν κε</text:span></text:span></text:p>
      <text:p text:style-name="P1"><text:span text:style-name="AncientGreek_3a__20_Ἀρχαία_20_ἑλληνικά"><text:span text:style-name="T1">κλημένοι ὑπῆρχον · παρώρμησε δὲ τοὺς μὲν ὁ ῎Αρης , τοὺς δὲ ἡ εὐόφθαλμος Αθηνᾶ , καὶ ὁ Δεῖμος , καὶ</text:span></text:span></text:p>
      <text:p text:style-name="P1"><text:soft-page-break/><text:span text:style-name="AncientGreek_3a__20_Ἀρχαία_20_ἑλληνικά"><text:span text:style-name="T1">ὁ Φόβος , καὶ ἡ ἀπλείστως προθυμουμένη῎Ερις , ἡ τοῦ</text:span></text:span></text:p>
      <text:p text:style-name="P1"><text:span text:style-name="AncientGreek_3a__20_Ἀρχαία_20_ἑλληνικά"><text:span text:style-name="T1">ἀνδροκτόνου ῎Αρεος ἀδελφή , καὶ φίλη , ἥτις μικρὰ</text:span></text:span></text:p>
      <text:p text:style-name="P1"><text:span text:style-name="AncientGreek_3a__20_Ἀρχαία_20_ἑλληνικά"><text:span text:style-name="T1">μὲν τὸ πρῶτον ἐγείρεται αὐξομένη , μετὰ ταῦτα δὲ</text:span></text:span></text:p>
      <text:p text:style-name="P1"><text:span text:style-name="AncientGreek_3a__20_Ἀρχαία_20_ἑλληνικά"><text:span text:style-name="T1">τῷ οὐρανῷ τὴν κεφαλὴν προσεπέλασε , καὶ ἐπὶ γῆς</text:span></text:span></text:p>
      <text:p text:style-name="P1"><text:span text:style-name="AncientGreek_3a__20_Ἀρχαία_20_ἑλληνικά"><text:span text:style-name="T1">βαδίζει · ἥτις αὐτοῖς καὶ τότε φιλονεικίαν ὁμοίαν καὶ</text:span></text:span></text:p>
      <text:p text:style-name="P1"><text:span text:style-name="AncientGreek_3a__20_Ἀρχαία_20_ἑλληνικά"><text:span text:style-name="T1">κοινὴν εἰς τὸ μέσον ἐνέβαλεν , πορευομένη κατὰ τὸν</text:span></text:span></text:p>
      <text:p text:style-name="P1"><text:span text:style-name="AncientGreek_3a__20_Ἀρχαία_20_ἑλληνικά"><text:span text:style-name="T1">στρατὸν , αὔξουσα τὸν στεναγμὸν καὶ τὴν λύπην τῶν</text:span></text:span></text:p>
      <text:p text:style-name="P1"><text:span text:style-name="AncientGreek_3a__20_Ἀρχαία_20_ἑλληνικά"><text:span text:style-name="T1">ἀνδρῶν . Οὗτοι δὲ ἐπειδὴ εἰς ἕνα τόπον συνερχόμενοι αφίκοντο , συνέβαλον μέν τοι τὰς ἐκ βυρσῶν</text:span></text:span></text:p>
      <text:p text:style-name="P1"><text:span text:style-name="AncientGreek_3a__20_Ἀρχαία_20_ἑλληνικά"><text:span text:style-name="T1">ἀσπίδας , συνῆξαν δὲ τὰ δόρατα , καὶ τὰς δυνάμεις</text:span></text:span></text:p>
      <text:p text:style-name="P1"><text:span text:style-name="AncientGreek_3a__20_Ἀρχαία_20_ἑλληνικά"><text:span text:style-name="T1">τῶν ἀνδρῶν τῶν σιδηροθωράκων ·αἱ ἀσπίδες δὲ αἱ</text:span></text:span></text:p>
      <text:p text:style-name="P1"><text:span text:style-name="AncientGreek_3a__20_Ἀρχαία_20_ἑλληνικά"><text:span text:style-name="T1">τοὺς ὀμφαλοὺς ἔχουσαι ἐπλησίαζον ἀλλήλαις , πο</text:span></text:span></text:p>
      <text:p text:style-name="P1"><text:span text:style-name="AncientGreek_3a__20_Ἀρχαία_20_ἑλληνικά"><text:span text:style-name="T1">λὺς δὲ θόρυβος ἠγέρθη . τηνικαῦτα δὲ στεναγμὸς</text:span></text:span></text:p>
      <text:p text:style-name="P1"><text:span text:style-name="AncientGreek_3a__20_Ἀρχαία_20_ἑλληνικά"><text:span text:style-name="T1">ὁμοῦ , καὶ εὐχὴ ἀνδρῶν ἦν φθειρόντων τε , καὶ φθεις</text:span></text:span></text:p>
      <text:p text:style-name="P1"><text:span text:style-name="AncientGreek_3a__20_Ἀρχαία_20_ἑλληνικά"><text:span text:style-name="T1">ρομένων · τὸ αἷμα δὲ κατὰ γῆς ἔῤῥει . ὥσπερ δὲ</text:span></text:span></text:p>
      <text:p text:style-name="P1"><text:span text:style-name="AncientGreek_3a__20_Ἀρχαία_20_ἑλληνικά"><text:span text:style-name="T1">ὅτε ποταμοὶ χείμαῤῥοι , διὰ τῶν ὀρέων ρέοντες</text:span></text:span></text:p>
      <text:p text:style-name="P1"><text:span text:style-name="AncientGreek_3a__20_Ἀρχαία_20_ἑλληνικά"><text:span text:style-name="T1">συμβάλλουσιν εἰς δεξαμενὴν ὕδωρ ὄμβρων , ἔκ τινων βαθέων ἐκρύσεων , ἐντὸς κοίλης εγχαράξεως</text:span></text:span></text:p>
      <text:p text:style-name="P1"><text:span text:style-name="AncientGreek_3a__20_Ἀρχαία_20_ἑλληνικά"><text:span text:style-name="T1">γῆς , τούτων δὲ τὸν κτύπον πόῤῥωθι ἐν τοῖς ὄρε</text:span></text:span></text:p>
      <text:p text:style-name="P1"><text:span text:style-name="AncientGreek_3a__20_Ἀρχαία_20_ἑλληνικά"><text:span text:style-name="T1">σιν ἤκουσεν ὁ ποιμὴν · οὕτως ἐπιφερομένων ἀλλήλοις τούτων , βοή τε καὶ φόβος ἐγένετο . Πρῶτος</text:span></text:span></text:p>
      <text:p text:style-name="P1"><text:span text:style-name="AncientGreek_3a__20_Ἀρχαία_20_ἑλληνικά"><text:span text:style-name="T1">δὲ ὁ ᾿Αντίλοχος ἀπεῖλεν ἄνδρα ἀπὸ τῶν Τρῴων πολεμικὸν , τὸν ἀγαθὸν ἐν τοῖς πρωταγωνιςαῖς , υἱὸν</text:span></text:span></text:p>
      <text:p text:style-name="P1"><text:span text:style-name="AncientGreek_3a__20_Ἀρχαία_20_ἑλληνικά"><text:span text:style-name="T1">τοῦ Θαλυσίου Ἐχέπωλον · τοῦτον δὴ ἔτρωσε πρῶτος</text:span></text:span></text:p>
      <text:p text:style-name="P1"><text:span text:style-name="AncientGreek_3a__20_Ἀρχαία_20_ἑλληνικά"><text:span text:style-name="T1">κατὰ τὸ μετωπίδιον τῆς ἱππείαις θριξὶ κοσμουμένης</text:span></text:span></text:p>
      <text:p text:style-name="P1"><text:span text:style-name="AncientGreek_3a__20_Ἀρχαία_20_ἑλληνικά"><text:span text:style-name="T1">περικεφαλαίας· ἐνέπηξε δὲ τῷ μετώπῳ , ἐπέρασε δὲ</text:span></text:span></text:p>
      <text:p text:style-name="P1"><text:span text:style-name="AncientGreek_3a__20_Ἀρχαία_20_ἑλληνικά"><text:span text:style-name="T1">εἴσω τὸὀςοῦν ἡ σιδηρὰ ἐπιδορατὶς· αὐτὸν δὲ σκότος</text:span></text:span></text:p>
      <text:p text:style-name="P1"><text:span text:style-name="AncientGreek_3a__20_Ἀρχαία_20_ἑλληνικά"><text:span text:style-name="T1">κατ᾽ ὀφθαλμοὺς ἐκάλυψεν · ἔπεσε δὲ εἰς γῆν , ὥσπερ</text:span></text:span></text:p>
      <text:p text:style-name="P1"><text:span text:style-name="AncientGreek_3a__20_Ἀρχαία_20_ἑλληνικά"><text:span text:style-name="T1">ὅταν πέσῃ πύργος ἐν τῇ ἰσχυρᾷ μάχῃ · τοῦτον δὲ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181</text:span></text:span></text:p>
      <text:p text:style-name="P1"><text:span text:style-name="AncientGreek_3a__20_Ἀρχαία_20_ἑλληνικά"><text:span text:style-name="T1">~</text:span></text:span></text:p>
      <text:p text:style-name="P1"><text:span text:style-name="AncientGreek_3a__20_Ἀρχαία_20_ἑλληνικά"><text:span text:style-name="T1">πεσόντα ἔλαβε ἀπὸ τῶν ποδῶν Ἐλεφήνωρ ὁ βασι</text:span></text:span></text:p>
      <text:p text:style-name="P1"><text:span text:style-name="AncientGreek_3a__20_Ἀρχαία_20_ἑλληνικά"><text:span text:style-name="T1">λεὺς ὁ υἱὸς τοῦ Χαλκώδοντος ,ὁ ἀρχηγὸς τῶνμεγαλοψύχων Ευβοέων . κύψας δὲ εἷλκεν ἔξω τῶν βελῶν</text:span></text:span></text:p>
      <text:p text:style-name="P1"><text:span text:style-name="AncientGreek_3a__20_Ἀρχαία_20_ἑλληνικά"><text:span text:style-name="T1">από προθυμούμενος , ὅπως λίαν ταχέως σκυλεύσεις τὰ ὅπλα · ἐπ ' ὀλίγον δὲ αὐτῷ γέγονεν ἡ ὁρμή · θεασάμενος γὰρ αὐτὸν ἕλκοντα τὸν νεκρὸν ὁ μεγαλόψυχος</text:span></text:span></text:p>
      <text:p text:style-name="P1"><text:span text:style-name="AncientGreek_3a__20_Ἀρχαία_20_ἑλληνικά"><text:span text:style-name="T1">Αγήνωρ , τὰ πλευρά , ἅπερ αὐτῷ κύψαντι ἔξω τῆς</text:span></text:span></text:p>
      <text:p text:style-name="P1"><text:span text:style-name="AncientGreek_3a__20_Ἀρχαία_20_ἑλληνικά"><text:span text:style-name="T1">ἀσπίδος ἐφάνησαν , ἔτρωσε δύρατι σιδηρῷ , διέλυσε</text:span></text:span></text:p>
      <text:p text:style-name="P1"><text:span text:style-name="AncientGreek_3a__20_Ἀρχαία_20_ἑλληνικά"><text:span text:style-name="T1">δὲ τὰ μέλη . οὕτως αὐτὸν μὲν κατέλιπεν ἡ ψυχὴ ·</text:span></text:span></text:p>
      <text:p text:style-name="P1"><text:soft-page-break/><text:span text:style-name="AncientGreek_3a__20_Ἀρχαία_20_ἑλληνικά"><text:span text:style-name="T1">ἐπ᾿ αὐτῷ δὲ γέγονεν ἔργον χαλεπὸν τῶν Τρῴων καὶ</text:span></text:span></text:p>
      <text:p text:style-name="P1"><text:span text:style-name="AncientGreek_3a__20_Ἀρχαία_20_ἑλληνικά"><text:span text:style-name="T1">τῶν Ἑλλήνων · οὗτοι γὰρ , καθάπερ λύκοι , ἀλλήλοις</text:span></text:span></text:p>
      <text:p text:style-name="P1"><text:span text:style-name="AncientGreek_3a__20_Ἀρχαία_20_ἑλληνικά"><text:span text:style-name="T1">ἐφώρμησαν , ἀνὴρ δὲ ἄνδρα ἀνέτρεπε , καὶ ἀνήρει .</text:span></text:span></text:p>
      <text:p text:style-name="P1"><text:span text:style-name="AncientGreek_3a__20_Ἀρχαία_20_ἑλληνικά"><text:span text:style-name="T1">Τότε Αἴας ὁ Τελαμῶνος ἔτρωσε τὸν υἱὸν τοῦ ᾿Ανθεμίωνος , τὸν ἀκμάζοντα , νέον , Σιμοείσιον ,ὃν ἡ μήτηρ</text:span></text:span></text:p>
      <text:p text:style-name="P1"><text:span text:style-name="AncientGreek_3a__20_Ἀρχαία_20_ἑλληνικά"><text:span text:style-name="T1">ποτὲ ἐκ τῆς Ἴδης τοῦ ὄρους κατερχομένη , παρὰ ταῖς</text:span></text:span></text:p>
      <text:p text:style-name="P1"><text:span text:style-name="AncientGreek_3a__20_Ἀρχαία_20_ἑλληνικά"><text:span text:style-name="T1">ὄχθαις τοῦ Σιμόεντος ποταμοῦ ἔτεκεν , ἐπειδὴ ἠκολούθει ἅμα τοῖς γονεῦσιν ἰδεῖν τὰ πρόβατα· τούτου</text:span></text:span></text:p>
      <text:p text:style-name="P1"><text:span text:style-name="AncientGreek_3a__20_Ἀρχαία_20_ἑλληνικά"><text:span text:style-name="T1">χάριν αὐτὸν ἐκάλουν Σιμοείσιον · οὐδὲ τοῖς προσφιλέσι γονεῦσι τὰ τροφεῖα ἀπέδωκε · βραχὺς γὰρ αὐτ</text:span></text:span></text:p>
      <text:p text:style-name="P1"><text:span text:style-name="AncientGreek_3a__20_Ἀρχαία_20_ἑλληνικά"><text:span text:style-name="T1">τῷ ὁ τῆς ζωῆς χρόνος ἐγένετο , φονευθέντι δόρατι ὑπὸ</text:span></text:span></text:p>
      <text:p text:style-name="P1"><text:span text:style-name="AncientGreek_3a__20_Ἀρχαία_20_ἑλληνικά"><text:span text:style-name="T1">τοῦ μεγαλοψύχου Αἴαντος · πρῶτον γὰρ αὐτὸν ἐπερχύμενον ἔπληξε κατὰ τὸ στῆθος παρὰ τὸν δεξιὸν μαζόν · καταντικρὺ δὲ διὰ τοῦ ὤμου τὸ σιδηροῦν δόρυ</text:span></text:span></text:p>
      <text:p text:style-name="P1"><text:span text:style-name="AncientGreek_3a__20_Ἀρχαία_20_ἑλληνικά"><text:span text:style-name="T1">διεπέρασεν · ὁ δὲ χαμαὶ εἰς χοῦν ἔπεσεν , ὥσπερ αἴκ χειρος , ἣ δὴ ἐν τόπῳ καθύδρῳ ἕλους μεγάλου ανε</text:span></text:span></text:p>
      <text:p text:style-name="P1"><text:span text:style-name="AncientGreek_3a__20_Ἀρχαία_20_ἑλληνικά"><text:span text:style-name="T1">βλάστησεν , ὁμαλή · οἱ κλάδοι δὲ αὐτῇ ἔφυσαν ἐπὶ</text:span></text:span></text:p>
      <text:p text:style-name="P1"><text:span text:style-name="AncientGreek_3a__20_Ἀρχαία_20_ἑλληνικά"><text:span text:style-name="T1">τῇ κορυφῇ · καὶ ταύτην μὲν ἀνὴρ ἅρματα ποιῶν σιδήρῳ λαμπρῷ καὶ ὀξεῖ ἀπέκοψεν , ὅπως κάμψας ποιήσηται περιφέρειαν ὡραίου δίφρου · καὶ αὕτη μὲν κεῖται ξηραινομένη παρὰ τὰς ὄχθας τοῦ ποταμοῦ . τοιοῦ</text:span></text:span></text:p>
      <text:p text:style-name="P1"><text:span text:style-name="AncientGreek_3a__20_Ἀρχαία_20_ἑλληνικά"><text:span text:style-name="T1">τον δὴ Σιμοείσιον τὸν υἱὸν τοῦ ᾿Ανθέμου απέκτεινεν</text:span></text:span></text:p>
      <text:p text:style-name="P1"><text:span text:style-name="AncientGreek_3a__20_Ἀρχαία_20_ἑλληνικά"><text:span text:style-name="T1">Αἴας ὁ ἐκ τοῦ Διὸς ἕλκων τὸ γένος · κατ᾽ αὐτοῦ δὲ</text:span></text:span></text:p>
      <text:p text:style-name="P1"><text:span text:style-name="AncientGreek_3a__20_Ἀρχαία_20_ἑλληνικά"><text:span text:style-name="T1">Αντιφος ὁ ποικίλον θώρακα ἔχων ὁ υἱὸς τοῦ Πριάμου</text:span></text:span></text:p>
      <text:p text:style-name="P1"><text:span text:style-name="AncientGreek_3a__20_Ἀρχαία_20_ἑλληνικά"><text:span text:style-name="T1">κατὰ τὸν στρατὸν ἠκόντισεν δόρατι ὀξεῖ · καὶ τούτου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83</text:span></text:span></text:p>
      <text:p text:style-name="P1"><text:span text:style-name="AncientGreek_3a__20_Ἀρχαία_20_ἑλληνικά"><text:span text:style-name="T1">μὲν διήμαρτε · Λεῦκον δὲ αὐτὸς , τὸν ἀγαθὸν φίλον τοῦ</text:span></text:span></text:p>
      <text:p text:style-name="P1"><text:span text:style-name="AncientGreek_3a__20_Ἀρχαία_20_ἑλληνικά"><text:span text:style-name="T1">Ὀδυσσέως, ἔτρωσε κατὰ τὸν βουβῶνα , πρὸς ἄλλο μέρος τὸν νεκρὸν ἕλκοντα · ἔπεσε δὲ περὶ αὐτὸν · ὁ</text:span></text:span></text:p>
      <text:p text:style-name="P1"><text:span text:style-name="AncientGreek_3a__20_Ἀρχαία_20_ἑλληνικά"><text:span text:style-name="T1">νεκρὸς δὲ αὐτῷ ἐξέπεσε τῆς χειρός . τούτου δὲ φονευθέντος , λίαν ὠργίσθη κατὰ ψυχὴν Ὀδυσσεύς · ἐπορεύθη δὲ διὰ τῶν πρωταγωνιστῶν ὡπλισμένος σιδή- ρῳ λαμπρῷ · ἔστη δὲ πάνυ πλησίον ἐλθῶν, καὶ ἠκόντισε δόρατι λαμπρῷ , περισκοπήσας ἑαυτὸν ὑπεσκεδάσθησαν δὲ καὶ διεχωρίσθησαν οἱ Τρῶες , τοῦ ἀνδρὸς</text:span></text:span></text:p>
      <text:p text:style-name="P1"><text:span text:style-name="AncientGreek_3a__20_Ἀρχαία_20_ἑλληνικά"><text:span text:style-name="T1">ρίψαντος τὸ δόρυ · οὗτος δὲ οὐ μάταιον ἀφῆκε τὸ βέλος , ἀλλὰ Δημοκόωντα τὸν νόθον ὑἱὸν τοῦ Πριάμου</text:span></text:span></text:p>
      <text:p text:style-name="P1"><text:span text:style-name="AncientGreek_3a__20_Ἀρχαία_20_ἑλληνικά"><text:span text:style-name="T1">ἔτρωσεν , ὅστις αὐτῷ ἐξ ᾿Αβύδου παρεγένετο ἀπὸ</text:span></text:span></text:p>
      <text:p text:style-name="P1"><text:span text:style-name="AncientGreek_3a__20_Ἀρχαία_20_ἑλληνικά"><text:span text:style-name="T1">τῶν ταχέων ἵππων· τοῦτον δὴ Ὀδυσσεὺς ἔτρωσε δόρατι κατὰ τὸν κρόταφον , ὀργισθεὶς ἕνεκα τοῦ φίλου ·</text:span></text:span></text:p>
      <text:p text:style-name="P1"><text:span text:style-name="AncientGreek_3a__20_Ἀρχαία_20_ἑλληνικά"><text:span text:style-name="T1">ἡδὲ ἐπιδορατὶς ἡ χαλκὴ ἐπέρασε διὰ τοῦ ἑτέρου</text:span></text:span></text:p>
      <text:p text:style-name="P1"><text:soft-page-break/><text:span text:style-name="AncientGreek_3a__20_Ἀρχαία_20_ἑλληνικά"><text:span text:style-name="T1">κροτάφου · αὐτὸν δὲ σκότος κατ᾽ ὀφθαλμοὺς ἐκάλυψεν ·</text:span></text:span></text:p>
      <text:p text:style-name="P1"><text:span text:style-name="AncientGreek_3a__20_Ἀρχαία_20_ἑλληνικά"><text:span text:style-name="T1">ἐκτύπησε δὲ πεσων · ἤχησαν δὲ τὰ ὅπλα ἐπ᾿ αὐτῷ ·</text:span></text:span></text:p>
      <text:p text:style-name="P1"><text:span text:style-name="AncientGreek_3a__20_Ἀρχαία_20_ἑλληνικά"><text:span text:style-name="T1">ὑπεχώρησαν δὲ οἱ πρωταγωνισταὶ, καὶ ὁ λαμπρὸς</text:span></text:span></text:p>
      <text:p text:style-name="P1"><text:span text:style-name="AncientGreek_3a__20_Ἀρχαία_20_ἑλληνικά"><text:span text:style-name="T1">Εκτωρ· οἱ Ἕλληνες δὲ μεγάλως ἐβόησαν , καὶ τοὺς</text:span></text:span></text:p>
      <text:p text:style-name="P1"><text:span text:style-name="AncientGreek_3a__20_Ἀρχαία_20_ἑλληνικά"><text:span text:style-name="T1">ἑαυτῶν νεκροὺς εἵλκυσαν · ὥρμησαν δ᾽ ἐπ᾽ ἐυθείας και</text:span></text:span></text:p>
      <text:p text:style-name="P1"><text:span text:style-name="AncientGreek_3a__20_Ἀρχαία_20_ἑλληνικά"><text:span text:style-name="T1">τὰ πολὺ προσωτέρω · ἀναξιοπάθησε δὲ ὁ ᾿Απόλλων</text:span></text:span></text:p>
      <text:p text:style-name="P1"><text:span text:style-name="AncientGreek_3a__20_Ἀρχαία_20_ἑλληνικά"><text:span text:style-name="T1">θεασάμενος ἐκ τῆς ἀκροπόλεως · τοῖς Τρωσὶ δὲ παρεκελεύσατο φωνήσας · διεγείρεσθε , ὦ Τρῶες ἱππικοὶ</text:span></text:span></text:p>
      <text:p text:style-name="P1"><text:span text:style-name="AncientGreek_3a__20_Ἀρχαία_20_ἑλληνικά"><text:span text:style-name="T1">μὴ δὲ ὑποχωρεῖτε μάχης τοῖς Ἕλλησιν ·ἐπειδὴ οὐ</text:span></text:span></text:p>
      <text:p text:style-name="P1"><text:span text:style-name="AncientGreek_3a__20_Ἀρχαία_20_ἑλληνικά"><text:span text:style-name="T1">λίθος , οὐ δὲ σίδηρός ἐστιν αὐτοῖς τὸ σῶμα , ὥστε</text:span></text:span></text:p>
      <text:p text:style-name="P1"><text:span text:style-name="AncientGreek_3a__20_Ἀρχαία_20_ἑλληνικά"><text:span text:style-name="T1">ὑπομεῖναι τὸν σαρκοτόμον σίδηρον τιτρωσκομένοις · οὐ</text:span></text:span></text:p>
      <text:p text:style-name="P1"><text:span text:style-name="AncientGreek_3a__20_Ἀρχαία_20_ἑλληνικά"><text:span text:style-name="T1">μὴν οὐ δὲ Ἀχιλλεὺς ὁ υἱὸς τῆς καλλικόμου Θέτιδος</text:span></text:span></text:p>
      <text:p text:style-name="P1"><text:span text:style-name="AncientGreek_3a__20_Ἀρχαία_20_ἑλληνικά"><text:span text:style-name="T1">μάχεται, ἀλλ᾽ ἐν ταῖς ναυσὶ πεπαίνει, καὶ καταπραΰνει τὴν ὀργὴν τὴν λυποῦσαν αὐτοῦ τὴν ψυχήν .</text:span></text:span></text:p>
      <text:p text:style-name="P1"><text:span text:style-name="AncientGreek_3a__20_Ἀρχαία_20_ἑλληνικά"><text:span text:style-name="T1">Οὕτως εἶπεν ἀπὸ τῆς πόλεως ὁ φοβερὸς θεὸς · τοὺς</text:span></text:span></text:p>
      <text:p text:style-name="P1"><text:span text:style-name="AncientGreek_3a__20_Ἀρχαία_20_ἑλληνικά"><text:span text:style-name="T1">Ἕλληνας δὲ διήγειρεν ἡ ἐνδοξοτάτη θυγάτηρ τοῦ Διὸς</text:span></text:span></text:p>
      <text:p text:style-name="P1"><text:span text:style-name="AncientGreek_3a__20_Ἀρχαία_20_ἑλληνικά"><text:span text:style-name="T1">᾿Αθηνᾶ , πορευομένη κατὰ τὸν στρατὸν , ὅπε ἂν ἀμελοῦντας θεάσαιτο τότε τὸν υἱὸν τοῦ ᾿Αμαρυγκέας Διώρην</text:span></text:span></text:p>
      <text:p text:style-name="P1"><text:span text:style-name="AncientGreek_3a__20_Ἀρχαία_20_ἑλληνικά"><text:span text:style-name="T1">ἡμοῖρα κατέσχε δεσμεύσασα · λίθῳ γὰρ χειροπληθεῖ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85</text:span></text:span></text:p>
      <text:p text:style-name="P1"><text:span text:style-name="AncientGreek_3a__20_Ἀρχαία_20_ἑλληνικά"><text:span text:style-name="T1">.</text:span></text:span></text:p>
      <text:p text:style-name="P1"><text:span text:style-name="AncientGreek_3a__20_Ἀρχαία_20_ἑλληνικά"><text:span text:style-name="T1">N</text:span></text:span></text:p>
      <text:p text:style-name="P1"><text:span text:style-name="AncientGreek_3a__20_Ἀρχαία_20_ἑλληνικά"><text:span text:style-name="T1">M</text:span></text:span></text:p>
      <text:p text:style-name="P1"><text:span text:style-name="AncientGreek_3a__20_Ἀρχαία_20_ἑλληνικά"><text:span text:style-name="T1">~</text:span></text:span></text:p>
      <text:p text:style-name="P1"><text:span text:style-name="AncientGreek_3a__20_Ἀρχαία_20_ἑλληνικά"><text:span text:style-name="T1">τραχεῖ τέτρωται παρὰ τὸν σφυρὸν κατὰ τὴν δεξιάν</text:span></text:span></text:p>
      <text:p text:style-name="P1"><text:span text:style-name="AncientGreek_3a__20_Ἀρχαία_20_ἑλληνικά"><text:span text:style-name="T1">κνήμην · ἔτρωσε δὲ αὐτὸν ὁ ἡγεμὼν τῶν Θρᾳκῶν ἀνδρῶν Πεῖρος ὁ υἱὸς τοῦ Ἰμβράσου , ὃς δὴ ἦλθεν ἀπὸ</text:span></text:span></text:p>
      <text:p text:style-name="P1"><text:span text:style-name="AncientGreek_3a__20_Ἀρχαία_20_ἑλληνικά"><text:span text:style-name="T1">της Αἴνου · ἀμφοτέρους δὲ τοὺς τένοντας καὶ τὰ ὀστᾶ</text:span></text:span></text:p>
      <text:p text:style-name="P1"><text:span text:style-name="AncientGreek_3a__20_Ἀρχαία_20_ἑλληνικά"><text:span text:style-name="T1">ὁ ἀνεπαίσχυντος λίθος παντελῶς συνέτριψεν , ὁ δὲ εἰς</text:span></text:span></text:p>
      <text:p text:style-name="P1"><text:span text:style-name="AncientGreek_3a__20_Ἀρχαία_20_ἑλληνικά"><text:span text:style-name="T1">τὸν χοῦν ἐπὶ τὰ μετάφρενα κατέπεσεν , αμφοτέρας</text:span></text:span></text:p>
      <text:p text:style-name="P1"><text:span text:style-name="AncientGreek_3a__20_Ἀρχαία_20_ἑλληνικά"><text:span text:style-name="T1">τὰς χεῖρας τοῖς ἀγαπητοῖς φίλοις ἐκτείνας , ἀποπνέων</text:span></text:span></text:p>
      <text:p text:style-name="P1"><text:span text:style-name="AncientGreek_3a__20_Ἀρχαία_20_ἑλληνικά"><text:span text:style-name="T1">τὴν ψυχήν . Οὗτος δὲ ἐπέδραμεν , ὃς δὴ καὶ ἔτρωσεν</text:span></text:span></text:p>
      <text:p text:style-name="P1"><text:span text:style-name="AncientGreek_3a__20_Ἀρχαία_20_ἑλληνικά"><text:span text:style-name="T1">αὐτὸν , ὁ Πεῖρος · ἔπληξε δὲ τῷ δόρατι παρὰ τὸν ὀμφαλὸν , πᾶσαι δ᾽ ἄρα ἐξεχύθησαν εἰς γῆν τὰ ἔντερα</text:span></text:span></text:p>
      <text:p text:style-name="P1"><text:span text:style-name="AncientGreek_3a__20_Ἀρχαία_20_ἑλληνικά"><text:span text:style-name="T1">αὐτὸν δὲ σκότος κατ᾽ ὀφθαλμοὺς ἐκάλυψε . Τοῦτον δὲ</text:span></text:span></text:p>
      <text:p text:style-name="P1"><text:span text:style-name="AncientGreek_3a__20_Ἀρχαία_20_ἑλληνικά"><text:span text:style-name="T1">Θόας ὁ ἀπὸ τῆς Αἰτωλίας ἐπερχόμενον ἔτρωσε τῷ</text:span></text:span></text:p>
      <text:p text:style-name="P1"><text:span text:style-name="AncientGreek_3a__20_Ἀρχαία_20_ἑλληνικά"><text:span text:style-name="T1">δόρατι κατὰ τὸ στέρνον ὑπεράνω τοῦ μαζοῦ ,ἐνεπάγη</text:span></text:span></text:p>
      <text:p text:style-name="P1"><text:soft-page-break/><text:span text:style-name="AncientGreek_3a__20_Ἀρχαία_20_ἑλληνικά"><text:span text:style-name="T1">δὲ ὁ σίδηρος εἰς τὸν πνεύμονα · πλησίον δὲ Θόας αυ</text:span></text:span></text:p>
      <text:p text:style-name="P1"><text:span text:style-name="AncientGreek_3a__20_Ἀρχαία_20_ἑλληνικά"><text:span text:style-name="T1">τῷ παρεγένετο , καὶ τὸ ἰσχυρὸν δόρυ ἐξέσπασε τοῦ</text:span></text:span></text:p>
      <text:p text:style-name="P1"><text:span text:style-name="AncientGreek_3a__20_Ἀρχαία_20_ἑλληνικά"><text:span text:style-name="T1">στέρνου , εἵλκυσε δὲ τὸ τμητικὸν ξίφος · τούτῳ δ᾽ αὖτὸς ἔπληξε τὴν γαστέρα κατὰ μέσον, καὶ ἀφείλετο</text:span></text:span></text:p>
      <text:p text:style-name="P1"><text:span text:style-name="AncientGreek_3a__20_Ἀρχαία_20_ἑλληνικά"><text:span text:style-name="T1">τὴν ψυχὴν · τὰ ὅπλα δὲ οὐκ ἐξέδυσε · περιέστησαν</text:span></text:span></text:p>
      <text:p text:style-name="P1"><text:span text:style-name="AncientGreek_3a__20_Ἀρχαία_20_ἑλληνικά"><text:span text:style-name="T1">γὰρ οἱ φίλοι αὐτοῦ Θρᾷκες οἱ τὰἄκρα τῆς κεφαλῆς</text:span></text:span></text:p>
      <text:p text:style-name="P1"><text:span text:style-name="AncientGreek_3a__20_Ἀρχαία_20_ἑλληνικά"><text:span text:style-name="T1">κομῶντες , μακρὰ δόρατα κατέχοντες ταῖς χερσὶ , οἵ</text:span></text:span></text:p>
      <text:p text:style-name="P1"><text:span text:style-name="AncientGreek_3a__20_Ἀρχαία_20_ἑλληνικά"><text:span text:style-name="T1">τινες αὐτὸν καίπερ ὄντα μέγαν, καὶ ἰσχυρὸν καὶ λαμπρὸν ἀπεωθήσαντο ἀφ' ἑαυτῶν· ὁ δὲ ὑποχωρήσας πελεμίχθη . οὕτως οὗτοι ἐν τῇ γῇ ἐγγὺς ἀλλήλων ἐξήπλωνται ὁ μὲν τῶν Θρᾳκῶν , ὁ δὲ τῶν σιδηροθωράκων Επειῶν ἀρχηγοὶ· πολλοὶ δὲ καὶ ἄλλοι περισσῶς</text:span></text:span></text:p>
      <text:p text:style-name="P1"><text:span text:style-name="AncientGreek_3a__20_Ἀρχαία_20_ἑλληνικά"><text:span text:style-name="T1">αὐτοὺς ἐφονεύοιτο . τότε δὴ οὐκ ἂν ἀνήρ τις ἐπελθών</text:span></text:span></text:p>
      <text:p text:style-name="P1"><text:span text:style-name="AncientGreek_3a__20_Ἀρχαία_20_ἑλληνικά"><text:span text:style-name="T1">ἐμέμψατο τὸ ἔργον τοῦ πολέμου , ὅστες ἂν ἔτι μήτ'</text:span></text:span></text:p>
      <text:p text:style-name="P1"><text:span text:style-name="AncientGreek_3a__20_Ἀρχαία_20_ἑλληνικά"><text:span text:style-name="T1">ἀποδιαστήματος μήτ' ἐκ τοῦ σύνεγγυς τετρωμένος τῷ</text:span></text:span></text:p>
      <text:p text:style-name="P1"><text:span text:style-name="AncientGreek_3a__20_Ἀρχαία_20_ἑλληνικά"><text:span text:style-name="T1">τμητικῷ σιδήρῳ , περὶ αὐτὸν ἀναστρέφοιτο ἐν μέσῳ ,</text:span></text:span></text:p>
      <text:p text:style-name="P1"><text:span text:style-name="AncientGreek_3a__20_Ἀρχαία_20_ἑλληνικά"><text:span text:style-name="T1">ἀπάγοιδὲ αὐτὸν ἡ πολεμικὴ ᾿Αθηνᾶ λαβοῦσα ἀπὸ τῆς</text:span></text:span></text:p>
      <text:p text:style-name="P1"><text:span text:style-name="AncientGreek_3a__20_Ἀρχαία_20_ἑλληνικά"><text:span text:style-name="T1">χειρὸς , τὴν ὁρμὴν δὲ τῶν βελῶν ἀποσοβοίη πολλοί</text:span></text:span></text:p>
      <text:p text:style-name="P1"><text:span text:style-name="AncientGreek_3a__20_Ἀρχαία_20_ἑλληνικά"><text:span text:style-name="T1">γὰρἀπὸ τῶν Τρῴων καὶ τῶν Ἑλλήνων τῇ ἡμέρᾳ ἐκεῖνῃ κατὰ πρόσωπ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cientGreek" svg:font-family="AncientGreek, serif"/>
    <style:font-face style:name="Mangal1" svg:font-family="Mangal"/>
    <style:font-face style:name="AncientGreek1" svg:font-family="AncientGree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rc" fo:country="G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grc" fo:country="G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AncientGreek_3a__20_Normal_20_text" style:display-name="AncientGreek: Normal text" style:family="text"/>
    <style:style style:name="AncientGreek_3a__20_Ἀρχαία_20_ἑλληνικά" style:display-name="AncientGreek: Ἀρχαία ἑλληνικά" style:family="text">
      <style:text-properties style:font-name="AncientGreek1" fo:font-family="AncientGreek" style:font-family-generic="roman" style:font-pitch="variable" fo:language="grc" fo:country="G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19T15:22:22.752000000</meta:creation-date>
    <dc:title>Ancient Greek</dc:title>
    <dc:date>2023-08-20T23:36:29.929000000</dc:date>
    <meta:editing-duration>PT1H11M5S</meta:editing-duration>
    <meta:editing-cycles>8</meta:editing-cycles>
    <meta:generator>LibreOffice/7.1.5.2$Windows_X86_64 LibreOffice_project/85f04e9f809797b8199d13c421bd8a2b025d52b5</meta:generator>
    <meta:document-statistic meta:table-count="0" meta:image-count="0" meta:object-count="0" meta:page-count="13" meta:paragraph-count="181" meta:word-count="5309" meta:character-count="31251" meta:non-whitespace-character-count="26116"/>
  </office:meta>
</office:document-meta>
</file>